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UT1R-annual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11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3" office:value-type="string" calcext:value-type="string">
            <text:p>UT1R-UT1</text:p>
          </table:table-cell>
          <table:table-cell table:style-name="ce3" office:value-type="string" calcext:value-type="string">
            <text:p>UT2-UT1</text:p>
          </table:table-cell>
          <table:table-cell table:style-name="ce3" office:value-type="string" calcext:value-type="string">
            <text:p>UT2R-UT1</text:p>
          </table:table-cell>
          <table:table-cell table:style-name="ce10" office:value-type="string" calcext:value-type="string">
            <text:p>AVE</text:p>
          </table:table-cell>
          <table:table-cell table:style-name="ce5" table:number-columns-repeated="1019"/>
        </table:table-row>
        <table:table-row table:style-name="ro1">
          <table:table-cell office:value-type="float" office:value="16200101" calcext:value-type="float">
            <text:p>16200101</text:p>
          </table:table-cell>
          <table:table-cell office:value-type="float" office:value="-0.1613864733859" calcext:value-type="float">
            <text:p>-0.1613864733859</text:p>
          </table:table-cell>
          <table:table-cell office:value-type="float" office:value="-0.0049996320982" calcext:value-type="float">
            <text:p>-0.0049996320982</text:p>
          </table:table-cell>
          <table:table-cell table:formula="of:=[.B2]+[.C2]" office:value-type="float" office:value="-0.1663861054841" calcext:value-type="float">
            <text:p>-0.1663861054841</text:p>
          </table:table-cell>
          <table:table-cell table:formula="of:=AVERAGE([.D$1:.D$1048576])" office:value-type="float" office:value="-0.00639544605062522" calcext:value-type="float">
            <text:p>-0.00639544605062522</text:p>
          </table:table-cell>
          <table:table-cell table:number-columns-repeated="1019"/>
        </table:table-row>
        <table:table-row table:style-name="ro1">
          <table:table-cell office:value-type="float" office:value="16210101" calcext:value-type="float">
            <text:p>16210101</text:p>
          </table:table-cell>
          <table:table-cell office:value-type="float" office:value="-0.1588421059772" calcext:value-type="float">
            <text:p>-0.1588421059772</text:p>
          </table:table-cell>
          <table:table-cell office:value-type="float" office:value="-0.0048706265674" calcext:value-type="float">
            <text:p>-0.0048706265674</text:p>
          </table:table-cell>
          <table:table-cell table:formula="of:=[.B3]+[.C3]" office:value-type="float" office:value="-0.1637127325446" calcext:value-type="float">
            <text:p>-0.1637127325446</text:p>
          </table:table-cell>
          <table:table-cell table:number-columns-repeated="1020"/>
        </table:table-row>
        <table:table-row table:style-name="ro1">
          <table:table-cell office:value-type="float" office:value="16220101" calcext:value-type="float">
            <text:p>16220101</text:p>
          </table:table-cell>
          <table:table-cell office:value-type="float" office:value="-0.1372729458109" calcext:value-type="float">
            <text:p>-0.1372729458109</text:p>
          </table:table-cell>
          <table:table-cell office:value-type="float" office:value="-0.0049115656075" calcext:value-type="float">
            <text:p>-0.0049115656075</text:p>
          </table:table-cell>
          <table:table-cell table:formula="of:=[.B4]+[.C4]" office:value-type="float" office:value="-0.1421845114184" calcext:value-type="float">
            <text:p>-0.1421845114184</text:p>
          </table:table-cell>
          <table:table-cell table:number-columns-repeated="1020"/>
        </table:table-row>
        <table:table-row table:style-name="ro1">
          <table:table-cell office:value-type="float" office:value="16230101" calcext:value-type="float">
            <text:p>16230101</text:p>
          </table:table-cell>
          <table:table-cell office:value-type="float" office:value="-0.0985763739584" calcext:value-type="float">
            <text:p>-0.0985763739584</text:p>
          </table:table-cell>
          <table:table-cell office:value-type="float" office:value="-0.0049527783115" calcext:value-type="float">
            <text:p>-0.0049527783115</text:p>
          </table:table-cell>
          <table:table-cell table:formula="of:=[.B5]+[.C5]" office:value-type="float" office:value="-0.1035291522699" calcext:value-type="float">
            <text:p>-0.1035291522699</text:p>
          </table:table-cell>
          <table:table-cell table:number-columns-repeated="1020"/>
        </table:table-row>
        <table:table-row table:style-name="ro1">
          <table:table-cell office:value-type="float" office:value="16240101" calcext:value-type="float">
            <text:p>16240101</text:p>
          </table:table-cell>
          <table:table-cell office:value-type="float" office:value="-0.0489599138844" calcext:value-type="float">
            <text:p>-0.0489599138844</text:p>
          </table:table-cell>
          <table:table-cell office:value-type="float" office:value="-0.004994266609" calcext:value-type="float">
            <text:p>-0.0049942666090</text:p>
          </table:table-cell>
          <table:table-cell table:formula="of:=[.B6]+[.C6]" office:value-type="float" office:value="-0.0539541804934" calcext:value-type="float">
            <text:p>-0.0539541804934</text:p>
          </table:table-cell>
          <table:table-cell table:number-columns-repeated="1020"/>
        </table:table-row>
        <table:table-row table:style-name="ro1">
          <table:table-cell office:value-type="float" office:value="16250101" calcext:value-type="float">
            <text:p>16250101</text:p>
          </table:table-cell>
          <table:table-cell office:value-type="float" office:value="0.0031604485629" calcext:value-type="float">
            <text:p>0.0031604485629</text:p>
          </table:table-cell>
          <table:table-cell office:value-type="float" office:value="-0.004865371784" calcext:value-type="float">
            <text:p>-0.0048653717840</text:p>
          </table:table-cell>
          <table:table-cell table:formula="of:=[.B7]+[.C7]" office:value-type="float" office:value="-0.0017049232211" calcext:value-type="float">
            <text:p>-0.0017049232211</text:p>
          </table:table-cell>
          <table:table-cell table:number-columns-repeated="1020"/>
        </table:table-row>
        <table:table-row table:style-name="ro1">
          <table:table-cell office:value-type="float" office:value="16260101" calcext:value-type="float">
            <text:p>16260101</text:p>
          </table:table-cell>
          <table:table-cell office:value-type="float" office:value="0.0570558468737" calcext:value-type="float">
            <text:p>0.0570558468737</text:p>
          </table:table-cell>
          <table:table-cell office:value-type="float" office:value="-0.0049062757071" calcext:value-type="float">
            <text:p>-0.0049062757071</text:p>
          </table:table-cell>
          <table:table-cell table:formula="of:=[.B8]+[.C8]" office:value-type="float" office:value="0.0521495711666" calcext:value-type="float">
            <text:p>0.0521495711666</text:p>
          </table:table-cell>
          <table:table-cell table:number-columns-repeated="1020"/>
        </table:table-row>
        <table:table-row table:style-name="ro1">
          <table:table-cell office:value-type="float" office:value="16270101" calcext:value-type="float">
            <text:p>16270101</text:p>
          </table:table-cell>
          <table:table-cell office:value-type="float" office:value="0.1054690572006" calcext:value-type="float">
            <text:p>0.1054690572006</text:p>
          </table:table-cell>
          <table:table-cell office:value-type="float" office:value="-0.0049474530434" calcext:value-type="float">
            <text:p>-0.0049474530434</text:p>
          </table:table-cell>
          <table:table-cell table:formula="of:=[.B9]+[.C9]" office:value-type="float" office:value="0.1005216041572" calcext:value-type="float">
            <text:p>0.1005216041572</text:p>
          </table:table-cell>
          <table:table-cell table:number-columns-repeated="1020"/>
        </table:table-row>
        <table:table-row table:style-name="ro1">
          <table:table-cell office:value-type="float" office:value="16280101" calcext:value-type="float">
            <text:p>16280101</text:p>
          </table:table-cell>
          <table:table-cell office:value-type="float" office:value="0.1402767925005" calcext:value-type="float">
            <text:p>0.1402767925005</text:p>
          </table:table-cell>
          <table:table-cell office:value-type="float" office:value="-0.0049889057262" calcext:value-type="float">
            <text:p>-0.0049889057262</text:p>
          </table:table-cell>
          <table:table-cell table:formula="of:=[.B10]+[.C10]" office:value-type="float" office:value="0.1352878867743" calcext:value-type="float">
            <text:p>0.1352878867743</text:p>
          </table:table-cell>
          <table:table-cell table:number-columns-repeated="1020"/>
        </table:table-row>
        <table:table-row table:style-name="ro1">
          <table:table-cell office:value-type="float" office:value="16290101" calcext:value-type="float">
            <text:p>16290101</text:p>
          </table:table-cell>
          <table:table-cell office:value-type="float" office:value="0.1559971264792" calcext:value-type="float">
            <text:p>0.1559971264792</text:p>
          </table:table-cell>
          <table:table-cell office:value-type="float" office:value="-0.0048601215067" calcext:value-type="float">
            <text:p>-0.0048601215067</text:p>
          </table:table-cell>
          <table:table-cell table:formula="of:=[.B11]+[.C11]" office:value-type="float" office:value="0.1511370049725" calcext:value-type="float">
            <text:p>0.1511370049725</text:p>
          </table:table-cell>
          <table:table-cell table:number-columns-repeated="1020"/>
        </table:table-row>
        <table:table-row table:style-name="ro1">
          <table:table-cell office:value-type="float" office:value="16300101" calcext:value-type="float">
            <text:p>16300101</text:p>
          </table:table-cell>
          <table:table-cell office:value-type="float" office:value="0.1569717491689" calcext:value-type="float">
            <text:p>0.1569717491689</text:p>
          </table:table-cell>
          <table:table-cell office:value-type="float" office:value="-0.0049009903454" calcext:value-type="float">
            <text:p>-0.0049009903454</text:p>
          </table:table-cell>
          <table:table-cell table:formula="of:=[.B12]+[.C12]" office:value-type="float" office:value="0.1520707588235" calcext:value-type="float">
            <text:p>0.1520707588235</text:p>
          </table:table-cell>
          <table:table-cell table:number-columns-repeated="1020"/>
        </table:table-row>
        <table:table-row table:style-name="ro1">
          <table:table-cell office:value-type="float" office:value="16310101" calcext:value-type="float">
            <text:p>16310101</text:p>
          </table:table-cell>
          <table:table-cell office:value-type="float" office:value="0.1414482910445" calcext:value-type="float">
            <text:p>0.1414482910445</text:p>
          </table:table-cell>
          <table:table-cell office:value-type="float" office:value="-0.004942132346" calcext:value-type="float">
            <text:p>-0.0049421323460</text:p>
          </table:table-cell>
          <table:table-cell table:formula="of:=[.B13]+[.C13]" office:value-type="float" office:value="0.1365061586985" calcext:value-type="float">
            <text:p>0.1365061586985</text:p>
          </table:table-cell>
          <table:table-cell table:number-columns-repeated="1020"/>
        </table:table-row>
        <table:table-row table:style-name="ro1">
          <table:table-cell office:value-type="float" office:value="16320101" calcext:value-type="float">
            <text:p>16320101</text:p>
          </table:table-cell>
          <table:table-cell office:value-type="float" office:value="0.1079739212821" calcext:value-type="float">
            <text:p>0.1079739212821</text:p>
          </table:table-cell>
          <table:table-cell office:value-type="float" office:value="-0.0049835494457" calcext:value-type="float">
            <text:p>-0.0049835494457</text:p>
          </table:table-cell>
          <table:table-cell table:formula="of:=[.B14]+[.C14]" office:value-type="float" office:value="0.1029903718364" calcext:value-type="float">
            <text:p>0.1029903718364</text:p>
          </table:table-cell>
          <table:table-cell table:number-columns-repeated="1020"/>
        </table:table-row>
        <table:table-row table:style-name="ro1">
          <table:table-cell office:value-type="float" office:value="16330101" calcext:value-type="float">
            <text:p>16330101</text:p>
          </table:table-cell>
          <table:table-cell office:value-type="float" office:value="0.0598271481055" calcext:value-type="float">
            <text:p>0.0598271481055</text:p>
          </table:table-cell>
          <table:table-cell office:value-type="float" office:value="-0.0048548757311" calcext:value-type="float">
            <text:p>-0.0048548757311</text:p>
          </table:table-cell>
          <table:table-cell table:formula="of:=[.B15]+[.C15]" office:value-type="float" office:value="0.0549722723744" calcext:value-type="float">
            <text:p>0.0549722723744</text:p>
          </table:table-cell>
          <table:table-cell table:number-columns-repeated="1020"/>
        </table:table-row>
        <table:table-row table:style-name="ro1">
          <table:table-cell office:value-type="float" office:value="16340101" calcext:value-type="float">
            <text:p>16340101</text:p>
          </table:table-cell>
          <table:table-cell office:value-type="float" office:value="0.0081026171943" calcext:value-type="float">
            <text:p>0.0081026171943</text:p>
          </table:table-cell>
          <table:table-cell office:value-type="float" office:value="-0.0048957095181" calcext:value-type="float">
            <text:p>-0.0048957095181</text:p>
          </table:table-cell>
          <table:table-cell table:formula="of:=[.B16]+[.C16]" office:value-type="float" office:value="0.0032069076762" calcext:value-type="float">
            <text:p>0.0032069076762</text:p>
          </table:table-cell>
          <table:table-cell table:number-columns-repeated="1020"/>
        </table:table-row>
        <table:table-row table:style-name="ro1">
          <table:table-cell office:value-type="float" office:value="16350101" calcext:value-type="float">
            <text:p>16350101</text:p>
          </table:table-cell>
          <table:table-cell office:value-type="float" office:value="-0.0432184106882" calcext:value-type="float">
            <text:p>-0.0432184106882</text:p>
          </table:table-cell>
          <table:table-cell office:value-type="float" office:value="-0.0049368162152" calcext:value-type="float">
            <text:p>-0.0049368162152</text:p>
          </table:table-cell>
          <table:table-cell table:formula="of:=[.B17]+[.C17]" office:value-type="float" office:value="-0.0481552269034" calcext:value-type="float">
            <text:p>-0.0481552269034</text:p>
          </table:table-cell>
          <table:table-cell table:number-columns-repeated="1020"/>
        </table:table-row>
        <table:table-row table:style-name="ro1">
          <table:table-cell office:value-type="float" office:value="16360101" calcext:value-type="float">
            <text:p>16360101</text:p>
          </table:table-cell>
          <table:table-cell office:value-type="float" office:value="-0.0921063668247" calcext:value-type="float">
            <text:p>-0.0921063668247</text:p>
          </table:table-cell>
          <table:table-cell office:value-type="float" office:value="-0.0049781977634" calcext:value-type="float">
            <text:p>-0.0049781977634</text:p>
          </table:table-cell>
          <table:table-cell table:formula="of:=[.B18]+[.C18]" office:value-type="float" office:value="-0.0970845645881" calcext:value-type="float">
            <text:p>-0.0970845645881</text:p>
          </table:table-cell>
          <table:table-cell table:number-columns-repeated="1020"/>
        </table:table-row>
        <table:table-row table:style-name="ro1">
          <table:table-cell office:value-type="float" office:value="16370101" calcext:value-type="float">
            <text:p>16370101</text:p>
          </table:table-cell>
          <table:table-cell office:value-type="float" office:value="-0.133311803135" calcext:value-type="float">
            <text:p>-0.1333118031350</text:p>
          </table:table-cell>
          <table:table-cell office:value-type="float" office:value="-0.0048496344532" calcext:value-type="float">
            <text:p>-0.0048496344532</text:p>
          </table:table-cell>
          <table:table-cell table:formula="of:=[.B19]+[.C19]" office:value-type="float" office:value="-0.1381614375882" calcext:value-type="float">
            <text:p>-0.1381614375882</text:p>
          </table:table-cell>
          <table:table-cell table:number-columns-repeated="1020"/>
        </table:table-row>
        <table:table-row table:style-name="ro1">
          <table:table-cell office:value-type="float" office:value="16380101" calcext:value-type="float">
            <text:p>16380101</text:p>
          </table:table-cell>
          <table:table-cell office:value-type="float" office:value="-0.1571024763255" calcext:value-type="float">
            <text:p>-0.1571024763255</text:p>
          </table:table-cell>
          <table:table-cell office:value-type="float" office:value="-0.0048904332211" calcext:value-type="float">
            <text:p>-0.0048904332211</text:p>
          </table:table-cell>
          <table:table-cell table:formula="of:=[.B20]+[.C20]" office:value-type="float" office:value="-0.1619929095466" calcext:value-type="float">
            <text:p>-0.1619929095466</text:p>
          </table:table-cell>
          <table:table-cell table:number-columns-repeated="1020"/>
        </table:table-row>
        <table:table-row table:style-name="ro1">
          <table:table-cell office:value-type="float" office:value="16390101" calcext:value-type="float">
            <text:p>16390101</text:p>
          </table:table-cell>
          <table:table-cell office:value-type="float" office:value="-0.1621545643138" calcext:value-type="float">
            <text:p>-0.1621545643138</text:p>
          </table:table-cell>
          <table:table-cell office:value-type="float" office:value="-0.0049315046469" calcext:value-type="float">
            <text:p>-0.0049315046469</text:p>
          </table:table-cell>
          <table:table-cell table:formula="of:=[.B21]+[.C21]" office:value-type="float" office:value="-0.1670860689607" calcext:value-type="float">
            <text:p>-0.1670860689607</text:p>
          </table:table-cell>
          <table:table-cell table:number-columns-repeated="1020"/>
        </table:table-row>
        <table:table-row table:style-name="ro1">
          <table:table-cell office:value-type="float" office:value="16400101" calcext:value-type="float">
            <text:p>16400101</text:p>
          </table:table-cell>
          <table:table-cell office:value-type="float" office:value="-0.151382943874" calcext:value-type="float">
            <text:p>-0.1513829438740</text:p>
          </table:table-cell>
          <table:table-cell office:value-type="float" office:value="-0.0049728506754" calcext:value-type="float">
            <text:p>-0.0049728506754</text:p>
          </table:table-cell>
          <table:table-cell table:formula="of:=[.B22]+[.C22]" office:value-type="float" office:value="-0.1563557945494" calcext:value-type="float">
            <text:p>-0.1563557945494</text:p>
          </table:table-cell>
          <table:table-cell table:number-columns-repeated="1020"/>
        </table:table-row>
        <table:table-row table:style-name="ro1">
          <table:table-cell office:value-type="float" office:value="16410101" calcext:value-type="float">
            <text:p>16410101</text:p>
          </table:table-cell>
          <table:table-cell office:value-type="float" office:value="-0.124737824603" calcext:value-type="float">
            <text:p>-0.1247378246030</text:p>
          </table:table-cell>
          <table:table-cell office:value-type="float" office:value="-0.0048443976685" calcext:value-type="float">
            <text:p>-0.0048443976685</text:p>
          </table:table-cell>
          <table:table-cell table:formula="of:=[.B23]+[.C23]" office:value-type="float" office:value="-0.1295822222715" calcext:value-type="float">
            <text:p>-0.1295822222715</text:p>
          </table:table-cell>
          <table:table-cell table:number-columns-repeated="1020"/>
        </table:table-row>
        <table:table-row table:style-name="ro1">
          <table:table-cell office:value-type="float" office:value="16420101" calcext:value-type="float">
            <text:p>16420101</text:p>
          </table:table-cell>
          <table:table-cell office:value-type="float" office:value="-0.0813977775822" calcext:value-type="float">
            <text:p>-0.0813977775822</text:p>
          </table:table-cell>
          <table:table-cell office:value-type="float" office:value="-0.0048851614501" calcext:value-type="float">
            <text:p>-0.0048851614501</text:p>
          </table:table-cell>
          <table:table-cell table:formula="of:=[.B24]+[.C24]" office:value-type="float" office:value="-0.0862829390323" calcext:value-type="float">
            <text:p>-0.0862829390323</text:p>
          </table:table-cell>
          <table:table-cell table:number-columns-repeated="1020"/>
        </table:table-row>
        <table:table-row table:style-name="ro1">
          <table:table-cell office:value-type="float" office:value="16430101" calcext:value-type="float">
            <text:p>16430101</text:p>
          </table:table-cell>
          <table:table-cell office:value-type="float" office:value="-0.0282094987182" calcext:value-type="float">
            <text:p>-0.0282094987182</text:p>
          </table:table-cell>
          <table:table-cell office:value-type="float" office:value="-0.0049261976369" calcext:value-type="float">
            <text:p>-0.0049261976369</text:p>
          </table:table-cell>
          <table:table-cell table:formula="of:=[.B25]+[.C25]" office:value-type="float" office:value="-0.0331356963551" calcext:value-type="float">
            <text:p>-0.0331356963551</text:p>
          </table:table-cell>
          <table:table-cell table:number-columns-repeated="1020"/>
        </table:table-row>
        <table:table-row table:style-name="ro1">
          <table:table-cell office:value-type="float" office:value="16440101" calcext:value-type="float">
            <text:p>16440101</text:p>
          </table:table-cell>
          <table:table-cell office:value-type="float" office:value="0.0252063723937" calcext:value-type="float">
            <text:p>0.0252063723937</text:p>
          </table:table-cell>
          <table:table-cell office:value-type="float" office:value="-0.0049675081776" calcext:value-type="float">
            <text:p>-0.0049675081776</text:p>
          </table:table-cell>
          <table:table-cell table:formula="of:=[.B26]+[.C26]" office:value-type="float" office:value="0.0202388642161" calcext:value-type="float">
            <text:p>0.0202388642161</text:p>
          </table:table-cell>
          <table:table-cell table:number-columns-repeated="1020"/>
        </table:table-row>
        <table:table-row table:style-name="ro1">
          <table:table-cell office:value-type="float" office:value="16450101" calcext:value-type="float">
            <text:p>16450101</text:p>
          </table:table-cell>
          <table:table-cell office:value-type="float" office:value="0.0758671625194" calcext:value-type="float">
            <text:p>0.0758671625194</text:p>
          </table:table-cell>
          <table:table-cell office:value-type="float" office:value="-0.0048391653729" calcext:value-type="float">
            <text:p>-0.0048391653729</text:p>
          </table:table-cell>
          <table:table-cell table:formula="of:=[.B27]+[.C27]" office:value-type="float" office:value="0.0710279971465" calcext:value-type="float">
            <text:p>0.0710279971465</text:p>
          </table:table-cell>
          <table:table-cell table:number-columns-repeated="1020"/>
        </table:table-row>
        <table:table-row table:style-name="ro1">
          <table:table-cell office:value-type="float" office:value="16460101" calcext:value-type="float">
            <text:p>16460101</text:p>
          </table:table-cell>
          <table:table-cell office:value-type="float" office:value="0.119958047584" calcext:value-type="float">
            <text:p>0.1199580475840</text:p>
          </table:table-cell>
          <table:table-cell office:value-type="float" office:value="-0.0048798942011" calcext:value-type="float">
            <text:p>-0.0048798942011</text:p>
          </table:table-cell>
          <table:table-cell table:formula="of:=[.B28]+[.C28]" office:value-type="float" office:value="0.1150781533829" calcext:value-type="float">
            <text:p>0.1150781533829</text:p>
          </table:table-cell>
          <table:table-cell table:number-columns-repeated="1020"/>
        </table:table-row>
        <table:table-row table:style-name="ro1">
          <table:table-cell office:value-type="float" office:value="16470101" calcext:value-type="float">
            <text:p>16470101</text:p>
          </table:table-cell>
          <table:table-cell office:value-type="float" office:value="0.1497335162426" calcext:value-type="float">
            <text:p>0.1497335162426</text:p>
          </table:table-cell>
          <table:table-cell office:value-type="float" office:value="-0.0049208951813" calcext:value-type="float">
            <text:p>-0.0049208951813</text:p>
          </table:table-cell>
          <table:table-cell table:formula="of:=[.B29]+[.C29]" office:value-type="float" office:value="0.1448126210613" calcext:value-type="float">
            <text:p>0.1448126210613</text:p>
          </table:table-cell>
          <table:table-cell table:number-columns-repeated="1020"/>
        </table:table-row>
        <table:table-row table:style-name="ro1">
          <table:table-cell office:value-type="float" office:value="16480101" calcext:value-type="float">
            <text:p>16480101</text:p>
          </table:table-cell>
          <table:table-cell office:value-type="float" office:value="0.1590253754356" calcext:value-type="float">
            <text:p>0.1590253754356</text:p>
          </table:table-cell>
          <table:table-cell office:value-type="float" office:value="-0.0049621702659" calcext:value-type="float">
            <text:p>-0.0049621702659</text:p>
          </table:table-cell>
          <table:table-cell table:formula="of:=[.B30]+[.C30]" office:value-type="float" office:value="0.1540632051697" calcext:value-type="float">
            <text:p>0.1540632051697</text:p>
          </table:table-cell>
          <table:table-cell table:number-columns-repeated="1020"/>
        </table:table-row>
        <table:table-row table:style-name="ro1">
          <table:table-cell office:value-type="float" office:value="16490101" calcext:value-type="float">
            <text:p>16490101</text:p>
          </table:table-cell>
          <table:table-cell office:value-type="float" office:value="0.1517232399822" calcext:value-type="float">
            <text:p>0.1517232399822</text:p>
          </table:table-cell>
          <table:table-cell office:value-type="float" office:value="-0.0048339375621" calcext:value-type="float">
            <text:p>-0.0048339375621</text:p>
          </table:table-cell>
          <table:table-cell table:formula="of:=[.B31]+[.C31]" office:value-type="float" office:value="0.1468893024201" calcext:value-type="float">
            <text:p>0.1468893024201</text:p>
          </table:table-cell>
          <table:table-cell table:number-columns-repeated="1020"/>
        </table:table-row>
        <table:table-row table:style-name="ro1">
          <table:table-cell office:value-type="float" office:value="16500101" calcext:value-type="float">
            <text:p>16500101</text:p>
          </table:table-cell>
          <table:table-cell office:value-type="float" office:value="0.129635388159" calcext:value-type="float">
            <text:p>0.1296353881590</text:p>
          </table:table-cell>
          <table:table-cell office:value-type="float" office:value="-0.0048746314698" calcext:value-type="float">
            <text:p>-0.0048746314698</text:p>
          </table:table-cell>
          <table:table-cell table:formula="of:=[.B32]+[.C32]" office:value-type="float" office:value="0.1247607566892" calcext:value-type="float">
            <text:p>0.1247607566892</text:p>
          </table:table-cell>
          <table:table-cell table:number-columns-repeated="1020"/>
        </table:table-row>
        <table:table-row table:style-name="ro1">
          <table:table-cell office:value-type="float" office:value="16510101" calcext:value-type="float">
            <text:p>16510101</text:p>
          </table:table-cell>
          <table:table-cell office:value-type="float" office:value="0.0920994974328" calcext:value-type="float">
            <text:p>0.0920994974328</text:p>
          </table:table-cell>
          <table:table-cell office:value-type="float" office:value="-0.0049155972757" calcext:value-type="float">
            <text:p>-0.0049155972757</text:p>
          </table:table-cell>
          <table:table-cell table:formula="of:=[.B33]+[.C33]" office:value-type="float" office:value="0.0871839001571" calcext:value-type="float">
            <text:p>0.0871839001571</text:p>
          </table:table-cell>
          <table:table-cell table:number-columns-repeated="1020"/>
        </table:table-row>
        <table:table-row table:style-name="ro1">
          <table:table-cell office:value-type="float" office:value="16520101" calcext:value-type="float">
            <text:p>16520101</text:p>
          </table:table-cell>
          <table:table-cell office:value-type="float" office:value="0.0407044266359" calcext:value-type="float">
            <text:p>0.0407044266359</text:p>
          </table:table-cell>
          <table:table-cell office:value-type="float" office:value="-0.0049568369361" calcext:value-type="float">
            <text:p>-0.0049568369361</text:p>
          </table:table-cell>
          <table:table-cell table:formula="of:=[.B34]+[.C34]" office:value-type="float" office:value="0.0357475896998" calcext:value-type="float">
            <text:p>0.0357475896998</text:p>
          </table:table-cell>
          <table:table-cell table:number-columns-repeated="1020"/>
        </table:table-row>
        <table:table-row table:style-name="ro1">
          <table:table-cell office:value-type="float" office:value="16530101" calcext:value-type="float">
            <text:p>16530101</text:p>
          </table:table-cell>
          <table:table-cell office:value-type="float" office:value="-0.0133674650016" calcext:value-type="float">
            <text:p>-0.0133674650016</text:p>
          </table:table-cell>
          <table:table-cell office:value-type="float" office:value="-0.0048287142318" calcext:value-type="float">
            <text:p>-0.0048287142318</text:p>
          </table:table-cell>
          <table:table-cell table:formula="of:=[.B35]+[.C35]" office:value-type="float" office:value="-0.0181961792334" calcext:value-type="float">
            <text:p>-0.0181961792334</text:p>
          </table:table-cell>
          <table:table-cell table:number-columns-repeated="1020"/>
        </table:table-row>
        <table:table-row table:style-name="ro1">
          <table:table-cell office:value-type="float" office:value="16540101" calcext:value-type="float">
            <text:p>16540101</text:p>
          </table:table-cell>
          <table:table-cell office:value-type="float" office:value="-0.0635366579955" calcext:value-type="float">
            <text:p>-0.0635366579955</text:p>
          </table:table-cell>
          <table:table-cell office:value-type="float" office:value="-0.0048693732519" calcext:value-type="float">
            <text:p>-0.0048693732519</text:p>
          </table:table-cell>
          <table:table-cell table:formula="of:=[.B36]+[.C36]" office:value-type="float" office:value="-0.0684060312474" calcext:value-type="float">
            <text:p>-0.0684060312474</text:p>
          </table:table-cell>
          <table:table-cell table:number-columns-repeated="1020"/>
        </table:table-row>
        <table:table-row table:style-name="ro1">
          <table:table-cell office:value-type="float" office:value="16550101" calcext:value-type="float">
            <text:p>16550101</text:p>
          </table:table-cell>
          <table:table-cell office:value-type="float" office:value="-0.1078677314342" calcext:value-type="float">
            <text:p>-0.1078677314342</text:p>
          </table:table-cell>
          <table:table-cell office:value-type="float" office:value="-0.004910303916" calcext:value-type="float">
            <text:p>-0.0049103039160</text:p>
          </table:table-cell>
          <table:table-cell table:formula="of:=[.B37]+[.C37]" office:value-type="float" office:value="-0.1127780353502" calcext:value-type="float">
            <text:p>-0.1127780353502</text:p>
          </table:table-cell>
          <table:table-cell table:number-columns-repeated="1020"/>
        </table:table-row>
        <table:table-row table:style-name="ro1">
          <table:table-cell office:value-type="float" office:value="16560101" calcext:value-type="float">
            <text:p>16560101</text:p>
          </table:table-cell>
          <table:table-cell office:value-type="float" office:value="-0.1442693329487" calcext:value-type="float">
            <text:p>-0.1442693329487</text:p>
          </table:table-cell>
          <table:table-cell office:value-type="float" office:value="-0.0049515081843" calcext:value-type="float">
            <text:p>-0.0049515081843</text:p>
          </table:table-cell>
          <table:table-cell table:formula="of:=[.B38]+[.C38]" office:value-type="float" office:value="-0.149220841133" calcext:value-type="float">
            <text:p>-0.1492208411330</text:p>
          </table:table-cell>
          <table:table-cell table:number-columns-repeated="1020"/>
        </table:table-row>
        <table:table-row table:style-name="ro1">
          <table:table-cell office:value-type="float" office:value="16570101" calcext:value-type="float">
            <text:p>16570101</text:p>
          </table:table-cell>
          <table:table-cell office:value-type="float" office:value="-0.1625561351935" calcext:value-type="float">
            <text:p>-0.1625561351935</text:p>
          </table:table-cell>
          <table:table-cell office:value-type="float" office:value="-0.0048234953777" calcext:value-type="float">
            <text:p>-0.0048234953777</text:p>
          </table:table-cell>
          <table:table-cell table:formula="of:=[.B39]+[.C39]" office:value-type="float" office:value="-0.1673796305712" calcext:value-type="float">
            <text:p>-0.1673796305712</text:p>
          </table:table-cell>
          <table:table-cell table:number-columns-repeated="1020"/>
        </table:table-row>
        <table:table-row table:style-name="ro1">
          <table:table-cell office:value-type="float" office:value="16580101" calcext:value-type="float">
            <text:p>16580101</text:p>
          </table:table-cell>
          <table:table-cell office:value-type="float" office:value="-0.1603810903944" calcext:value-type="float">
            <text:p>-0.1603810903944</text:p>
          </table:table-cell>
          <table:table-cell office:value-type="float" office:value="-0.0048641195433" calcext:value-type="float">
            <text:p>-0.0048641195433</text:p>
          </table:table-cell>
          <table:table-cell table:formula="of:=[.B40]+[.C40]" office:value-type="float" office:value="-0.1652452099377" calcext:value-type="float">
            <text:p>-0.1652452099377</text:p>
          </table:table-cell>
          <table:table-cell table:number-columns-repeated="1020"/>
        </table:table-row>
        <table:table-row table:style-name="ro1">
          <table:table-cell office:value-type="float" office:value="16590101" calcext:value-type="float">
            <text:p>16590101</text:p>
          </table:table-cell>
          <table:table-cell office:value-type="float" office:value="-0.1413958461381" calcext:value-type="float">
            <text:p>-0.1413958461381</text:p>
          </table:table-cell>
          <table:table-cell office:value-type="float" office:value="-0.0049050150982" calcext:value-type="float">
            <text:p>-0.0049050150982</text:p>
          </table:table-cell>
          <table:table-cell table:formula="of:=[.B41]+[.C41]" office:value-type="float" office:value="-0.1463008612363" calcext:value-type="float">
            <text:p>-0.1463008612363</text:p>
          </table:table-cell>
          <table:table-cell table:number-columns-repeated="1020"/>
        </table:table-row>
        <table:table-row table:style-name="ro1">
          <table:table-cell office:value-type="float" office:value="16600101" calcext:value-type="float">
            <text:p>16600101</text:p>
          </table:table-cell>
          <table:table-cell office:value-type="float" office:value="-0.1095976445265" calcext:value-type="float">
            <text:p>-0.1095976445265</text:p>
          </table:table-cell>
          <table:table-cell office:value-type="float" office:value="-0.0049461840064" calcext:value-type="float">
            <text:p>-0.0049461840064</text:p>
          </table:table-cell>
          <table:table-cell table:formula="of:=[.B42]+[.C42]" office:value-type="float" office:value="-0.1145438285329" calcext:value-type="float">
            <text:p>-0.1145438285329</text:p>
          </table:table-cell>
          <table:table-cell table:number-columns-repeated="1020"/>
        </table:table-row>
        <table:table-row table:style-name="ro1">
          <table:table-cell office:value-type="float" office:value="16610101" calcext:value-type="float">
            <text:p>16610101</text:p>
          </table:table-cell>
          <table:table-cell office:value-type="float" office:value="-0.062843186559" calcext:value-type="float">
            <text:p>-0.0628431865590</text:p>
          </table:table-cell>
          <table:table-cell office:value-type="float" office:value="-0.0048182809955" calcext:value-type="float">
            <text:p>-0.0048182809955</text:p>
          </table:table-cell>
          <table:table-cell table:formula="of:=[.B43]+[.C43]" office:value-type="float" office:value="-0.0676614675545" calcext:value-type="float">
            <text:p>-0.0676614675545</text:p>
          </table:table-cell>
          <table:table-cell table:number-columns-repeated="1020"/>
        </table:table-row>
        <table:table-row table:style-name="ro1">
          <table:table-cell office:value-type="float" office:value="16620101" calcext:value-type="float">
            <text:p>16620101</text:p>
          </table:table-cell>
          <table:table-cell office:value-type="float" office:value="-0.0073842264589" calcext:value-type="float">
            <text:p>-0.0073842264589</text:p>
          </table:table-cell>
          <table:table-cell office:value-type="float" office:value="-0.0048588703397" calcext:value-type="float">
            <text:p>-0.0048588703397</text:p>
          </table:table-cell>
          <table:table-cell table:formula="of:=[.B44]+[.C44]" office:value-type="float" office:value="-0.0122430967986" calcext:value-type="float">
            <text:p>-0.0122430967986</text:p>
          </table:table-cell>
          <table:table-cell table:number-columns-repeated="1020"/>
        </table:table-row>
        <table:table-row table:style-name="ro1">
          <table:table-cell office:value-type="float" office:value="16630101" calcext:value-type="float">
            <text:p>16630101</text:p>
          </table:table-cell>
          <table:table-cell office:value-type="float" office:value="0.0469936309158" calcext:value-type="float">
            <text:p>0.0469936309158</text:p>
          </table:table-cell>
          <table:table-cell office:value-type="float" office:value="-0.004899730818" calcext:value-type="float">
            <text:p>-0.0048997308180</text:p>
          </table:table-cell>
          <table:table-cell table:formula="of:=[.B45]+[.C45]" office:value-type="float" office:value="0.0420939000978" calcext:value-type="float">
            <text:p>0.0420939000978</text:p>
          </table:table-cell>
          <table:table-cell table:number-columns-repeated="1020"/>
        </table:table-row>
        <table:table-row table:style-name="ro1">
          <table:table-cell office:value-type="float" office:value="16640101" calcext:value-type="float">
            <text:p>16640101</text:p>
          </table:table-cell>
          <table:table-cell office:value-type="float" office:value="0.0939068832671" calcext:value-type="float">
            <text:p>0.0939068832671</text:p>
          </table:table-cell>
          <table:table-cell office:value-type="float" office:value="-0.0049408643982" calcext:value-type="float">
            <text:p>-0.0049408643982</text:p>
          </table:table-cell>
          <table:table-cell table:formula="of:=[.B46]+[.C46]" office:value-type="float" office:value="0.0889660188689" calcext:value-type="float">
            <text:p>0.0889660188689</text:p>
          </table:table-cell>
          <table:table-cell table:number-columns-repeated="1020"/>
        </table:table-row>
        <table:table-row table:style-name="ro1">
          <table:table-cell office:value-type="float" office:value="16650101" calcext:value-type="float">
            <text:p>16650101</text:p>
          </table:table-cell>
          <table:table-cell office:value-type="float" office:value="0.1321887188195" calcext:value-type="float">
            <text:p>0.1321887188195</text:p>
          </table:table-cell>
          <table:table-cell office:value-type="float" office:value="-0.004813071081" calcext:value-type="float">
            <text:p>-0.0048130710810</text:p>
          </table:table-cell>
          <table:table-cell table:formula="of:=[.B47]+[.C47]" office:value-type="float" office:value="0.1273756477385" calcext:value-type="float">
            <text:p>0.1273756477385</text:p>
          </table:table-cell>
          <table:table-cell table:number-columns-repeated="1020"/>
        </table:table-row>
        <table:table-row table:style-name="ro1">
          <table:table-cell office:value-type="float" office:value="16660101" calcext:value-type="float">
            <text:p>16660101</text:p>
          </table:table-cell>
          <table:table-cell office:value-type="float" office:value="0.1560950459057" calcext:value-type="float">
            <text:p>0.1560950459057</text:p>
          </table:table-cell>
          <table:table-cell office:value-type="float" office:value="-0.0048536256369" calcext:value-type="float">
            <text:p>-0.0048536256369</text:p>
          </table:table-cell>
          <table:table-cell table:formula="of:=[.B48]+[.C48]" office:value-type="float" office:value="0.1512414202688" calcext:value-type="float">
            <text:p>0.1512414202688</text:p>
          </table:table-cell>
          <table:table-cell table:number-columns-repeated="1020"/>
        </table:table-row>
        <table:table-row table:style-name="ro1">
          <table:table-cell office:value-type="float" office:value="16670101" calcext:value-type="float">
            <text:p>16670101</text:p>
          </table:table-cell>
          <table:table-cell office:value-type="float" office:value="0.1595277510126" calcext:value-type="float">
            <text:p>0.1595277510126</text:p>
          </table:table-cell>
          <table:table-cell office:value-type="float" office:value="-0.0048944510712" calcext:value-type="float">
            <text:p>-0.0048944510712</text:p>
          </table:table-cell>
          <table:table-cell table:formula="of:=[.B49]+[.C49]" office:value-type="float" office:value="0.1546332999414" calcext:value-type="float">
            <text:p>0.1546332999414</text:p>
          </table:table-cell>
          <table:table-cell table:number-columns-repeated="1020"/>
        </table:table-row>
        <table:table-row table:style-name="ro1">
          <table:table-cell office:value-type="float" office:value="16680101" calcext:value-type="float">
            <text:p>16680101</text:p>
          </table:table-cell>
          <table:table-cell office:value-type="float" office:value="0.1446780580413" calcext:value-type="float">
            <text:p>0.1446780580413</text:p>
          </table:table-cell>
          <table:table-cell office:value-type="float" office:value="-0.0049355493556" calcext:value-type="float">
            <text:p>-0.0049355493556</text:p>
          </table:table-cell>
          <table:table-cell table:formula="of:=[.B50]+[.C50]" office:value-type="float" office:value="0.1397425086857" calcext:value-type="float">
            <text:p>0.1397425086857</text:p>
          </table:table-cell>
          <table:table-cell table:number-columns-repeated="1020"/>
        </table:table-row>
        <table:table-row table:style-name="ro1">
          <table:table-cell office:value-type="float" office:value="16690101" calcext:value-type="float">
            <text:p>16690101</text:p>
          </table:table-cell>
          <table:table-cell office:value-type="float" office:value="0.1155312111909" calcext:value-type="float">
            <text:p>0.1155312111909</text:p>
          </table:table-cell>
          <table:table-cell office:value-type="float" office:value="-0.0048078656299" calcext:value-type="float">
            <text:p>-0.0048078656299</text:p>
          </table:table-cell>
          <table:table-cell table:formula="of:=[.B51]+[.C51]" office:value-type="float" office:value="0.110723345561" calcext:value-type="float">
            <text:p>0.1107233455610</text:p>
          </table:table-cell>
          <table:table-cell table:number-columns-repeated="1020"/>
        </table:table-row>
        <table:table-row table:style-name="ro1">
          <table:table-cell office:value-type="float" office:value="16700101" calcext:value-type="float">
            <text:p>16700101</text:p>
          </table:table-cell>
          <table:table-cell office:value-type="float" office:value="0.0740703925115" calcext:value-type="float">
            <text:p>0.0740703925115</text:p>
          </table:table-cell>
          <table:table-cell office:value-type="float" office:value="-0.0048483854307" calcext:value-type="float">
            <text:p>-0.0048483854307</text:p>
          </table:table-cell>
          <table:table-cell table:formula="of:=[.B52]+[.C52]" office:value-type="float" office:value="0.0692220070808" calcext:value-type="float">
            <text:p>0.0692220070808</text:p>
          </table:table-cell>
          <table:table-cell table:number-columns-repeated="1020"/>
        </table:table-row>
        <table:table-row table:style-name="ro1">
          <table:table-cell office:value-type="float" office:value="16710101" calcext:value-type="float">
            <text:p>16710101</text:p>
          </table:table-cell>
          <table:table-cell office:value-type="float" office:value="0.0210485874164" calcext:value-type="float">
            <text:p>0.0210485874164</text:p>
          </table:table-cell>
          <table:table-cell office:value-type="float" office:value="-0.0048891758538" calcext:value-type="float">
            <text:p>-0.0048891758538</text:p>
          </table:table-cell>
          <table:table-cell table:formula="of:=[.B53]+[.C53]" office:value-type="float" office:value="0.0161594115626" calcext:value-type="float">
            <text:p>0.0161594115626</text:p>
          </table:table-cell>
          <table:table-cell table:number-columns-repeated="1020"/>
        </table:table-row>
        <table:table-row table:style-name="ro1">
          <table:table-cell office:value-type="float" office:value="16720101" calcext:value-type="float">
            <text:p>16720101</text:p>
          </table:table-cell>
          <table:table-cell office:value-type="float" office:value="-0.0336246289041" calcext:value-type="float">
            <text:p>-0.0336246289041</text:p>
          </table:table-cell>
          <table:table-cell office:value-type="float" office:value="-0.0049302388745" calcext:value-type="float">
            <text:p>-0.0049302388745</text:p>
          </table:table-cell>
          <table:table-cell table:formula="of:=[.B54]+[.C54]" office:value-type="float" office:value="-0.0385548677786" calcext:value-type="float">
            <text:p>-0.0385548677786</text:p>
          </table:table-cell>
          <table:table-cell table:number-columns-repeated="1020"/>
        </table:table-row>
        <table:table-row table:style-name="ro1">
          <table:table-cell office:value-type="float" office:value="16730101" calcext:value-type="float">
            <text:p>16730101</text:p>
          </table:table-cell>
          <table:table-cell office:value-type="float" office:value="-0.0829284450405" calcext:value-type="float">
            <text:p>-0.0829284450405</text:p>
          </table:table-cell>
          <table:table-cell office:value-type="float" office:value="-0.0048026646377" calcext:value-type="float">
            <text:p>-0.0048026646377</text:p>
          </table:table-cell>
          <table:table-cell table:formula="of:=[.B55]+[.C55]" office:value-type="float" office:value="-0.0877311096782" calcext:value-type="float">
            <text:p>-0.0877311096782</text:p>
          </table:table-cell>
          <table:table-cell table:number-columns-repeated="1020"/>
        </table:table-row>
        <table:table-row table:style-name="ro1">
          <table:table-cell office:value-type="float" office:value="16740101" calcext:value-type="float">
            <text:p>16740101</text:p>
          </table:table-cell>
          <table:table-cell office:value-type="float" office:value="-0.1226424635617" calcext:value-type="float">
            <text:p>-0.1226424635617</text:p>
          </table:table-cell>
          <table:table-cell office:value-type="float" office:value="-0.0048431497167" calcext:value-type="float">
            <text:p>-0.0048431497167</text:p>
          </table:table-cell>
          <table:table-cell table:formula="of:=[.B56]+[.C56]" office:value-type="float" office:value="-0.1274856132784" calcext:value-type="float">
            <text:p>-0.1274856132784</text:p>
          </table:table-cell>
          <table:table-cell table:number-columns-repeated="1020"/>
        </table:table-row>
        <table:table-row table:style-name="ro1">
          <table:table-cell office:value-type="float" office:value="16750101" calcext:value-type="float">
            <text:p>16750101</text:p>
          </table:table-cell>
          <table:table-cell office:value-type="float" office:value="-0.1524541270031" calcext:value-type="float">
            <text:p>-0.1524541270031</text:p>
          </table:table-cell>
          <table:table-cell office:value-type="float" office:value="-0.0048839051614" calcext:value-type="float">
            <text:p>-0.0048839051614</text:p>
          </table:table-cell>
          <table:table-cell table:formula="of:=[.B57]+[.C57]" office:value-type="float" office:value="-0.1573380321645" calcext:value-type="float">
            <text:p>-0.1573380321645</text:p>
          </table:table-cell>
          <table:table-cell table:number-columns-repeated="1020"/>
        </table:table-row>
        <table:table-row table:style-name="ro1">
          <table:table-cell office:value-type="float" office:value="16760101" calcext:value-type="float">
            <text:p>16760101</text:p>
          </table:table-cell>
          <table:table-cell office:value-type="float" office:value="-0.164289508431" calcext:value-type="float">
            <text:p>-0.1642895084310</text:p>
          </table:table-cell>
          <table:table-cell office:value-type="float" office:value="-0.0049249329509" calcext:value-type="float">
            <text:p>-0.0049249329509</text:p>
          </table:table-cell>
          <table:table-cell table:formula="of:=[.B58]+[.C58]" office:value-type="float" office:value="-0.1692144413819" calcext:value-type="float">
            <text:p>-0.1692144413819</text:p>
          </table:table-cell>
          <table:table-cell table:number-columns-repeated="1020"/>
        </table:table-row>
        <table:table-row table:style-name="ro1">
          <table:table-cell office:value-type="float" office:value="16770101" calcext:value-type="float">
            <text:p>16770101</text:p>
          </table:table-cell>
          <table:table-cell office:value-type="float" office:value="-0.1561808701563" calcext:value-type="float">
            <text:p>-0.1561808701563</text:p>
          </table:table-cell>
          <table:table-cell office:value-type="float" office:value="-0.0047974681002" calcext:value-type="float">
            <text:p>-0.0047974681002</text:p>
          </table:table-cell>
          <table:table-cell table:formula="of:=[.B59]+[.C59]" office:value-type="float" office:value="-0.1609783382565" calcext:value-type="float">
            <text:p>-0.1609783382565</text:p>
          </table:table-cell>
          <table:table-cell table:number-columns-repeated="1020"/>
        </table:table-row>
        <table:table-row table:style-name="ro1">
          <table:table-cell office:value-type="float" office:value="16780101" calcext:value-type="float">
            <text:p>16780101</text:p>
          </table:table-cell>
          <table:table-cell office:value-type="float" office:value="-0.1298269338864" calcext:value-type="float">
            <text:p>-0.1298269338864</text:p>
          </table:table-cell>
          <table:table-cell office:value-type="float" office:value="-0.0048379184908" calcext:value-type="float">
            <text:p>-0.0048379184908</text:p>
          </table:table-cell>
          <table:table-cell table:formula="of:=[.B60]+[.C60]" office:value-type="float" office:value="-0.1346648523772" calcext:value-type="float">
            <text:p>-0.1346648523772</text:p>
          </table:table-cell>
          <table:table-cell table:number-columns-repeated="1020"/>
        </table:table-row>
        <table:table-row table:style-name="ro1">
          <table:table-cell office:value-type="float" office:value="16790101" calcext:value-type="float">
            <text:p>16790101</text:p>
          </table:table-cell>
          <table:table-cell office:value-type="float" office:value="-0.0920930824807" calcext:value-type="float">
            <text:p>-0.0920930824807</text:p>
          </table:table-cell>
          <table:table-cell office:value-type="float" office:value="-0.0048786389899" calcext:value-type="float">
            <text:p>-0.0048786389899</text:p>
          </table:table-cell>
          <table:table-cell table:formula="of:=[.B61]+[.C61]" office:value-type="float" office:value="-0.0969717214706" calcext:value-type="float">
            <text:p>-0.0969717214706</text:p>
          </table:table-cell>
          <table:table-cell table:number-columns-repeated="1020"/>
        </table:table-row>
        <table:table-row table:style-name="ro1">
          <table:table-cell office:value-type="float" office:value="16800101" calcext:value-type="float">
            <text:p>16800101</text:p>
          </table:table-cell>
          <table:table-cell office:value-type="float" office:value="-0.0423756486239" calcext:value-type="float">
            <text:p>-0.0423756486239</text:p>
          </table:table-cell>
          <table:table-cell office:value-type="float" office:value="-0.0049196315805" calcext:value-type="float">
            <text:p>-0.0049196315805</text:p>
          </table:table-cell>
          <table:table-cell table:formula="of:=[.B62]+[.C62]" office:value-type="float" office:value="-0.0472952802044" calcext:value-type="float">
            <text:p>-0.0472952802044</text:p>
          </table:table-cell>
          <table:table-cell table:number-columns-repeated="1020"/>
        </table:table-row>
        <table:table-row table:style-name="ro1">
          <table:table-cell office:value-type="float" office:value="16810101" calcext:value-type="float">
            <text:p>16810101</text:p>
          </table:table-cell>
          <table:table-cell office:value-type="float" office:value="0.0131504768033" calcext:value-type="float">
            <text:p>0.0131504768033</text:p>
          </table:table-cell>
          <table:table-cell office:value-type="float" office:value="-0.0047922760132" calcext:value-type="float">
            <text:p>-0.0047922760132</text:p>
          </table:table-cell>
          <table:table-cell table:formula="of:=[.B63]+[.C63]" office:value-type="float" office:value="0.0083582007901" calcext:value-type="float">
            <text:p>0.0083582007901</text:p>
          </table:table-cell>
          <table:table-cell table:number-columns-repeated="1020"/>
        </table:table-row>
        <table:table-row table:style-name="ro1">
          <table:table-cell office:value-type="float" office:value="16820101" calcext:value-type="float">
            <text:p>16820101</text:p>
          </table:table-cell>
          <table:table-cell office:value-type="float" office:value="0.0671707307396" calcext:value-type="float">
            <text:p>0.0671707307396</text:p>
          </table:table-cell>
          <table:table-cell office:value-type="float" office:value="-0.0048326917487" calcext:value-type="float">
            <text:p>-0.0048326917487</text:p>
          </table:table-cell>
          <table:table-cell table:formula="of:=[.B64]+[.C64]" office:value-type="float" office:value="0.0623380389909" calcext:value-type="float">
            <text:p>0.0623380389909</text:p>
          </table:table-cell>
          <table:table-cell table:number-columns-repeated="1020"/>
        </table:table-row>
        <table:table-row table:style-name="ro1">
          <table:table-cell office:value-type="float" office:value="16830101" calcext:value-type="float">
            <text:p>16830101</text:p>
          </table:table-cell>
          <table:table-cell office:value-type="float" office:value="0.1104606295618" calcext:value-type="float">
            <text:p>0.1104606295618</text:p>
          </table:table-cell>
          <table:table-cell office:value-type="float" office:value="-0.0048733773351" calcext:value-type="float">
            <text:p>-0.0048733773351</text:p>
          </table:table-cell>
          <table:table-cell table:formula="of:=[.B65]+[.C65]" office:value-type="float" office:value="0.1055872522267" calcext:value-type="float">
            <text:p>0.1055872522267</text:p>
          </table:table-cell>
          <table:table-cell table:number-columns-repeated="1020"/>
        </table:table-row>
        <table:table-row table:style-name="ro1">
          <table:table-cell office:value-type="float" office:value="16840101" calcext:value-type="float">
            <text:p>16840101</text:p>
          </table:table-cell>
          <table:table-cell office:value-type="float" office:value="0.1429691312391" calcext:value-type="float">
            <text:p>0.1429691312391</text:p>
          </table:table-cell>
          <table:table-cell office:value-type="float" office:value="-0.0049143347591" calcext:value-type="float">
            <text:p>-0.0049143347591</text:p>
          </table:table-cell>
          <table:table-cell table:formula="of:=[.B66]+[.C66]" office:value-type="float" office:value="0.13805479648" calcext:value-type="float">
            <text:p>0.1380547964800</text:p>
          </table:table-cell>
          <table:table-cell table:number-columns-repeated="1020"/>
        </table:table-row>
        <table:table-row table:style-name="ro1">
          <table:table-cell office:value-type="float" office:value="16850101" calcext:value-type="float">
            <text:p>16850101</text:p>
          </table:table-cell>
          <table:table-cell office:value-type="float" office:value="0.1592687340999" calcext:value-type="float">
            <text:p>0.1592687340999</text:p>
          </table:table-cell>
          <table:table-cell office:value-type="float" office:value="-0.0047870883721" calcext:value-type="float">
            <text:p>-0.0047870883721</text:p>
          </table:table-cell>
          <table:table-cell table:formula="of:=[.B67]+[.C67]" office:value-type="float" office:value="0.1544816457278" calcext:value-type="float">
            <text:p>0.1544816457278</text:p>
          </table:table-cell>
          <table:table-cell table:number-columns-repeated="1020"/>
        </table:table-row>
        <table:table-row table:style-name="ro1">
          <table:table-cell office:value-type="float" office:value="16860101" calcext:value-type="float">
            <text:p>16860101</text:p>
          </table:table-cell>
          <table:table-cell office:value-type="float" office:value="0.1567901763741" calcext:value-type="float">
            <text:p>0.1567901763741</text:p>
          </table:table-cell>
          <table:table-cell office:value-type="float" office:value="-0.004827469486" calcext:value-type="float">
            <text:p>-0.0048274694860</text:p>
          </table:table-cell>
          <table:table-cell table:formula="of:=[.B68]+[.C68]" office:value-type="float" office:value="0.1519627068881" calcext:value-type="float">
            <text:p>0.1519627068881</text:p>
          </table:table-cell>
          <table:table-cell table:number-columns-repeated="1020"/>
        </table:table-row>
        <table:table-row table:style-name="ro1">
          <table:table-cell office:value-type="float" office:value="16870101" calcext:value-type="float">
            <text:p>16870101</text:p>
          </table:table-cell>
          <table:table-cell office:value-type="float" office:value="0.1349405022814" calcext:value-type="float">
            <text:p>0.1349405022814</text:p>
          </table:table-cell>
          <table:table-cell office:value-type="float" office:value="-0.0048681201928" calcext:value-type="float">
            <text:p>-0.0048681201928</text:p>
          </table:table-cell>
          <table:table-cell table:formula="of:=[.B69]+[.C69]" office:value-type="float" office:value="0.1300723820886" calcext:value-type="float">
            <text:p>0.1300723820886</text:p>
          </table:table-cell>
          <table:table-cell table:number-columns-repeated="1020"/>
        </table:table-row>
        <table:table-row table:style-name="ro1">
          <table:table-cell office:value-type="float" office:value="16880101" calcext:value-type="float">
            <text:p>16880101</text:p>
          </table:table-cell>
          <table:table-cell office:value-type="float" office:value="0.100378166833" calcext:value-type="float">
            <text:p>0.1003781668330</text:p>
          </table:table-cell>
          <table:table-cell office:value-type="float" office:value="-0.0049090424828" calcext:value-type="float">
            <text:p>-0.0049090424828</text:p>
          </table:table-cell>
          <table:table-cell table:formula="of:=[.B70]+[.C70]" office:value-type="float" office:value="0.0954691243502" calcext:value-type="float">
            <text:p>0.0954691243502</text:p>
          </table:table-cell>
          <table:table-cell table:number-columns-repeated="1020"/>
        </table:table-row>
        <table:table-row table:style-name="ro1">
          <table:table-cell office:value-type="float" office:value="16890101" calcext:value-type="float">
            <text:p>16890101</text:p>
          </table:table-cell>
          <table:table-cell office:value-type="float" office:value="0.0541789735809" calcext:value-type="float">
            <text:p>0.0541789735809</text:p>
          </table:table-cell>
          <table:table-cell office:value-type="float" office:value="-0.0047819051727" calcext:value-type="float">
            <text:p>-0.0047819051727</text:p>
          </table:table-cell>
          <table:table-cell table:formula="of:=[.B71]+[.C71]" office:value-type="float" office:value="0.0493970684082" calcext:value-type="float">
            <text:p>0.0493970684082</text:p>
          </table:table-cell>
          <table:table-cell table:number-columns-repeated="1020"/>
        </table:table-row>
        <table:table-row table:style-name="ro1">
          <table:table-cell office:value-type="float" office:value="16900101" calcext:value-type="float">
            <text:p>16900101</text:p>
          </table:table-cell>
          <table:table-cell office:value-type="float" office:value="0.0009185533248" calcext:value-type="float">
            <text:p>0.0009185533248</text:p>
          </table:table-cell>
          <table:table-cell office:value-type="float" office:value="-0.0048222516986" calcext:value-type="float">
            <text:p>-0.0048222516986</text:p>
          </table:table-cell>
          <table:table-cell table:formula="of:=[.B72]+[.C72]" office:value-type="float" office:value="-0.0039036983738" calcext:value-type="float">
            <text:p>-0.0039036983738</text:p>
          </table:table-cell>
          <table:table-cell table:number-columns-repeated="1020"/>
        </table:table-row>
        <table:table-row table:style-name="ro1">
          <table:table-cell office:value-type="float" office:value="16910101" calcext:value-type="float">
            <text:p>16910101</text:p>
          </table:table-cell>
          <table:table-cell office:value-type="float" office:value="-0.0537296954077" calcext:value-type="float">
            <text:p>-0.0537296954077</text:p>
          </table:table-cell>
          <table:table-cell office:value-type="float" office:value="-0.0048628675587" calcext:value-type="float">
            <text:p>-0.0048628675587</text:p>
          </table:table-cell>
          <table:table-cell table:formula="of:=[.B73]+[.C73]" office:value-type="float" office:value="-0.0585925629664" calcext:value-type="float">
            <text:p>-0.0585925629664</text:p>
          </table:table-cell>
          <table:table-cell table:number-columns-repeated="1020"/>
        </table:table-row>
        <table:table-row table:style-name="ro1">
          <table:table-cell office:value-type="float" office:value="16920101" calcext:value-type="float">
            <text:p>16920101</text:p>
          </table:table-cell>
          <table:table-cell office:value-type="float" office:value="-0.1002757910424" calcext:value-type="float">
            <text:p>-0.1002757910424</text:p>
          </table:table-cell>
          <table:table-cell office:value-type="float" office:value="-0.0049037547473" calcext:value-type="float">
            <text:p>-0.0049037547473</text:p>
          </table:table-cell>
          <table:table-cell table:formula="of:=[.B74]+[.C74]" office:value-type="float" office:value="-0.1051795457897" calcext:value-type="float">
            <text:p>-0.1051795457897</text:p>
          </table:table-cell>
          <table:table-cell table:number-columns-repeated="1020"/>
        </table:table-row>
        <table:table-row table:style-name="ro1">
          <table:table-cell office:value-type="float" office:value="16930101" calcext:value-type="float">
            <text:p>16930101</text:p>
          </table:table-cell>
          <table:table-cell office:value-type="float" office:value="-0.1359866296962" calcext:value-type="float">
            <text:p>-0.1359866296962</text:p>
          </table:table-cell>
          <table:table-cell office:value-type="float" office:value="-0.0047767264107" calcext:value-type="float">
            <text:p>-0.0047767264107</text:p>
          </table:table-cell>
          <table:table-cell table:formula="of:=[.B75]+[.C75]" office:value-type="float" office:value="-0.1407633561069" calcext:value-type="float">
            <text:p>-0.1407633561069</text:p>
          </table:table-cell>
          <table:table-cell table:number-columns-repeated="1020"/>
        </table:table-row>
        <table:table-row table:style-name="ro1">
          <table:table-cell office:value-type="float" office:value="16940101" calcext:value-type="float">
            <text:p>16940101</text:p>
          </table:table-cell>
          <table:table-cell office:value-type="float" office:value="-0.1579366211691" calcext:value-type="float">
            <text:p>-0.1579366211691</text:p>
          </table:table-cell>
          <table:table-cell office:value-type="float" office:value="-0.0048170383821" calcext:value-type="float">
            <text:p>-0.0048170383821</text:p>
          </table:table-cell>
          <table:table-cell table:formula="of:=[.B76]+[.C76]" office:value-type="float" office:value="-0.1627536595512" calcext:value-type="float">
            <text:p>-0.1627536595512</text:p>
          </table:table-cell>
          <table:table-cell table:number-columns-repeated="1020"/>
        </table:table-row>
        <table:table-row table:style-name="ro1">
          <table:table-cell office:value-type="float" office:value="16950101" calcext:value-type="float">
            <text:p>16950101</text:p>
          </table:table-cell>
          <table:table-cell office:value-type="float" office:value="-0.1634477753668" calcext:value-type="float">
            <text:p>-0.1634477753668</text:p>
          </table:table-cell>
          <table:table-cell office:value-type="float" office:value="-0.0048576194286" calcext:value-type="float">
            <text:p>-0.0048576194286</text:p>
          </table:table-cell>
          <table:table-cell table:formula="of:=[.B77]+[.C77]" office:value-type="float" office:value="-0.1683053947954" calcext:value-type="float">
            <text:p>-0.1683053947954</text:p>
          </table:table-cell>
          <table:table-cell table:number-columns-repeated="1020"/>
        </table:table-row>
        <table:table-row table:style-name="ro1">
          <table:table-cell office:value-type="float" office:value="16960101" calcext:value-type="float">
            <text:p>16960101</text:p>
          </table:table-cell>
          <table:table-cell office:value-type="float" office:value="-0.1490144500734" calcext:value-type="float">
            <text:p>-0.1490144500734</text:p>
          </table:table-cell>
          <table:table-cell office:value-type="float" office:value="-0.0048984715483" calcext:value-type="float">
            <text:p>-0.0048984715483</text:p>
          </table:table-cell>
          <table:table-cell table:formula="of:=[.B78]+[.C78]" office:value-type="float" office:value="-0.1539129216217" calcext:value-type="float">
            <text:p>-0.1539129216217</text:p>
          </table:table-cell>
          <table:table-cell table:number-columns-repeated="1020"/>
        </table:table-row>
        <table:table-row table:style-name="ro1">
          <table:table-cell office:value-type="float" office:value="16970101" calcext:value-type="float">
            <text:p>16970101</text:p>
          </table:table-cell>
          <table:table-cell office:value-type="float" office:value="-0.1167077585664" calcext:value-type="float">
            <text:p>-0.1167077585664</text:p>
          </table:table-cell>
          <table:table-cell office:value-type="float" office:value="-0.0047715520816" calcext:value-type="float">
            <text:p>-0.0047715520816</text:p>
          </table:table-cell>
          <table:table-cell table:formula="of:=[.B79]+[.C79]" office:value-type="float" office:value="-0.121479310648" calcext:value-type="float">
            <text:p>-0.1214793106480</text:p>
          </table:table-cell>
          <table:table-cell table:number-columns-repeated="1020"/>
        </table:table-row>
        <table:table-row table:style-name="ro1">
          <table:table-cell office:value-type="float" office:value="16980101" calcext:value-type="float">
            <text:p>16980101</text:p>
          </table:table-cell>
          <table:table-cell office:value-type="float" office:value="-0.0727523908681" calcext:value-type="float">
            <text:p>-0.0727523908681</text:p>
          </table:table-cell>
          <table:table-cell office:value-type="float" office:value="-0.0048118295322" calcext:value-type="float">
            <text:p>-0.0048118295322</text:p>
          </table:table-cell>
          <table:table-cell table:formula="of:=[.B80]+[.C80]" office:value-type="float" office:value="-0.0775642204003" calcext:value-type="float">
            <text:p>-0.0775642204003</text:p>
          </table:table-cell>
          <table:table-cell table:number-columns-repeated="1020"/>
        </table:table-row>
        <table:table-row table:style-name="ro1">
          <table:table-cell office:value-type="float" office:value="16990101" calcext:value-type="float">
            <text:p>16990101</text:p>
          </table:table-cell>
          <table:table-cell office:value-type="float" office:value="-0.0210671014732" calcext:value-type="float">
            <text:p>-0.0210671014732</text:p>
          </table:table-cell>
          <table:table-cell office:value-type="float" office:value="-0.0048523757983" calcext:value-type="float">
            <text:p>-0.0048523757983</text:p>
          </table:table-cell>
          <table:table-cell table:formula="of:=[.B81]+[.C81]" office:value-type="float" office:value="-0.0259194772715" calcext:value-type="float">
            <text:p>-0.0259194772715</text:p>
          </table:table-cell>
          <table:table-cell table:number-columns-repeated="1020"/>
        </table:table-row>
        <table:table-row table:style-name="ro1">
          <table:table-cell office:value-type="float" office:value="17000101" calcext:value-type="float">
            <text:p>17000101</text:p>
          </table:table-cell>
          <table:table-cell office:value-type="float" office:value="0.0333419938435" calcext:value-type="float">
            <text:p>0.0333419938435</text:p>
          </table:table-cell>
          <table:table-cell office:value-type="float" office:value="-0.0048931928819" calcext:value-type="float">
            <text:p>-0.0048931928819</text:p>
          </table:table-cell>
          <table:table-cell table:formula="of:=[.B82]+[.C82]" office:value-type="float" office:value="0.0284488009616" calcext:value-type="float">
            <text:p>0.0284488009616</text:p>
          </table:table-cell>
          <table:table-cell table:number-columns-repeated="1020"/>
        </table:table-row>
        <table:table-row table:style-name="ro1">
          <table:table-cell office:value-type="float" office:value="17010101" calcext:value-type="float">
            <text:p>17010101</text:p>
          </table:table-cell>
          <table:table-cell office:value-type="float" office:value="0.0849292670227" calcext:value-type="float">
            <text:p>0.0849292670227</text:p>
          </table:table-cell>
          <table:table-cell office:value-type="float" office:value="-0.0049342827554" calcext:value-type="float">
            <text:p>-0.0049342827554</text:p>
          </table:table-cell>
          <table:table-cell table:formula="of:=[.B83]+[.C83]" office:value-type="float" office:value="0.0799949842673" calcext:value-type="float">
            <text:p>0.0799949842673</text:p>
          </table:table-cell>
          <table:table-cell table:number-columns-repeated="1020"/>
        </table:table-row>
        <table:table-row table:style-name="ro1">
          <table:table-cell office:value-type="float" office:value="17020101" calcext:value-type="float">
            <text:p>17020101</text:p>
          </table:table-cell>
          <table:table-cell office:value-type="float" office:value="0.1255253994037" calcext:value-type="float">
            <text:p>0.1255253994037</text:p>
          </table:table-cell>
          <table:table-cell office:value-type="float" office:value="-0.0049756473617" calcext:value-type="float">
            <text:p>-0.0049756473617</text:p>
          </table:table-cell>
          <table:table-cell table:formula="of:=[.B84]+[.C84]" office:value-type="float" office:value="0.120549752042" calcext:value-type="float">
            <text:p>0.1205497520420</text:p>
          </table:table-cell>
          <table:table-cell table:number-columns-repeated="1020"/>
        </table:table-row>
        <table:table-row table:style-name="ro1">
          <table:table-cell office:value-type="float" office:value="17030101" calcext:value-type="float">
            <text:p>17030101</text:p>
          </table:table-cell>
          <table:table-cell office:value-type="float" office:value="0.1518575228762" calcext:value-type="float">
            <text:p>0.1518575228762</text:p>
          </table:table-cell>
          <table:table-cell office:value-type="float" office:value="-0.0050172886139" calcext:value-type="float">
            <text:p>-0.0050172886139</text:p>
          </table:table-cell>
          <table:table-cell table:formula="of:=[.B85]+[.C85]" office:value-type="float" office:value="0.1468402342623" calcext:value-type="float">
            <text:p>0.1468402342623</text:p>
          </table:table-cell>
          <table:table-cell table:number-columns-repeated="1020"/>
        </table:table-row>
        <table:table-row table:style-name="ro1">
          <table:table-cell office:value-type="float" office:value="17040101" calcext:value-type="float">
            <text:p>17040101</text:p>
          </table:table-cell>
          <table:table-cell office:value-type="float" office:value="0.1591584081303" calcext:value-type="float">
            <text:p>0.1591584081303</text:p>
          </table:table-cell>
          <table:table-cell office:value-type="float" office:value="-0.0050592083952" calcext:value-type="float">
            <text:p>-0.0050592083952</text:p>
          </table:table-cell>
          <table:table-cell table:formula="of:=[.B86]+[.C86]" office:value-type="float" office:value="0.1540991997351" calcext:value-type="float">
            <text:p>0.1540991997351</text:p>
          </table:table-cell>
          <table:table-cell table:number-columns-repeated="1020"/>
        </table:table-row>
        <table:table-row table:style-name="ro1">
          <table:table-cell office:value-type="float" office:value="17050101" calcext:value-type="float">
            <text:p>17050101</text:p>
          </table:table-cell>
          <table:table-cell office:value-type="float" office:value="0.1502995923195" calcext:value-type="float">
            <text:p>0.1502995923195</text:p>
          </table:table-cell>
          <table:table-cell office:value-type="float" office:value="-0.0049289733613" calcext:value-type="float">
            <text:p>-0.0049289733613</text:p>
          </table:table-cell>
          <table:table-cell table:formula="of:=[.B87]+[.C87]" office:value-type="float" office:value="0.1453706189582" calcext:value-type="float">
            <text:p>0.1453706189582</text:p>
          </table:table-cell>
          <table:table-cell table:number-columns-repeated="1020"/>
        </table:table-row>
        <table:table-row table:style-name="ro1">
          <table:table-cell office:value-type="float" office:value="17060101" calcext:value-type="float">
            <text:p>17060101</text:p>
          </table:table-cell>
          <table:table-cell office:value-type="float" office:value="0.1236032062385" calcext:value-type="float">
            <text:p>0.1236032062385</text:p>
          </table:table-cell>
          <table:table-cell office:value-type="float" office:value="-0.0049703024631" calcext:value-type="float">
            <text:p>-0.0049703024631</text:p>
          </table:table-cell>
          <table:table-cell table:formula="of:=[.B88]+[.C88]" office:value-type="float" office:value="0.1186329037754" calcext:value-type="float">
            <text:p>0.1186329037754</text:p>
          </table:table-cell>
          <table:table-cell table:number-columns-repeated="1020"/>
        </table:table-row>
        <table:table-row table:style-name="ro1">
          <table:table-cell office:value-type="float" office:value="17070101" calcext:value-type="float">
            <text:p>17070101</text:p>
          </table:table-cell>
          <table:table-cell office:value-type="float" office:value="0.0840175204544" calcext:value-type="float">
            <text:p>0.0840175204544</text:p>
          </table:table-cell>
          <table:table-cell office:value-type="float" office:value="-0.0050119079659" calcext:value-type="float">
            <text:p>-0.0050119079659</text:p>
          </table:table-cell>
          <table:table-cell table:formula="of:=[.B89]+[.C89]" office:value-type="float" office:value="0.0790056124885" calcext:value-type="float">
            <text:p>0.0790056124885</text:p>
          </table:table-cell>
          <table:table-cell table:number-columns-repeated="1020"/>
        </table:table-row>
        <table:table-row table:style-name="ro1">
          <table:table-cell office:value-type="float" office:value="17080101" calcext:value-type="float">
            <text:p>17080101</text:p>
          </table:table-cell>
          <table:table-cell office:value-type="float" office:value="0.0329620298896" calcext:value-type="float">
            <text:p>0.0329620298896</text:p>
          </table:table-cell>
          <table:table-cell office:value-type="float" office:value="-0.0050537917569" calcext:value-type="float">
            <text:p>-0.0050537917569</text:p>
          </table:table-cell>
          <table:table-cell table:formula="of:=[.B90]+[.C90]" office:value-type="float" office:value="0.0279082381327" calcext:value-type="float">
            <text:p>0.0279082381327</text:p>
          </table:table-cell>
          <table:table-cell table:number-columns-repeated="1020"/>
        </table:table-row>
        <table:table-row table:style-name="ro1">
          <table:table-cell office:value-type="float" office:value="17090101" calcext:value-type="float">
            <text:p>17090101</text:p>
          </table:table-cell>
          <table:table-cell office:value-type="float" office:value="-0.0202861956239" calcext:value-type="float">
            <text:p>-0.0202861956239</text:p>
          </table:table-cell>
          <table:table-cell office:value-type="float" office:value="-0.0049236685237" calcext:value-type="float">
            <text:p>-0.0049236685237</text:p>
          </table:table-cell>
          <table:table-cell table:formula="of:=[.B91]+[.C91]" office:value-type="float" office:value="-0.0252098641476" calcext:value-type="float">
            <text:p>-0.0252098641476</text:p>
          </table:table-cell>
          <table:table-cell table:number-columns-repeated="1020"/>
        </table:table-row>
        <table:table-row table:style-name="ro1">
          <table:table-cell office:value-type="float" office:value="17100101" calcext:value-type="float">
            <text:p>17100101</text:p>
          </table:table-cell>
          <table:table-cell office:value-type="float" office:value="-0.0723902419335" calcext:value-type="float">
            <text:p>-0.0723902419335</text:p>
          </table:table-cell>
          <table:table-cell office:value-type="float" office:value="-0.0049649621527" calcext:value-type="float">
            <text:p>-0.0049649621527</text:p>
          </table:table-cell>
          <table:table-cell table:formula="of:=[.B92]+[.C92]" office:value-type="float" office:value="-0.0773552040862" calcext:value-type="float">
            <text:p>-0.0773552040862</text:p>
          </table:table-cell>
          <table:table-cell table:number-columns-repeated="1020"/>
        </table:table-row>
        <table:table-row table:style-name="ro1">
          <table:table-cell office:value-type="float" office:value="17110101" calcext:value-type="float">
            <text:p>17110101</text:p>
          </table:table-cell>
          <table:table-cell office:value-type="float" office:value="-0.1153636659525" calcext:value-type="float">
            <text:p>-0.1153636659525</text:p>
          </table:table-cell>
          <table:table-cell office:value-type="float" office:value="-0.0050065319375" calcext:value-type="float">
            <text:p>-0.0050065319375</text:p>
          </table:table-cell>
          <table:table-cell table:formula="of:=[.B93]+[.C93]" office:value-type="float" office:value="-0.12037019789" calcext:value-type="float">
            <text:p>-0.1203701978900</text:p>
          </table:table-cell>
          <table:table-cell table:number-columns-repeated="1020"/>
        </table:table-row>
        <table:table-row table:style-name="ro1">
          <table:table-cell office:value-type="float" office:value="17120101" calcext:value-type="float">
            <text:p>17120101</text:p>
          </table:table-cell>
          <table:table-cell office:value-type="float" office:value="-0.1474850191712" calcext:value-type="float">
            <text:p>-0.1474850191712</text:p>
          </table:table-cell>
          <table:table-cell office:value-type="float" office:value="-0.005048379769" calcext:value-type="float">
            <text:p>-0.0050483797690</text:p>
          </table:table-cell>
          <table:table-cell table:formula="of:=[.B94]+[.C94]" office:value-type="float" office:value="-0.1525333989402" calcext:value-type="float">
            <text:p>-0.1525333989402</text:p>
          </table:table-cell>
          <table:table-cell table:number-columns-repeated="1020"/>
        </table:table-row>
        <table:table-row table:style-name="ro1">
          <table:table-cell office:value-type="float" office:value="17130101" calcext:value-type="float">
            <text:p>17130101</text:p>
          </table:table-cell>
          <table:table-cell office:value-type="float" office:value="-0.1619158430231" calcext:value-type="float">
            <text:p>-0.1619158430231</text:p>
          </table:table-cell>
          <table:table-cell office:value-type="float" office:value="-0.0049183682383" calcext:value-type="float">
            <text:p>-0.0049183682383</text:p>
          </table:table-cell>
          <table:table-cell table:formula="of:=[.B95]+[.C95]" office:value-type="float" office:value="-0.1668342112614" calcext:value-type="float">
            <text:p>-0.1668342112614</text:p>
          </table:table-cell>
          <table:table-cell table:number-columns-repeated="1020"/>
        </table:table-row>
        <table:table-row table:style-name="ro1">
          <table:table-cell office:value-type="float" office:value="17140101" calcext:value-type="float">
            <text:p>17140101</text:p>
          </table:table-cell>
          <table:table-cell office:value-type="float" office:value="-0.159455514525" calcext:value-type="float">
            <text:p>-0.1594555145250</text:p>
          </table:table-cell>
          <table:table-cell office:value-type="float" office:value="-0.0049596264264" calcext:value-type="float">
            <text:p>-0.0049596264264</text:p>
          </table:table-cell>
          <table:table-cell table:formula="of:=[.B96]+[.C96]" office:value-type="float" office:value="-0.1644151409514" calcext:value-type="float">
            <text:p>-0.1644151409514</text:p>
          </table:table-cell>
          <table:table-cell table:number-columns-repeated="1020"/>
        </table:table-row>
        <table:table-row table:style-name="ro1">
          <table:table-cell office:value-type="float" office:value="17150101" calcext:value-type="float">
            <text:p>17150101</text:p>
          </table:table-cell>
          <table:table-cell office:value-type="float" office:value="-0.138324182398" calcext:value-type="float">
            <text:p>-0.1383241823980</text:p>
          </table:table-cell>
          <table:table-cell office:value-type="float" office:value="-0.0050011605246" calcext:value-type="float">
            <text:p>-0.0050011605246</text:p>
          </table:table-cell>
          <table:table-cell table:formula="of:=[.B97]+[.C97]" office:value-type="float" office:value="-0.1433253429226" calcext:value-type="float">
            <text:p>-0.1433253429226</text:p>
          </table:table-cell>
          <table:table-cell table:number-columns-repeated="1020"/>
        </table:table-row>
        <table:table-row table:style-name="ro1">
          <table:table-cell office:value-type="float" office:value="17160101" calcext:value-type="float">
            <text:p>17160101</text:p>
          </table:table-cell>
          <table:table-cell office:value-type="float" office:value="-0.1024605287408" calcext:value-type="float">
            <text:p>-0.1024605287408</text:p>
          </table:table-cell>
          <table:table-cell office:value-type="float" office:value="-0.0050429724275" calcext:value-type="float">
            <text:p>-0.0050429724275</text:p>
          </table:table-cell>
          <table:table-cell table:formula="of:=[.B98]+[.C98]" office:value-type="float" office:value="-0.1075035011683" calcext:value-type="float">
            <text:p>-0.1075035011683</text:p>
          </table:table-cell>
          <table:table-cell table:number-columns-repeated="1020"/>
        </table:table-row>
        <table:table-row table:style-name="ro1">
          <table:table-cell office:value-type="float" office:value="17170101" calcext:value-type="float">
            <text:p>17170101</text:p>
          </table:table-cell>
          <table:table-cell office:value-type="float" office:value="-0.0531518343084" calcext:value-type="float">
            <text:p>-0.0531518343084</text:p>
          </table:table-cell>
          <table:table-cell office:value-type="float" office:value="-0.004913072501" calcext:value-type="float">
            <text:p>-0.0049130725010</text:p>
          </table:table-cell>
          <table:table-cell table:formula="of:=[.B99]+[.C99]" office:value-type="float" office:value="-0.0580649068094" calcext:value-type="float">
            <text:p>-0.0580649068094</text:p>
          </table:table-cell>
          <table:table-cell table:number-columns-repeated="1020"/>
        </table:table-row>
        <table:table-row table:style-name="ro1">
          <table:table-cell office:value-type="float" office:value="17180101" calcext:value-type="float">
            <text:p>17180101</text:p>
          </table:table-cell>
          <table:table-cell office:value-type="float" office:value="0.0008555546268" calcext:value-type="float">
            <text:p>0.0008555546268</text:p>
          </table:table-cell>
          <table:table-cell office:value-type="float" office:value="-0.0049542952803" calcext:value-type="float">
            <text:p>-0.0049542952803</text:p>
          </table:table-cell>
          <table:table-cell table:formula="of:=[.B100]+[.C100]" office:value-type="float" office:value="-0.0040987406535" calcext:value-type="float">
            <text:p>-0.0040987406535</text:p>
          </table:table-cell>
          <table:table-cell table:number-columns-repeated="1020"/>
        </table:table-row>
        <table:table-row table:style-name="ro1">
          <table:table-cell office:value-type="float" office:value="17190101" calcext:value-type="float">
            <text:p>17190101</text:p>
          </table:table-cell>
          <table:table-cell office:value-type="float" office:value="0.0540843810392" calcext:value-type="float">
            <text:p>0.0540843810392</text:p>
          </table:table-cell>
          <table:table-cell office:value-type="float" office:value="-0.0049957937232" calcext:value-type="float">
            <text:p>-0.0049957937232</text:p>
          </table:table-cell>
          <table:table-cell table:formula="of:=[.B101]+[.C101]" office:value-type="float" office:value="0.049088587316" calcext:value-type="float">
            <text:p>0.0490885873160</text:p>
          </table:table-cell>
          <table:table-cell table:number-columns-repeated="1020"/>
        </table:table-row>
        <table:table-row table:style-name="ro1">
          <table:table-cell office:value-type="float" office:value="17200101" calcext:value-type="float">
            <text:p>17200101</text:p>
          </table:table-cell>
          <table:table-cell office:value-type="float" office:value="0.1008693469618" calcext:value-type="float">
            <text:p>0.1008693469618</text:p>
          </table:table-cell>
          <table:table-cell office:value-type="float" office:value="-0.0050375697285" calcext:value-type="float">
            <text:p>-0.0050375697285</text:p>
          </table:table-cell>
          <table:table-cell table:formula="of:=[.B102]+[.C102]" office:value-type="float" office:value="0.0958317772333" calcext:value-type="float">
            <text:p>0.0958317772333</text:p>
          </table:table-cell>
          <table:table-cell table:number-columns-repeated="1020"/>
        </table:table-row>
        <table:table-row table:style-name="ro1">
          <table:table-cell office:value-type="float" office:value="17210101" calcext:value-type="float">
            <text:p>17210101</text:p>
          </table:table-cell>
          <table:table-cell office:value-type="float" office:value="0.1375368662432" calcext:value-type="float">
            <text:p>0.1375368662432</text:p>
          </table:table-cell>
          <table:table-cell office:value-type="float" office:value="-0.0049077813077" calcext:value-type="float">
            <text:p>-0.0049077813077</text:p>
          </table:table-cell>
          <table:table-cell table:formula="of:=[.B103]+[.C103]" office:value-type="float" office:value="0.1326290849355" calcext:value-type="float">
            <text:p>0.1326290849355</text:p>
          </table:table-cell>
          <table:table-cell table:number-columns-repeated="1020"/>
        </table:table-row>
        <table:table-row table:style-name="ro1">
          <table:table-cell office:value-type="float" office:value="17220101" calcext:value-type="float">
            <text:p>17220101</text:p>
          </table:table-cell>
          <table:table-cell office:value-type="float" office:value="0.1576033304968" calcext:value-type="float">
            <text:p>0.1576033304968</text:p>
          </table:table-cell>
          <table:table-cell office:value-type="float" office:value="-0.0049489687101" calcext:value-type="float">
            <text:p>-0.0049489687101</text:p>
          </table:table-cell>
          <table:table-cell table:formula="of:=[.B104]+[.C104]" office:value-type="float" office:value="0.1526543617867" calcext:value-type="float">
            <text:p>0.1526543617867</text:p>
          </table:table-cell>
          <table:table-cell table:number-columns-repeated="1020"/>
        </table:table-row>
        <table:table-row table:style-name="ro1">
          <table:table-cell office:value-type="float" office:value="17230101" calcext:value-type="float">
            <text:p>17230101</text:p>
          </table:table-cell>
          <table:table-cell office:value-type="float" office:value="0.1579767187066" calcext:value-type="float">
            <text:p>0.1579767187066</text:p>
          </table:table-cell>
          <table:table-cell office:value-type="float" office:value="-0.0049904315294" calcext:value-type="float">
            <text:p>-0.0049904315294</text:p>
          </table:table-cell>
          <table:table-cell table:formula="of:=[.B105]+[.C105]" office:value-type="float" office:value="0.1529862871772" calcext:value-type="float">
            <text:p>0.1529862871772</text:p>
          </table:table-cell>
          <table:table-cell table:number-columns-repeated="1020"/>
        </table:table-row>
        <table:table-row table:style-name="ro1">
          <table:table-cell office:value-type="float" office:value="17240101" calcext:value-type="float">
            <text:p>17240101</text:p>
          </table:table-cell>
          <table:table-cell office:value-type="float" office:value="0.1408232606888" calcext:value-type="float">
            <text:p>0.1408232606888</text:p>
          </table:table-cell>
          <table:table-cell office:value-type="float" office:value="-0.0050321716681" calcext:value-type="float">
            <text:p>-0.0050321716681</text:p>
          </table:table-cell>
          <table:table-cell table:formula="of:=[.B106]+[.C106]" office:value-type="float" office:value="0.1357910890207" calcext:value-type="float">
            <text:p>0.1357910890207</text:p>
          </table:table-cell>
          <table:table-cell table:number-columns-repeated="1020"/>
        </table:table-row>
        <table:table-row table:style-name="ro1">
          <table:table-cell office:value-type="float" office:value="17250101" calcext:value-type="float">
            <text:p>17250101</text:p>
          </table:table-cell>
          <table:table-cell office:value-type="float" office:value="0.1091837245556" calcext:value-type="float">
            <text:p>0.1091837245556</text:p>
          </table:table-cell>
          <table:table-cell office:value-type="float" office:value="-0.0049024946542" calcext:value-type="float">
            <text:p>-0.0049024946542</text:p>
          </table:table-cell>
          <table:table-cell table:formula="of:=[.B107]+[.C107]" office:value-type="float" office:value="0.1042812299014" calcext:value-type="float">
            <text:p>0.1042812299014</text:p>
          </table:table-cell>
          <table:table-cell table:number-columns-repeated="1020"/>
        </table:table-row>
        <table:table-row table:style-name="ro1">
          <table:table-cell office:value-type="float" office:value="17260101" calcext:value-type="float">
            <text:p>17260101</text:p>
          </table:table-cell>
          <table:table-cell office:value-type="float" office:value="0.0657449697344" calcext:value-type="float">
            <text:p>0.0657449697344</text:p>
          </table:table-cell>
          <table:table-cell office:value-type="float" office:value="-0.0049436467118" calcext:value-type="float">
            <text:p>-0.0049436467118</text:p>
          </table:table-cell>
          <table:table-cell table:formula="of:=[.B108]+[.C108]" office:value-type="float" office:value="0.0608013230226" calcext:value-type="float">
            <text:p>0.0608013230226</text:p>
          </table:table-cell>
          <table:table-cell table:number-columns-repeated="1020"/>
        </table:table-row>
        <table:table-row table:style-name="ro1">
          <table:table-cell office:value-type="float" office:value="17270101" calcext:value-type="float">
            <text:p>17270101</text:p>
          </table:table-cell>
          <table:table-cell office:value-type="float" office:value="0.0125262669458" calcext:value-type="float">
            <text:p>0.0125262669458</text:p>
          </table:table-cell>
          <table:table-cell office:value-type="float" office:value="-0.004985073939" calcext:value-type="float">
            <text:p>-0.0049850739390</text:p>
          </table:table-cell>
          <table:table-cell table:formula="of:=[.B109]+[.C109]" office:value-type="float" office:value="0.0075411930068" calcext:value-type="float">
            <text:p>0.0075411930068</text:p>
          </table:table-cell>
          <table:table-cell table:number-columns-repeated="1020"/>
        </table:table-row>
        <table:table-row table:style-name="ro1">
          <table:table-cell office:value-type="float" office:value="17280101" calcext:value-type="float">
            <text:p>17280101</text:p>
          </table:table-cell>
          <table:table-cell office:value-type="float" office:value="-0.0419267639109" calcext:value-type="float">
            <text:p>-0.0419267639109</text:p>
          </table:table-cell>
          <table:table-cell office:value-type="float" office:value="-0.0050267782421" calcext:value-type="float">
            <text:p>-0.0050267782421</text:p>
          </table:table-cell>
          <table:table-cell table:formula="of:=[.B110]+[.C110]" office:value-type="float" office:value="-0.046953542153" calcext:value-type="float">
            <text:p>-0.0469535421530</text:p>
          </table:table-cell>
          <table:table-cell table:number-columns-repeated="1020"/>
        </table:table-row>
        <table:table-row table:style-name="ro1">
          <table:table-cell office:value-type="float" office:value="17290101" calcext:value-type="float">
            <text:p>17290101</text:p>
          </table:table-cell>
          <table:table-cell office:value-type="float" office:value="-0.0906617175197" calcext:value-type="float">
            <text:p>-0.0906617175197</text:p>
          </table:table-cell>
          <table:table-cell office:value-type="float" office:value="-0.0048972125364" calcext:value-type="float">
            <text:p>-0.0048972125364</text:p>
          </table:table-cell>
          <table:table-cell table:formula="of:=[.B111]+[.C111]" office:value-type="float" office:value="-0.0955589300561" calcext:value-type="float">
            <text:p>-0.0955589300561</text:p>
          </table:table-cell>
          <table:table-cell table:number-columns-repeated="1020"/>
        </table:table-row>
        <table:table-row table:style-name="ro1">
          <table:table-cell office:value-type="float" office:value="17300101" calcext:value-type="float">
            <text:p>17300101</text:p>
          </table:table-cell>
          <table:table-cell office:value-type="float" office:value="-0.1288726119251" calcext:value-type="float">
            <text:p>-0.1288726119251</text:p>
          </table:table-cell>
          <table:table-cell office:value-type="float" office:value="-0.0049383292813" calcext:value-type="float">
            <text:p>-0.0049383292813</text:p>
          </table:table-cell>
          <table:table-cell table:formula="of:=[.B112]+[.C112]" office:value-type="float" office:value="-0.1338109412064" calcext:value-type="float">
            <text:p>-0.1338109412064</text:p>
          </table:table-cell>
          <table:table-cell table:number-columns-repeated="1020"/>
        </table:table-row>
        <table:table-row table:style-name="ro1">
          <table:table-cell office:value-type="float" office:value="17310101" calcext:value-type="float">
            <text:p>17310101</text:p>
          </table:table-cell>
          <table:table-cell office:value-type="float" office:value="-0.1555401548274" calcext:value-type="float">
            <text:p>-0.1555401548274</text:p>
          </table:table-cell>
          <table:table-cell office:value-type="float" office:value="-0.004979720948" calcext:value-type="float">
            <text:p>-0.0049797209480</text:p>
          </table:table-cell>
          <table:table-cell table:formula="of:=[.B113]+[.C113]" office:value-type="float" office:value="-0.1605198757754" calcext:value-type="float">
            <text:p>-0.1605198757754</text:p>
          </table:table-cell>
          <table:table-cell table:number-columns-repeated="1020"/>
        </table:table-row>
        <table:table-row table:style-name="ro1">
          <table:table-cell office:value-type="float" office:value="17320101" calcext:value-type="float">
            <text:p>17320101</text:p>
          </table:table-cell>
          <table:table-cell office:value-type="float" office:value="-0.1641081702085" calcext:value-type="float">
            <text:p>-0.1641081702085</text:p>
          </table:table-cell>
          <table:table-cell office:value-type="float" office:value="-0.0050213894468" calcext:value-type="float">
            <text:p>-0.0050213894468</text:p>
          </table:table-cell>
          <table:table-cell table:formula="of:=[.B114]+[.C114]" office:value-type="float" office:value="-0.1691295596553" calcext:value-type="float">
            <text:p>-0.1691295596553</text:p>
          </table:table-cell>
          <table:table-cell table:number-columns-repeated="1020"/>
        </table:table-row>
        <table:table-row table:style-name="ro1">
          <table:table-cell office:value-type="float" office:value="17330101" calcext:value-type="float">
            <text:p>17330101</text:p>
          </table:table-cell>
          <table:table-cell office:value-type="float" office:value="-0.1532212991173" calcext:value-type="float">
            <text:p>-0.1532212991173</text:p>
          </table:table-cell>
          <table:table-cell office:value-type="float" office:value="-0.00489193495" calcext:value-type="float">
            <text:p>-0.0048919349500</text:p>
          </table:table-cell>
          <table:table-cell table:formula="of:=[.B115]+[.C115]" office:value-type="float" office:value="-0.1581132340673" calcext:value-type="float">
            <text:p>-0.1581132340673</text:p>
          </table:table-cell>
          <table:table-cell table:number-columns-repeated="1020"/>
        </table:table-row>
        <table:table-row table:style-name="ro1">
          <table:table-cell office:value-type="float" office:value="17340101" calcext:value-type="float">
            <text:p>17340101</text:p>
          </table:table-cell>
          <table:table-cell office:value-type="float" office:value="-0.1251299507237" calcext:value-type="float">
            <text:p>-0.1251299507237</text:p>
          </table:table-cell>
          <table:table-cell office:value-type="float" office:value="-0.0049330164144" calcext:value-type="float">
            <text:p>-0.0049330164144</text:p>
          </table:table-cell>
          <table:table-cell table:formula="of:=[.B116]+[.C116]" office:value-type="float" office:value="-0.1300629671381" calcext:value-type="float">
            <text:p>-0.1300629671381</text:p>
          </table:table-cell>
          <table:table-cell table:number-columns-repeated="1020"/>
        </table:table-row>
        <table:table-row table:style-name="ro1">
          <table:table-cell office:value-type="float" office:value="17350101" calcext:value-type="float">
            <text:p>17350101</text:p>
          </table:table-cell>
          <table:table-cell office:value-type="float" office:value="-0.085316266999" calcext:value-type="float">
            <text:p>-0.0853162669990</text:p>
          </table:table-cell>
          <table:table-cell office:value-type="float" office:value="-0.0049743725524" calcext:value-type="float">
            <text:p>-0.0049743725524</text:p>
          </table:table-cell>
          <table:table-cell table:formula="of:=[.B117]+[.C117]" office:value-type="float" office:value="-0.0902906395514" calcext:value-type="float">
            <text:p>-0.0902906395514</text:p>
          </table:table-cell>
          <table:table-cell table:number-columns-repeated="1020"/>
        </table:table-row>
        <table:table-row table:style-name="ro1">
          <table:table-cell office:value-type="float" office:value="17360101" calcext:value-type="float">
            <text:p>17360101</text:p>
          </table:table-cell>
          <table:table-cell office:value-type="float" office:value="-0.0336367232306" calcext:value-type="float">
            <text:p>-0.0336367232306</text:p>
          </table:table-cell>
          <table:table-cell office:value-type="float" office:value="-0.005016005278" calcext:value-type="float">
            <text:p>-0.0050160052780</text:p>
          </table:table-cell>
          <table:table-cell table:formula="of:=[.B118]+[.C118]" office:value-type="float" office:value="-0.0386527285086" calcext:value-type="float">
            <text:p>-0.0386527285086</text:p>
          </table:table-cell>
          <table:table-cell table:number-columns-repeated="1020"/>
        </table:table-row>
        <table:table-row table:style-name="ro1">
          <table:table-cell office:value-type="float" office:value="17370101" calcext:value-type="float">
            <text:p>17370101</text:p>
          </table:table-cell>
          <table:table-cell office:value-type="float" office:value="0.022322672669" calcext:value-type="float">
            <text:p>0.0223226726690</text:p>
          </table:table-cell>
          <table:table-cell office:value-type="float" office:value="-0.0048866618909" calcext:value-type="float">
            <text:p>-0.0048866618909</text:p>
          </table:table-cell>
          <table:table-cell table:formula="of:=[.B119]+[.C119]" office:value-type="float" office:value="0.0174360107781" calcext:value-type="float">
            <text:p>0.0174360107781</text:p>
          </table:table-cell>
          <table:table-cell table:number-columns-repeated="1020"/>
        </table:table-row>
        <table:table-row table:style-name="ro1">
          <table:table-cell office:value-type="float" office:value="17380101" calcext:value-type="float">
            <text:p>17380101</text:p>
          </table:table-cell>
          <table:table-cell office:value-type="float" office:value="0.0745097710335" calcext:value-type="float">
            <text:p>0.0745097710335</text:p>
          </table:table-cell>
          <table:table-cell office:value-type="float" office:value="-0.0049277081071" calcext:value-type="float">
            <text:p>-0.0049277081071</text:p>
          </table:table-cell>
          <table:table-cell table:formula="of:=[.B120]+[.C120]" office:value-type="float" office:value="0.0695820629264" calcext:value-type="float">
            <text:p>0.0695820629264</text:p>
          </table:table-cell>
          <table:table-cell table:number-columns-repeated="1020"/>
        </table:table-row>
        <table:table-row table:style-name="ro1">
          <table:table-cell office:value-type="float" office:value="17390101" calcext:value-type="float">
            <text:p>17390101</text:p>
          </table:table-cell>
          <table:table-cell office:value-type="float" office:value="0.1157684563287" calcext:value-type="float">
            <text:p>0.1157684563287</text:p>
          </table:table-cell>
          <table:table-cell office:value-type="float" office:value="-0.0049690287481" calcext:value-type="float">
            <text:p>-0.0049690287481</text:p>
          </table:table-cell>
          <table:table-cell table:formula="of:=[.B121]+[.C121]" office:value-type="float" office:value="0.1107994275806" calcext:value-type="float">
            <text:p>0.1107994275806</text:p>
          </table:table-cell>
          <table:table-cell table:number-columns-repeated="1020"/>
        </table:table-row>
        <table:table-row table:style-name="ro1">
          <table:table-cell office:value-type="float" office:value="17400101" calcext:value-type="float">
            <text:p>17400101</text:p>
          </table:table-cell>
          <table:table-cell office:value-type="float" office:value="0.1464805283076" calcext:value-type="float">
            <text:p>0.1464805283076</text:p>
          </table:table-cell>
          <table:table-cell office:value-type="float" office:value="-0.0050106257319" calcext:value-type="float">
            <text:p>-0.0050106257319</text:p>
          </table:table-cell>
          <table:table-cell table:formula="of:=[.B122]+[.C122]" office:value-type="float" office:value="0.1414699025757" calcext:value-type="float">
            <text:p>0.1414699025757</text:p>
          </table:table-cell>
          <table:table-cell table:number-columns-repeated="1020"/>
        </table:table-row>
        <table:table-row table:style-name="ro1">
          <table:table-cell office:value-type="float" office:value="17410101" calcext:value-type="float">
            <text:p>17410101</text:p>
          </table:table-cell>
          <table:table-cell office:value-type="float" office:value="0.1605131382763" calcext:value-type="float">
            <text:p>0.1605131382763</text:p>
          </table:table-cell>
          <table:table-cell office:value-type="float" office:value="-0.0048813933549" calcext:value-type="float">
            <text:p>-0.0048813933549</text:p>
          </table:table-cell>
          <table:table-cell table:formula="of:=[.B123]+[.C123]" office:value-type="float" office:value="0.1556317449214" calcext:value-type="float">
            <text:p>0.1556317449214</text:p>
          </table:table-cell>
          <table:table-cell table:number-columns-repeated="1020"/>
        </table:table-row>
        <table:table-row table:style-name="ro1">
          <table:table-cell office:value-type="float" office:value="17420101" calcext:value-type="float">
            <text:p>17420101</text:p>
          </table:table-cell>
          <table:table-cell office:value-type="float" office:value="0.1546410032808" calcext:value-type="float">
            <text:p>0.1546410032808</text:p>
          </table:table-cell>
          <table:table-cell office:value-type="float" office:value="-0.0049224043552" calcext:value-type="float">
            <text:p>-0.0049224043552</text:p>
          </table:table-cell>
          <table:table-cell table:formula="of:=[.B124]+[.C124]" office:value-type="float" office:value="0.1497185989256" calcext:value-type="float">
            <text:p>0.1497185989256</text:p>
          </table:table-cell>
          <table:table-cell table:number-columns-repeated="1020"/>
        </table:table-row>
        <table:table-row table:style-name="ro1">
          <table:table-cell office:value-type="float" office:value="17430101" calcext:value-type="float">
            <text:p>17430101</text:p>
          </table:table-cell>
          <table:table-cell office:value-type="float" office:value="0.1294416686655" calcext:value-type="float">
            <text:p>0.1294416686655</text:p>
          </table:table-cell>
          <table:table-cell office:value-type="float" office:value="-0.0049636895311" calcext:value-type="float">
            <text:p>-0.0049636895311</text:p>
          </table:table-cell>
          <table:table-cell table:formula="of:=[.B125]+[.C125]" office:value-type="float" office:value="0.1244779791344" calcext:value-type="float">
            <text:p>0.1244779791344</text:p>
          </table:table-cell>
          <table:table-cell table:number-columns-repeated="1020"/>
        </table:table-row>
        <table:table-row table:style-name="ro1">
          <table:table-cell office:value-type="float" office:value="17440101" calcext:value-type="float">
            <text:p>17440101</text:p>
          </table:table-cell>
          <table:table-cell office:value-type="float" office:value="0.0929332864226" calcext:value-type="float">
            <text:p>0.0929332864226</text:p>
          </table:table-cell>
          <table:table-cell office:value-type="float" office:value="-0.0050052508043" calcext:value-type="float">
            <text:p>-0.0050052508043</text:p>
          </table:table-cell>
          <table:table-cell table:formula="of:=[.B126]+[.C126]" office:value-type="float" office:value="0.0879280356183" calcext:value-type="float">
            <text:p>0.0879280356183</text:p>
          </table:table-cell>
          <table:table-cell table:number-columns-repeated="1020"/>
        </table:table-row>
        <table:table-row table:style-name="ro1">
          <table:table-cell office:value-type="float" office:value="17450101" calcext:value-type="float">
            <text:p>17450101</text:p>
          </table:table-cell>
          <table:table-cell office:value-type="float" office:value="0.0461421514977" calcext:value-type="float">
            <text:p>0.0461421514977</text:p>
          </table:table-cell>
          <table:table-cell office:value-type="float" office:value="-0.0048761293377" calcext:value-type="float">
            <text:p>-0.0048761293377</text:p>
          </table:table-cell>
          <table:table-cell table:formula="of:=[.B127]+[.C127]" office:value-type="float" office:value="0.04126602216" calcext:value-type="float">
            <text:p>0.0412660221600</text:p>
          </table:table-cell>
          <table:table-cell table:number-columns-repeated="1020"/>
        </table:table-row>
        <table:table-row table:style-name="ro1">
          <table:table-cell office:value-type="float" office:value="17460101" calcext:value-type="float">
            <text:p>17460101</text:p>
          </table:table-cell>
          <table:table-cell office:value-type="float" office:value="-0.0076341139711" calcext:value-type="float">
            <text:p>-0.0076341139711</text:p>
          </table:table-cell>
          <table:table-cell office:value-type="float" office:value="-0.0049171051546" calcext:value-type="float">
            <text:p>-0.0049171051546</text:p>
          </table:table-cell>
          <table:table-cell table:formula="of:=[.B128]+[.C128]" office:value-type="float" office:value="-0.0125512191257" calcext:value-type="float">
            <text:p>-0.0125512191257</text:p>
          </table:table-cell>
          <table:table-cell table:number-columns-repeated="1020"/>
        </table:table-row>
        <table:table-row table:style-name="ro1">
          <table:table-cell office:value-type="float" office:value="17470101" calcext:value-type="float">
            <text:p>17470101</text:p>
          </table:table-cell>
          <table:table-cell office:value-type="float" office:value="-0.0623254800437" calcext:value-type="float">
            <text:p>-0.0623254800437</text:p>
          </table:table-cell>
          <table:table-cell office:value-type="float" office:value="-0.0049583548973" calcext:value-type="float">
            <text:p>-0.0049583548973</text:p>
          </table:table-cell>
          <table:table-cell table:formula="of:=[.B129]+[.C129]" office:value-type="float" office:value="-0.067283834941" calcext:value-type="float">
            <text:p>-0.0672838349410</text:p>
          </table:table-cell>
          <table:table-cell table:number-columns-repeated="1020"/>
        </table:table-row>
        <table:table-row table:style-name="ro1">
          <table:table-cell office:value-type="float" office:value="17480101" calcext:value-type="float">
            <text:p>17480101</text:p>
          </table:table-cell>
          <table:table-cell office:value-type="float" office:value="-0.1074013862421" calcext:value-type="float">
            <text:p>-0.1074013862421</text:p>
          </table:table-cell>
          <table:table-cell office:value-type="float" office:value="-0.0049998804913" calcext:value-type="float">
            <text:p>-0.0049998804913</text:p>
          </table:table-cell>
          <table:table-cell table:formula="of:=[.B130]+[.C130]" office:value-type="float" office:value="-0.1124012667334" calcext:value-type="float">
            <text:p>-0.1124012667334</text:p>
          </table:table-cell>
          <table:table-cell table:number-columns-repeated="1020"/>
        </table:table-row>
        <table:table-row table:style-name="ro1">
          <table:table-cell office:value-type="float" office:value="17490101" calcext:value-type="float">
            <text:p>17490101</text:p>
          </table:table-cell>
          <table:table-cell office:value-type="float" office:value="-0.1406243188417" calcext:value-type="float">
            <text:p>-0.1406243188417</text:p>
          </table:table-cell>
          <table:table-cell office:value-type="float" office:value="-0.0048708698353" calcext:value-type="float">
            <text:p>-0.0048708698353</text:p>
          </table:table-cell>
          <table:table-cell table:formula="of:=[.B131]+[.C131]" office:value-type="float" office:value="-0.145495188677" calcext:value-type="float">
            <text:p>-0.1454951886770</text:p>
          </table:table-cell>
          <table:table-cell table:number-columns-repeated="1020"/>
        </table:table-row>
        <table:table-row table:style-name="ro1">
          <table:table-cell office:value-type="float" office:value="17500101" calcext:value-type="float">
            <text:p>17500101</text:p>
          </table:table-cell>
          <table:table-cell office:value-type="float" office:value="-0.1603033456454" calcext:value-type="float">
            <text:p>-0.1603033456454</text:p>
          </table:table-cell>
          <table:table-cell office:value-type="float" office:value="-0.0049118105012" calcext:value-type="float">
            <text:p>-0.0049118105012</text:p>
          </table:table-cell>
          <table:table-cell table:formula="of:=[.B132]+[.C132]" office:value-type="float" office:value="-0.1652151561466" calcext:value-type="float">
            <text:p>-0.1652151561466</text:p>
          </table:table-cell>
          <table:table-cell table:number-columns-repeated="1020"/>
        </table:table-row>
        <table:table-row table:style-name="ro1">
          <table:table-cell office:value-type="float" office:value="17510101" calcext:value-type="float">
            <text:p>17510101</text:p>
          </table:table-cell>
          <table:table-cell office:value-type="float" office:value="-0.162851771884" calcext:value-type="float">
            <text:p>-0.1628517718840</text:p>
          </table:table-cell>
          <table:table-cell office:value-type="float" office:value="-0.0049530248426" calcext:value-type="float">
            <text:p>-0.0049530248426</text:p>
          </table:table-cell>
          <table:table-cell table:formula="of:=[.B133]+[.C133]" office:value-type="float" office:value="-0.1678047967266" calcext:value-type="float">
            <text:p>-0.1678047967266</text:p>
          </table:table-cell>
          <table:table-cell table:number-columns-repeated="1020"/>
        </table:table-row>
        <table:table-row table:style-name="ro1">
          <table:table-cell office:value-type="float" office:value="17520101" calcext:value-type="float">
            <text:p>17520101</text:p>
          </table:table-cell>
          <table:table-cell office:value-type="float" office:value="-0.14471870843" calcext:value-type="float">
            <text:p>-0.1447187084300</text:p>
          </table:table-cell>
          <table:table-cell office:value-type="float" office:value="-0.0049945147889" calcext:value-type="float">
            <text:p>-0.0049945147889</text:p>
          </table:table-cell>
          <table:table-cell table:formula="of:=[.B134]+[.C134]" office:value-type="float" office:value="-0.1497132232189" calcext:value-type="float">
            <text:p>-0.1497132232189</text:p>
          </table:table-cell>
          <table:table-cell table:number-columns-repeated="1020"/>
        </table:table-row>
        <table:table-row table:style-name="ro1">
          <table:table-cell office:value-type="float" office:value="17530101" calcext:value-type="float">
            <text:p>17530101</text:p>
          </table:table-cell>
          <table:table-cell office:value-type="float" office:value="-0.11023317366" calcext:value-type="float">
            <text:p>-0.1102331736600</text:p>
          </table:table-cell>
          <table:table-cell office:value-type="float" office:value="-0.0048656148433" calcext:value-type="float">
            <text:p>-0.0048656148433</text:p>
          </table:table-cell>
          <table:table-cell table:formula="of:=[.B135]+[.C135]" office:value-type="float" office:value="-0.1150987885033" calcext:value-type="float">
            <text:p>-0.1150987885033</text:p>
          </table:table-cell>
          <table:table-cell table:number-columns-repeated="1020"/>
        </table:table-row>
        <table:table-row table:style-name="ro1">
          <table:table-cell office:value-type="float" office:value="17540101" calcext:value-type="float">
            <text:p>17540101</text:p>
          </table:table-cell>
          <table:table-cell office:value-type="float" office:value="-0.0658630207384" calcext:value-type="float">
            <text:p>-0.0658630207384</text:p>
          </table:table-cell>
          <table:table-cell office:value-type="float" office:value="-0.0049065203907" calcext:value-type="float">
            <text:p>-0.0049065203907</text:p>
          </table:table-cell>
          <table:table-cell table:formula="of:=[.B136]+[.C136]" office:value-type="float" office:value="-0.0707695411291" calcext:value-type="float">
            <text:p>-0.0707695411291</text:p>
          </table:table-cell>
          <table:table-cell table:number-columns-repeated="1020"/>
        </table:table-row>
        <table:table-row table:style-name="ro1">
          <table:table-cell office:value-type="float" office:value="17550101" calcext:value-type="float">
            <text:p>17550101</text:p>
          </table:table-cell>
          <table:table-cell office:value-type="float" office:value="-0.0130672387111" calcext:value-type="float">
            <text:p>-0.0130672387111</text:p>
          </table:table-cell>
          <table:table-cell office:value-type="float" office:value="-0.0049476993628" calcext:value-type="float">
            <text:p>-0.0049476993628</text:p>
          </table:table-cell>
          <table:table-cell table:formula="of:=[.B137]+[.C137]" office:value-type="float" office:value="-0.0180149380739" calcext:value-type="float">
            <text:p>-0.0180149380739</text:p>
          </table:table-cell>
          <table:table-cell table:number-columns-repeated="1020"/>
        </table:table-row>
        <table:table-row table:style-name="ro1">
          <table:table-cell office:value-type="float" office:value="17560101" calcext:value-type="float">
            <text:p>17560101</text:p>
          </table:table-cell>
          <table:table-cell office:value-type="float" office:value="0.0430373777545" calcext:value-type="float">
            <text:p>0.0430373777545</text:p>
          </table:table-cell>
          <table:table-cell office:value-type="float" office:value="-0.004989153693" calcext:value-type="float">
            <text:p>-0.0049891536930</text:p>
          </table:table-cell>
          <table:table-cell table:formula="of:=[.B138]+[.C138]" office:value-type="float" office:value="0.0380482240615" calcext:value-type="float">
            <text:p>0.0380482240615</text:p>
          </table:table-cell>
          <table:table-cell table:number-columns-repeated="1020"/>
        </table:table-row>
        <table:table-row table:style-name="ro1">
          <table:table-cell office:value-type="float" office:value="17570101" calcext:value-type="float">
            <text:p>17570101</text:p>
          </table:table-cell>
          <table:table-cell office:value-type="float" office:value="0.093187373078" calcext:value-type="float">
            <text:p>0.0931873730780</text:p>
          </table:table-cell>
          <table:table-cell office:value-type="float" office:value="-0.0048603643575" calcext:value-type="float">
            <text:p>-0.0048603643575</text:p>
          </table:table-cell>
          <table:table-cell table:formula="of:=[.B139]+[.C139]" office:value-type="float" office:value="0.0883270087205" calcext:value-type="float">
            <text:p>0.0883270087205</text:p>
          </table:table-cell>
          <table:table-cell table:number-columns-repeated="1020"/>
        </table:table-row>
        <table:table-row table:style-name="ro1">
          <table:table-cell office:value-type="float" office:value="17580101" calcext:value-type="float">
            <text:p>17580101</text:p>
          </table:table-cell>
          <table:table-cell office:value-type="float" office:value="0.1293608994731" calcext:value-type="float">
            <text:p>0.1293608994731</text:p>
          </table:table-cell>
          <table:table-cell office:value-type="float" office:value="-0.004901234819" calcext:value-type="float">
            <text:p>-0.0049012348190</text:p>
          </table:table-cell>
          <table:table-cell table:formula="of:=[.B140]+[.C140]" office:value-type="float" office:value="0.1244596646541" calcext:value-type="float">
            <text:p>0.1244596646541</text:p>
          </table:table-cell>
          <table:table-cell table:number-columns-repeated="1020"/>
        </table:table-row>
        <table:table-row table:style-name="ro1">
          <table:table-cell office:value-type="float" office:value="17590101" calcext:value-type="float">
            <text:p>17590101</text:p>
          </table:table-cell>
          <table:table-cell office:value-type="float" office:value="0.1529397239997" calcext:value-type="float">
            <text:p>0.1529397239997</text:p>
          </table:table-cell>
          <table:table-cell office:value-type="float" office:value="-0.004942378454" calcext:value-type="float">
            <text:p>-0.0049423784540</text:p>
          </table:table-cell>
          <table:table-cell table:formula="of:=[.B141]+[.C141]" office:value-type="float" office:value="0.1479973455457" calcext:value-type="float">
            <text:p>0.1479973455457</text:p>
          </table:table-cell>
          <table:table-cell table:number-columns-repeated="1020"/>
        </table:table-row>
        <table:table-row table:style-name="ro1">
          <table:table-cell office:value-type="float" office:value="17600101" calcext:value-type="float">
            <text:p>17600101</text:p>
          </table:table-cell>
          <table:table-cell office:value-type="float" office:value="0.1606608465801" calcext:value-type="float">
            <text:p>0.1606608465801</text:p>
          </table:table-cell>
          <table:table-cell office:value-type="float" office:value="-0.0049837971996" calcext:value-type="float">
            <text:p>-0.0049837971996</text:p>
          </table:table-cell>
          <table:table-cell table:formula="of:=[.B142]+[.C142]" office:value-type="float" office:value="0.1556770493805" calcext:value-type="float">
            <text:p>0.1556770493805</text:p>
          </table:table-cell>
          <table:table-cell table:number-columns-repeated="1020"/>
        </table:table-row>
        <table:table-row table:style-name="ro1">
          <table:table-cell office:value-type="float" office:value="17610101" calcext:value-type="float">
            <text:p>17610101</text:p>
          </table:table-cell>
          <table:table-cell office:value-type="float" office:value="0.1484058393873" calcext:value-type="float">
            <text:p>0.1484058393873</text:p>
          </table:table-cell>
          <table:table-cell office:value-type="float" office:value="-0.0048551183738" calcext:value-type="float">
            <text:p>-0.0048551183738</text:p>
          </table:table-cell>
          <table:table-cell table:formula="of:=[.B143]+[.C143]" office:value-type="float" office:value="0.1435507210135" calcext:value-type="float">
            <text:p>0.1435507210135</text:p>
          </table:table-cell>
          <table:table-cell table:number-columns-repeated="1020"/>
        </table:table-row>
        <table:table-row table:style-name="ro1">
          <table:table-cell office:value-type="float" office:value="17620101" calcext:value-type="float">
            <text:p>17620101</text:p>
          </table:table-cell>
          <table:table-cell office:value-type="float" office:value="0.1165372400617" calcext:value-type="float">
            <text:p>0.1165372400617</text:p>
          </table:table-cell>
          <table:table-cell office:value-type="float" office:value="-0.004895953782" calcext:value-type="float">
            <text:p>-0.0048959537820</text:p>
          </table:table-cell>
          <table:table-cell table:formula="of:=[.B144]+[.C144]" office:value-type="float" office:value="0.1116412862797" calcext:value-type="float">
            <text:p>0.1116412862797</text:p>
          </table:table-cell>
          <table:table-cell table:number-columns-repeated="1020"/>
        </table:table-row>
        <table:table-row table:style-name="ro1">
          <table:table-cell office:value-type="float" office:value="17630101" calcext:value-type="float">
            <text:p>17630101</text:p>
          </table:table-cell>
          <table:table-cell office:value-type="float" office:value="0.0746377272082" calcext:value-type="float">
            <text:p>0.0746377272082</text:p>
          </table:table-cell>
          <table:table-cell office:value-type="float" office:value="-0.004937062112" calcext:value-type="float">
            <text:p>-0.0049370621120</text:p>
          </table:table-cell>
          <table:table-cell table:formula="of:=[.B145]+[.C145]" office:value-type="float" office:value="0.0697006650962" calcext:value-type="float">
            <text:p>0.0697006650962</text:p>
          </table:table-cell>
          <table:table-cell table:number-columns-repeated="1020"/>
        </table:table-row>
        <table:table-row table:style-name="ro1">
          <table:table-cell office:value-type="float" office:value="17640101" calcext:value-type="float">
            <text:p>17640101</text:p>
          </table:table-cell>
          <table:table-cell office:value-type="float" office:value="0.0260612140449" calcext:value-type="float">
            <text:p>0.0260612140449</text:p>
          </table:table-cell>
          <table:table-cell office:value-type="float" office:value="-0.0049784453047" calcext:value-type="float">
            <text:p>-0.0049784453047</text:p>
          </table:table-cell>
          <table:table-cell table:formula="of:=[.B146]+[.C146]" office:value-type="float" office:value="0.0210827687402" calcext:value-type="float">
            <text:p>0.0210827687402</text:p>
          </table:table-cell>
          <table:table-cell table:number-columns-repeated="1020"/>
        </table:table-row>
        <table:table-row table:style-name="ro1">
          <table:table-cell office:value-type="float" office:value="17650101" calcext:value-type="float">
            <text:p>17650101</text:p>
          </table:table-cell>
          <table:table-cell office:value-type="float" office:value="-0.0276218381467" calcext:value-type="float">
            <text:p>-0.0276218381467</text:p>
          </table:table-cell>
          <table:table-cell office:value-type="float" office:value="-0.0048498768878" calcext:value-type="float">
            <text:p>-0.0048498768878</text:p>
          </table:table-cell>
          <table:table-cell table:formula="of:=[.B147]+[.C147]" office:value-type="float" office:value="-0.0324717150345" calcext:value-type="float">
            <text:p>-0.0324717150345</text:p>
          </table:table-cell>
          <table:table-cell table:number-columns-repeated="1020"/>
        </table:table-row>
        <table:table-row table:style-name="ro1">
          <table:table-cell office:value-type="float" office:value="17660101" calcext:value-type="float">
            <text:p>17660101</text:p>
          </table:table-cell>
          <table:table-cell office:value-type="float" office:value="-0.0811267437941" calcext:value-type="float">
            <text:p>-0.0811267437941</text:p>
          </table:table-cell>
          <table:table-cell office:value-type="float" office:value="-0.0048906772754" calcext:value-type="float">
            <text:p>-0.0048906772754</text:p>
          </table:table-cell>
          <table:table-cell table:formula="of:=[.B148]+[.C148]" office:value-type="float" office:value="-0.0860174210695" calcext:value-type="float">
            <text:p>-0.0860174210695</text:p>
          </table:table-cell>
          <table:table-cell table:number-columns-repeated="1020"/>
        </table:table-row>
        <table:table-row table:style-name="ro1">
          <table:table-cell office:value-type="float" office:value="17670101" calcext:value-type="float">
            <text:p>17670101</text:p>
          </table:table-cell>
          <table:table-cell office:value-type="float" office:value="-0.1231012972953" calcext:value-type="float">
            <text:p>-0.1231012972953</text:p>
          </table:table-cell>
          <table:table-cell office:value-type="float" office:value="-0.0049317503327" calcext:value-type="float">
            <text:p>-0.0049317503327</text:p>
          </table:table-cell>
          <table:table-cell table:formula="of:=[.B149]+[.C149]" office:value-type="float" office:value="-0.128033047628" calcext:value-type="float">
            <text:p>-0.1280330476280</text:p>
          </table:table-cell>
          <table:table-cell table:number-columns-repeated="1020"/>
        </table:table-row>
        <table:table-row table:style-name="ro1">
          <table:table-cell office:value-type="float" office:value="17680101" calcext:value-type="float">
            <text:p>17680101</text:p>
          </table:table-cell>
          <table:table-cell office:value-type="float" office:value="-0.1497698073943" calcext:value-type="float">
            <text:p>-0.1497698073943</text:p>
          </table:table-cell>
          <table:table-cell office:value-type="float" office:value="-0.0049730980042" calcext:value-type="float">
            <text:p>-0.0049730980042</text:p>
          </table:table-cell>
          <table:table-cell table:formula="of:=[.B150]+[.C150]" office:value-type="float" office:value="-0.1547429053985" calcext:value-type="float">
            <text:p>-0.1547429053985</text:p>
          </table:table-cell>
          <table:table-cell table:number-columns-repeated="1020"/>
        </table:table-row>
        <table:table-row table:style-name="ro1">
          <table:table-cell office:value-type="float" office:value="17690101" calcext:value-type="float">
            <text:p>17690101</text:p>
          </table:table-cell>
          <table:table-cell office:value-type="float" office:value="-0.1619558938509" calcext:value-type="float">
            <text:p>-0.1619558938509</text:p>
          </table:table-cell>
          <table:table-cell office:value-type="float" office:value="-0.0048446398953" calcext:value-type="float">
            <text:p>-0.0048446398953</text:p>
          </table:table-cell>
          <table:table-cell table:formula="of:=[.B151]+[.C151]" office:value-type="float" office:value="-0.1668005337462" calcext:value-type="float">
            <text:p>-0.1668005337462</text:p>
          </table:table-cell>
          <table:table-cell table:number-columns-repeated="1020"/>
        </table:table-row>
        <table:table-row table:style-name="ro1">
          <table:table-cell office:value-type="float" office:value="17700101" calcext:value-type="float">
            <text:p>17700101</text:p>
          </table:table-cell>
          <table:table-cell office:value-type="float" office:value="-0.1584081503634" calcext:value-type="float">
            <text:p>-0.1584081503634</text:p>
          </table:table-cell>
          <table:table-cell office:value-type="float" office:value="-0.0048854052952" calcext:value-type="float">
            <text:p>-0.0048854052952</text:p>
          </table:table-cell>
          <table:table-cell table:formula="of:=[.B152]+[.C152]" office:value-type="float" office:value="-0.1632935556586" calcext:value-type="float">
            <text:p>-0.1632935556586</text:p>
          </table:table-cell>
          <table:table-cell table:number-columns-repeated="1020"/>
        </table:table-row>
        <table:table-row table:style-name="ro1">
          <table:table-cell office:value-type="float" office:value="17710101" calcext:value-type="float">
            <text:p>17710101</text:p>
          </table:table-cell>
          <table:table-cell office:value-type="float" office:value="-0.1343603607123" calcext:value-type="float">
            <text:p>-0.1343603607123</text:p>
          </table:table-cell>
          <table:table-cell office:value-type="float" office:value="-0.0049264431119" calcext:value-type="float">
            <text:p>-0.0049264431119</text:p>
          </table:table-cell>
          <table:table-cell table:formula="of:=[.B153]+[.C153]" office:value-type="float" office:value="-0.1392868038242" calcext:value-type="float">
            <text:p>-0.1392868038242</text:p>
          </table:table-cell>
          <table:table-cell table:number-columns-repeated="1020"/>
        </table:table-row>
        <table:table-row table:style-name="ro1">
          <table:table-cell office:value-type="float" office:value="17720101" calcext:value-type="float">
            <text:p>17720101</text:p>
          </table:table-cell>
          <table:table-cell office:value-type="float" office:value="-0.0936346067732" calcext:value-type="float">
            <text:p>-0.0936346067732</text:p>
          </table:table-cell>
          <table:table-cell office:value-type="float" office:value="-0.004967755294" calcext:value-type="float">
            <text:p>-0.0049677552940</text:p>
          </table:table-cell>
          <table:table-cell table:formula="of:=[.B154]+[.C154]" office:value-type="float" office:value="-0.0986023620672" calcext:value-type="float">
            <text:p>-0.0986023620672</text:p>
          </table:table-cell>
          <table:table-cell table:number-columns-repeated="1020"/>
        </table:table-row>
        <table:table-row table:style-name="ro1">
          <table:table-cell office:value-type="float" office:value="17730101" calcext:value-type="float">
            <text:p>17730101</text:p>
          </table:table-cell>
          <table:table-cell office:value-type="float" office:value="-0.0446503001956" calcext:value-type="float">
            <text:p>-0.0446503001956</text:p>
          </table:table-cell>
          <table:table-cell office:value-type="float" office:value="-0.0048394073921" calcext:value-type="float">
            <text:p>-0.0048394073921</text:p>
          </table:table-cell>
          <table:table-cell table:formula="of:=[.B155]+[.C155]" office:value-type="float" office:value="-0.0494897075877" calcext:value-type="float">
            <text:p>-0.0494897075877</text:p>
          </table:table-cell>
          <table:table-cell table:number-columns-repeated="1020"/>
        </table:table-row>
        <table:table-row table:style-name="ro1">
          <table:table-cell office:value-type="float" office:value="17740101" calcext:value-type="float">
            <text:p>17740101</text:p>
          </table:table-cell>
          <table:table-cell office:value-type="float" office:value="0.0080960123161" calcext:value-type="float">
            <text:p>0.0080960123161</text:p>
          </table:table-cell>
          <table:table-cell office:value-type="float" office:value="-0.004880137837" calcext:value-type="float">
            <text:p>-0.0048801378370</text:p>
          </table:table-cell>
          <table:table-cell table:formula="of:=[.B156]+[.C156]" office:value-type="float" office:value="0.0032158744791" calcext:value-type="float">
            <text:p>0.0032158744791</text:p>
          </table:table-cell>
          <table:table-cell table:number-columns-repeated="1020"/>
        </table:table-row>
        <table:table-row table:style-name="ro1">
          <table:table-cell office:value-type="float" office:value="17750101" calcext:value-type="float">
            <text:p>17750101</text:p>
          </table:table-cell>
          <table:table-cell office:value-type="float" office:value="0.0623325268558" calcext:value-type="float">
            <text:p>0.0623325268558</text:p>
          </table:table-cell>
          <table:table-cell office:value-type="float" office:value="-0.0049211404456" calcext:value-type="float">
            <text:p>-0.0049211404456</text:p>
          </table:table-cell>
          <table:table-cell table:formula="of:=[.B157]+[.C157]" office:value-type="float" office:value="0.0574113864102" calcext:value-type="float">
            <text:p>0.0574113864102</text:p>
          </table:table-cell>
          <table:table-cell table:number-columns-repeated="1020"/>
        </table:table-row>
        <table:table-row table:style-name="ro1">
          <table:table-cell office:value-type="float" office:value="17760101" calcext:value-type="float">
            <text:p>17760101</text:p>
          </table:table-cell>
          <table:table-cell office:value-type="float" office:value="0.1096906968459" calcext:value-type="float">
            <text:p>0.1096906968459</text:p>
          </table:table-cell>
          <table:table-cell office:value-type="float" office:value="-0.0049624171701" calcext:value-type="float">
            <text:p>-0.0049624171701</text:p>
          </table:table-cell>
          <table:table-cell table:formula="of:=[.B158]+[.C158]" office:value-type="float" office:value="0.1047282796758" calcext:value-type="float">
            <text:p>0.1047282796758</text:p>
          </table:table-cell>
          <table:table-cell table:number-columns-repeated="1020"/>
        </table:table-row>
        <table:table-row table:style-name="ro1">
          <table:table-cell office:value-type="float" office:value="17770101" calcext:value-type="float">
            <text:p>17770101</text:p>
          </table:table-cell>
          <table:table-cell office:value-type="float" office:value="0.1414044896419" calcext:value-type="float">
            <text:p>0.1414044896419</text:p>
          </table:table-cell>
          <table:table-cell office:value-type="float" office:value="-0.0048341793738" calcext:value-type="float">
            <text:p>-0.0048341793738</text:p>
          </table:table-cell>
          <table:table-cell table:formula="of:=[.B159]+[.C159]" office:value-type="float" office:value="0.1365703102681" calcext:value-type="float">
            <text:p>0.1365703102681</text:p>
          </table:table-cell>
          <table:table-cell table:number-columns-repeated="1020"/>
        </table:table-row>
        <table:table-row table:style-name="ro1">
          <table:table-cell office:value-type="float" office:value="17780101" calcext:value-type="float">
            <text:p>17780101</text:p>
          </table:table-cell>
          <table:table-cell office:value-type="float" office:value="0.1570536479679" calcext:value-type="float">
            <text:p>0.1570536479679</text:p>
          </table:table-cell>
          <table:table-cell office:value-type="float" office:value="-0.0048748748967" calcext:value-type="float">
            <text:p>-0.0048748748967</text:p>
          </table:table-cell>
          <table:table-cell table:formula="of:=[.B160]+[.C160]" office:value-type="float" office:value="0.1521787730712" calcext:value-type="float">
            <text:p>0.1521787730712</text:p>
          </table:table-cell>
          <table:table-cell table:number-columns-repeated="1020"/>
        </table:table-row>
        <table:table-row table:style-name="ro1">
          <table:table-cell office:value-type="float" office:value="17790101" calcext:value-type="float">
            <text:p>17790101</text:p>
          </table:table-cell>
          <table:table-cell office:value-type="float" office:value="0.1572046506664" calcext:value-type="float">
            <text:p>0.1572046506664</text:p>
          </table:table-cell>
          <table:table-cell office:value-type="float" office:value="-0.0049158423295" calcext:value-type="float">
            <text:p>-0.0049158423295</text:p>
          </table:table-cell>
          <table:table-cell table:formula="of:=[.B161]+[.C161]" office:value-type="float" office:value="0.1522888083369" calcext:value-type="float">
            <text:p>0.1522888083369</text:p>
          </table:table-cell>
          <table:table-cell table:number-columns-repeated="1020"/>
        </table:table-row>
        <table:table-row table:style-name="ro1">
          <table:table-cell office:value-type="float" office:value="17800101" calcext:value-type="float">
            <text:p>17800101</text:p>
          </table:table-cell>
          <table:table-cell office:value-type="float" office:value="0.139248429352" calcext:value-type="float">
            <text:p>0.1392484293520</text:p>
          </table:table-cell>
          <table:table-cell office:value-type="float" office:value="-0.0049570836285" calcext:value-type="float">
            <text:p>-0.0049570836285</text:p>
          </table:table-cell>
          <table:table-cell table:formula="of:=[.B162]+[.C162]" office:value-type="float" office:value="0.1342913457235" calcext:value-type="float">
            <text:p>0.1342913457235</text:p>
          </table:table-cell>
          <table:table-cell table:number-columns-repeated="1020"/>
        </table:table-row>
        <table:table-row table:style-name="ro1">
          <table:table-cell office:value-type="float" office:value="17810101" calcext:value-type="float">
            <text:p>17810101</text:p>
          </table:table-cell>
          <table:table-cell office:value-type="float" office:value="0.1022729469648" calcext:value-type="float">
            <text:p>0.1022729469648</text:p>
          </table:table-cell>
          <table:table-cell office:value-type="float" office:value="-0.0048289558363" calcext:value-type="float">
            <text:p>-0.0048289558363</text:p>
          </table:table-cell>
          <table:table-cell table:formula="of:=[.B163]+[.C163]" office:value-type="float" office:value="0.0974439911285" calcext:value-type="float">
            <text:p>0.0974439911285</text:p>
          </table:table-cell>
          <table:table-cell table:number-columns-repeated="1020"/>
        </table:table-row>
        <table:table-row table:style-name="ro1">
          <table:table-cell office:value-type="float" office:value="17820101" calcext:value-type="float">
            <text:p>17820101</text:p>
          </table:table-cell>
          <table:table-cell office:value-type="float" office:value="0.0552726254197" calcext:value-type="float">
            <text:p>0.0552726254197</text:p>
          </table:table-cell>
          <table:table-cell office:value-type="float" office:value="-0.0048696164701" calcext:value-type="float">
            <text:p>-0.0048696164701</text:p>
          </table:table-cell>
          <table:table-cell table:formula="of:=[.B164]+[.C164]" office:value-type="float" office:value="0.0504030089496" calcext:value-type="float">
            <text:p>0.0504030089496</text:p>
          </table:table-cell>
          <table:table-cell table:number-columns-repeated="1020"/>
        </table:table-row>
        <table:table-row table:style-name="ro1">
          <table:table-cell office:value-type="float" office:value="17830101" calcext:value-type="float">
            <text:p>17830101</text:p>
          </table:table-cell>
          <table:table-cell office:value-type="float" office:value="0.0046010827128" calcext:value-type="float">
            <text:p>0.0046010827128</text:p>
          </table:table-cell>
          <table:table-cell office:value-type="float" office:value="-0.0049105487596" calcext:value-type="float">
            <text:p>-0.0049105487596</text:p>
          </table:table-cell>
          <table:table-cell table:formula="of:=[.B165]+[.C165]" office:value-type="float" office:value="-0.0003094660468" calcext:value-type="float">
            <text:p>-0.0003094660468</text:p>
          </table:table-cell>
          <table:table-cell table:number-columns-repeated="1020"/>
        </table:table-row>
        <table:table-row table:style-name="ro1">
          <table:table-cell office:value-type="float" office:value="17840101" calcext:value-type="float">
            <text:p>17840101</text:p>
          </table:table-cell>
          <table:table-cell office:value-type="float" office:value="-0.0474274562155" calcext:value-type="float">
            <text:p>-0.0474274562155</text:p>
          </table:table-cell>
          <table:table-cell office:value-type="float" office:value="-0.0049517546649" calcext:value-type="float">
            <text:p>-0.0049517546649</text:p>
          </table:table-cell>
          <table:table-cell table:formula="of:=[.B166]+[.C166]" office:value-type="float" office:value="-0.0523792108804" calcext:value-type="float">
            <text:p>-0.0523792108804</text:p>
          </table:table-cell>
          <table:table-cell table:number-columns-repeated="1020"/>
        </table:table-row>
        <table:table-row table:style-name="ro1">
          <table:table-cell office:value-type="float" office:value="17850101" calcext:value-type="float">
            <text:p>17850101</text:p>
          </table:table-cell>
          <table:table-cell office:value-type="float" office:value="-0.0981799403078" calcext:value-type="float">
            <text:p>-0.0981799403078</text:p>
          </table:table-cell>
          <table:table-cell office:value-type="float" office:value="-0.0048237367751" calcext:value-type="float">
            <text:p>-0.0048237367751</text:p>
          </table:table-cell>
          <table:table-cell table:formula="of:=[.B167]+[.C167]" office:value-type="float" office:value="-0.1030036770829" calcext:value-type="float">
            <text:p>-0.1030036770829</text:p>
          </table:table-cell>
          <table:table-cell table:number-columns-repeated="1020"/>
        </table:table-row>
        <table:table-row table:style-name="ro1">
          <table:table-cell office:value-type="float" office:value="17860101" calcext:value-type="float">
            <text:p>17860101</text:p>
          </table:table-cell>
          <table:table-cell office:value-type="float" office:value="-0.1364319240518" calcext:value-type="float">
            <text:p>-0.1364319240518</text:p>
          </table:table-cell>
          <table:table-cell office:value-type="float" office:value="-0.0048643625529" calcext:value-type="float">
            <text:p>-0.0048643625529</text:p>
          </table:table-cell>
          <table:table-cell table:formula="of:=[.B168]+[.C168]" office:value-type="float" office:value="-0.1412962866047" calcext:value-type="float">
            <text:p>-0.1412962866047</text:p>
          </table:table-cell>
          <table:table-cell table:number-columns-repeated="1020"/>
        </table:table-row>
        <table:table-row table:style-name="ro1">
          <table:table-cell office:value-type="float" office:value="17870101" calcext:value-type="float">
            <text:p>17870101</text:p>
          </table:table-cell>
          <table:table-cell office:value-type="float" office:value="-0.1572367615365" calcext:value-type="float">
            <text:p>-0.1572367615365</text:p>
          </table:table-cell>
          <table:table-cell office:value-type="float" office:value="-0.0049052597317" calcext:value-type="float">
            <text:p>-0.0049052597317</text:p>
          </table:table-cell>
          <table:table-cell table:formula="of:=[.B169]+[.C169]" office:value-type="float" office:value="-0.1621420212682" calcext:value-type="float">
            <text:p>-0.1621420212682</text:p>
          </table:table-cell>
          <table:table-cell table:number-columns-repeated="1020"/>
        </table:table-row>
        <table:table-row table:style-name="ro1">
          <table:table-cell office:value-type="float" office:value="17880101" calcext:value-type="float">
            <text:p>17880101</text:p>
          </table:table-cell>
          <table:table-cell office:value-type="float" office:value="-0.1612536117548" calcext:value-type="float">
            <text:p>-0.1612536117548</text:p>
          </table:table-cell>
          <table:table-cell office:value-type="float" office:value="-0.0049464302754" calcext:value-type="float">
            <text:p>-0.0049464302754</text:p>
          </table:table-cell>
          <table:table-cell table:formula="of:=[.B170]+[.C170]" office:value-type="float" office:value="-0.1662000420302" calcext:value-type="float">
            <text:p>-0.1662000420302</text:p>
          </table:table-cell>
          <table:table-cell table:number-columns-repeated="1020"/>
        </table:table-row>
        <table:table-row table:style-name="ro1">
          <table:table-cell office:value-type="float" office:value="17890101" calcext:value-type="float">
            <text:p>17890101</text:p>
          </table:table-cell>
          <table:table-cell office:value-type="float" office:value="-0.150870449433" calcext:value-type="float">
            <text:p>-0.1508704494330</text:p>
          </table:table-cell>
          <table:table-cell office:value-type="float" office:value="-0.0048185221862" calcext:value-type="float">
            <text:p>-0.0048185221862</text:p>
          </table:table-cell>
          <table:table-cell table:formula="of:=[.B171]+[.C171]" office:value-type="float" office:value="-0.1556889716192" calcext:value-type="float">
            <text:p>-0.1556889716192</text:p>
          </table:table-cell>
          <table:table-cell table:number-columns-repeated="1020"/>
        </table:table-row>
        <table:table-row table:style-name="ro1">
          <table:table-cell office:value-type="float" office:value="17900101" calcext:value-type="float">
            <text:p>17900101</text:p>
          </table:table-cell>
          <table:table-cell office:value-type="float" office:value="-0.121248683274" calcext:value-type="float">
            <text:p>-0.1212486832740</text:p>
          </table:table-cell>
          <table:table-cell office:value-type="float" office:value="-0.0048591131409" calcext:value-type="float">
            <text:p>-0.0048591131409</text:p>
          </table:table-cell>
          <table:table-cell table:formula="of:=[.B172]+[.C172]" office:value-type="float" office:value="-0.1261077964149" calcext:value-type="float">
            <text:p>-0.1261077964149</text:p>
          </table:table-cell>
          <table:table-cell table:number-columns-repeated="1020"/>
        </table:table-row>
        <table:table-row table:style-name="ro1">
          <table:table-cell office:value-type="float" office:value="17910101" calcext:value-type="float">
            <text:p>17910101</text:p>
          </table:table-cell>
          <table:table-cell office:value-type="float" office:value="-0.0760982614258" calcext:value-type="float">
            <text:p>-0.0760982614258</text:p>
          </table:table-cell>
          <table:table-cell office:value-type="float" office:value="-0.0048999752416" calcext:value-type="float">
            <text:p>-0.0048999752416</text:p>
          </table:table-cell>
          <table:table-cell table:formula="of:=[.B173]+[.C173]" office:value-type="float" office:value="-0.0809982366674" calcext:value-type="float">
            <text:p>-0.0809982366674</text:p>
          </table:table-cell>
          <table:table-cell table:number-columns-repeated="1020"/>
        </table:table-row>
        <table:table-row table:style-name="ro1">
          <table:table-cell office:value-type="float" office:value="17920101" calcext:value-type="float">
            <text:p>17920101</text:p>
          </table:table-cell>
          <table:table-cell office:value-type="float" office:value="-0.0231193018311" calcext:value-type="float">
            <text:p>-0.0231193018311</text:p>
          </table:table-cell>
          <table:table-cell office:value-type="float" office:value="-0.0049411104559" calcext:value-type="float">
            <text:p>-0.0049411104559</text:p>
          </table:table-cell>
          <table:table-cell table:formula="of:=[.B174]+[.C174]" office:value-type="float" office:value="-0.028060412287" calcext:value-type="float">
            <text:p>-0.0280604122870</text:p>
          </table:table-cell>
          <table:table-cell table:number-columns-repeated="1020"/>
        </table:table-row>
        <table:table-row table:style-name="ro1">
          <table:table-cell office:value-type="float" office:value="17930101" calcext:value-type="float">
            <text:p>17930101</text:p>
          </table:table-cell>
          <table:table-cell office:value-type="float" office:value="0.0294215685927" calcext:value-type="float">
            <text:p>0.0294215685927</text:p>
          </table:table-cell>
          <table:table-cell office:value-type="float" office:value="-0.004813312065" calcext:value-type="float">
            <text:p>-0.0048133120650</text:p>
          </table:table-cell>
          <table:table-cell table:formula="of:=[.B175]+[.C175]" office:value-type="float" office:value="0.0246082565277" calcext:value-type="float">
            <text:p>0.0246082565277</text:p>
          </table:table-cell>
          <table:table-cell table:number-columns-repeated="1020"/>
        </table:table-row>
        <table:table-row table:style-name="ro1">
          <table:table-cell office:value-type="float" office:value="17940101" calcext:value-type="float">
            <text:p>17940101</text:p>
          </table:table-cell>
          <table:table-cell office:value-type="float" office:value="0.080852738585" calcext:value-type="float">
            <text:p>0.0808527385850</text:p>
          </table:table-cell>
          <table:table-cell office:value-type="float" office:value="-0.00485386823" calcext:value-type="float">
            <text:p>-0.0048538682300</text:p>
          </table:table-cell>
          <table:table-cell table:formula="of:=[.B176]+[.C176]" office:value-type="float" office:value="0.075998870355" calcext:value-type="float">
            <text:p>0.0759988703550</text:p>
          </table:table-cell>
          <table:table-cell table:number-columns-repeated="1020"/>
        </table:table-row>
        <table:table-row table:style-name="ro1">
          <table:table-cell office:value-type="float" office:value="17950101" calcext:value-type="float">
            <text:p>17950101</text:p>
          </table:table-cell>
          <table:table-cell office:value-type="float" office:value="0.1236821978548" calcext:value-type="float">
            <text:p>0.1236821978548</text:p>
          </table:table-cell>
          <table:table-cell office:value-type="float" office:value="-0.0048946952852" calcext:value-type="float">
            <text:p>-0.0048946952852</text:p>
          </table:table-cell>
          <table:table-cell table:formula="of:=[.B177]+[.C177]" office:value-type="float" office:value="0.1187875025696" calcext:value-type="float">
            <text:p>0.1187875025696</text:p>
          </table:table-cell>
          <table:table-cell table:number-columns-repeated="1020"/>
        </table:table-row>
        <table:table-row table:style-name="ro1">
          <table:table-cell office:value-type="float" office:value="17960101" calcext:value-type="float">
            <text:p>17960101</text:p>
          </table:table-cell>
          <table:table-cell office:value-type="float" office:value="0.1507414787428" calcext:value-type="float">
            <text:p>0.1507414787428</text:p>
          </table:table-cell>
          <table:table-cell office:value-type="float" office:value="-0.0049357952021" calcext:value-type="float">
            <text:p>-0.0049357952021</text:p>
          </table:table-cell>
          <table:table-cell table:formula="of:=[.B178]+[.C178]" office:value-type="float" office:value="0.1458056835407" calcext:value-type="float">
            <text:p>0.1458056835407</text:p>
          </table:table-cell>
          <table:table-cell table:number-columns-repeated="1020"/>
        </table:table-row>
        <table:table-row table:style-name="ro1">
          <table:table-cell office:value-type="float" office:value="17970101" calcext:value-type="float">
            <text:p>17970101</text:p>
          </table:table-cell>
          <table:table-cell office:value-type="float" office:value="0.1586595477589" calcext:value-type="float">
            <text:p>0.1586595477589</text:p>
          </table:table-cell>
          <table:table-cell office:value-type="float" office:value="-0.0048081064074" calcext:value-type="float">
            <text:p>-0.0048081064074</text:p>
          </table:table-cell>
          <table:table-cell table:formula="of:=[.B179]+[.C179]" office:value-type="float" office:value="0.1538514413515" calcext:value-type="float">
            <text:p>0.1538514413515</text:p>
          </table:table-cell>
          <table:table-cell table:number-columns-repeated="1020"/>
        </table:table-row>
        <table:table-row table:style-name="ro1">
          <table:table-cell office:value-type="float" office:value="17980101" calcext:value-type="float">
            <text:p>17980101</text:p>
          </table:table-cell>
          <table:table-cell office:value-type="float" office:value="0.1513030687762" calcext:value-type="float">
            <text:p>0.1513030687762</text:p>
          </table:table-cell>
          <table:table-cell office:value-type="float" office:value="-0.0048486278157" calcext:value-type="float">
            <text:p>-0.0048486278157</text:p>
          </table:table-cell>
          <table:table-cell table:formula="of:=[.B180]+[.C180]" office:value-type="float" office:value="0.1464544409605" calcext:value-type="float">
            <text:p>0.1464544409605</text:p>
          </table:table-cell>
          <table:table-cell table:number-columns-repeated="1020"/>
        </table:table-row>
        <table:table-row table:style-name="ro1">
          <table:table-cell office:value-type="float" office:value="17990101" calcext:value-type="float">
            <text:p>17990101</text:p>
          </table:table-cell>
          <table:table-cell office:value-type="float" office:value="0.1270025846959" calcext:value-type="float">
            <text:p>0.1270025846959</text:p>
          </table:table-cell>
          <table:table-cell office:value-type="float" office:value="-0.0048894198582" calcext:value-type="float">
            <text:p>-0.0048894198582</text:p>
          </table:table-cell>
          <table:table-cell table:formula="of:=[.B181]+[.C181]" office:value-type="float" office:value="0.1221131648377" calcext:value-type="float">
            <text:p>0.1221131648377</text:p>
          </table:table-cell>
          <table:table-cell table:number-columns-repeated="1020"/>
        </table:table-row>
        <table:table-row table:style-name="ro1">
          <table:table-cell office:value-type="float" office:value="18000101" calcext:value-type="float">
            <text:p>18000101</text:p>
          </table:table-cell>
          <table:table-cell office:value-type="float" office:value="0.0862701614682" calcext:value-type="float">
            <text:p>0.0862701614682</text:p>
          </table:table-cell>
          <table:table-cell office:value-type="float" office:value="-0.0049304845101" calcext:value-type="float">
            <text:p>-0.0049304845101</text:p>
          </table:table-cell>
          <table:table-cell table:formula="of:=[.B182]+[.C182]" office:value-type="float" office:value="0.0813396769581" calcext:value-type="float">
            <text:p>0.0813396769581</text:p>
          </table:table-cell>
          <table:table-cell table:number-columns-repeated="1020"/>
        </table:table-row>
        <table:table-row table:style-name="ro1">
          <table:table-cell office:value-type="float" office:value="18010101" calcext:value-type="float">
            <text:p>18010101</text:p>
          </table:table-cell>
          <table:table-cell office:value-type="float" office:value="0.0359969264426" calcext:value-type="float">
            <text:p>0.0359969264426</text:p>
          </table:table-cell>
          <table:table-cell office:value-type="float" office:value="-0.0049718237169" calcext:value-type="float">
            <text:p>-0.0049718237169</text:p>
          </table:table-cell>
          <table:table-cell table:formula="of:=[.B183]+[.C183]" office:value-type="float" office:value="0.0310251027257" calcext:value-type="float">
            <text:p>0.0310251027257</text:p>
          </table:table-cell>
          <table:table-cell table:number-columns-repeated="1020"/>
        </table:table-row>
        <table:table-row table:style-name="ro1">
          <table:table-cell office:value-type="float" office:value="18020101" calcext:value-type="float">
            <text:p>18020101</text:p>
          </table:table-cell>
          <table:table-cell office:value-type="float" office:value="-0.0163856160495" calcext:value-type="float">
            <text:p>-0.0163856160495</text:p>
          </table:table-cell>
          <table:table-cell office:value-type="float" office:value="-0.0050134393946" calcext:value-type="float">
            <text:p>-0.0050134393946</text:p>
          </table:table-cell>
          <table:table-cell table:formula="of:=[.B184]+[.C184]" office:value-type="float" office:value="-0.0213990554441" calcext:value-type="float">
            <text:p>-0.0213990554441</text:p>
          </table:table-cell>
          <table:table-cell table:number-columns-repeated="1020"/>
        </table:table-row>
        <table:table-row table:style-name="ro1">
          <table:table-cell office:value-type="float" office:value="18030101" calcext:value-type="float">
            <text:p>18030101</text:p>
          </table:table-cell>
          <table:table-cell office:value-type="float" office:value="-0.0676349059689" calcext:value-type="float">
            <text:p>-0.0676349059689</text:p>
          </table:table-cell>
          <table:table-cell office:value-type="float" office:value="-0.0050553334291" calcext:value-type="float">
            <text:p>-0.0050553334291</text:p>
          </table:table-cell>
          <table:table-cell table:formula="of:=[.B185]+[.C185]" office:value-type="float" office:value="-0.072690239398" calcext:value-type="float">
            <text:p>-0.0726902393980</text:p>
          </table:table-cell>
          <table:table-cell table:number-columns-repeated="1020"/>
        </table:table-row>
        <table:table-row table:style-name="ro1">
          <table:table-cell office:value-type="float" office:value="18040101" calcext:value-type="float">
            <text:p>18040101</text:p>
          </table:table-cell>
          <table:table-cell office:value-type="float" office:value="-0.1133865690703" calcext:value-type="float">
            <text:p>-0.1133865690703</text:p>
          </table:table-cell>
          <table:table-cell office:value-type="float" office:value="-0.005097507676" calcext:value-type="float">
            <text:p>-0.0050975076760</text:p>
          </table:table-cell>
          <table:table-cell table:formula="of:=[.B186]+[.C186]" office:value-type="float" office:value="-0.1184840767463" calcext:value-type="float">
            <text:p>-0.1184840767463</text:p>
          </table:table-cell>
          <table:table-cell table:number-columns-repeated="1020"/>
        </table:table-row>
        <table:table-row table:style-name="ro1">
          <table:table-cell office:value-type="float" office:value="18050101" calcext:value-type="float">
            <text:p>18050101</text:p>
          </table:table-cell>
          <table:table-cell office:value-type="float" office:value="-0.1464621473921" calcext:value-type="float">
            <text:p>-0.1464621473921</text:p>
          </table:table-cell>
          <table:table-cell office:value-type="float" office:value="-0.0049664821006" calcext:value-type="float">
            <text:p>-0.0049664821006</text:p>
          </table:table-cell>
          <table:table-cell table:formula="of:=[.B187]+[.C187]" office:value-type="float" office:value="-0.1514286294927" calcext:value-type="float">
            <text:p>-0.1514286294927</text:p>
          </table:table-cell>
          <table:table-cell table:number-columns-repeated="1020"/>
        </table:table-row>
        <table:table-row table:style-name="ro1">
          <table:table-cell office:value-type="float" office:value="18060101" calcext:value-type="float">
            <text:p>18060101</text:p>
          </table:table-cell>
          <table:table-cell office:value-type="float" office:value="-0.161922255635" calcext:value-type="float">
            <text:p>-0.1619222556350</text:p>
          </table:table-cell>
          <table:table-cell office:value-type="float" office:value="-0.0050080620514" calcext:value-type="float">
            <text:p>-0.0050080620514</text:p>
          </table:table-cell>
          <table:table-cell table:formula="of:=[.B188]+[.C188]" office:value-type="float" office:value="-0.1669303176864" calcext:value-type="float">
            <text:p>-0.1669303176864</text:p>
          </table:table-cell>
          <table:table-cell table:number-columns-repeated="1020"/>
        </table:table-row>
        <table:table-row table:style-name="ro1">
          <table:table-cell office:value-type="float" office:value="18070101" calcext:value-type="float">
            <text:p>18070101</text:p>
          </table:table-cell>
          <table:table-cell office:value-type="float" office:value="-0.159044412518" calcext:value-type="float">
            <text:p>-0.1590444125180</text:p>
          </table:table-cell>
          <table:table-cell office:value-type="float" office:value="-0.0050499201176" calcext:value-type="float">
            <text:p>-0.0050499201176</text:p>
          </table:table-cell>
          <table:table-cell table:formula="of:=[.B189]+[.C189]" office:value-type="float" office:value="-0.1640943326356" calcext:value-type="float">
            <text:p>-0.1640943326356</text:p>
          </table:table-cell>
          <table:table-cell table:number-columns-repeated="1020"/>
        </table:table-row>
        <table:table-row table:style-name="ro1">
          <table:table-cell office:value-type="float" office:value="18080101" calcext:value-type="float">
            <text:p>18080101</text:p>
          </table:table-cell>
          <table:table-cell office:value-type="float" office:value="-0.1402546044852" calcext:value-type="float">
            <text:p>-0.1402546044852</text:p>
          </table:table-cell>
          <table:table-cell office:value-type="float" office:value="-0.0050920581589" calcext:value-type="float">
            <text:p>-0.0050920581589</text:p>
          </table:table-cell>
          <table:table-cell table:formula="of:=[.B190]+[.C190]" office:value-type="float" office:value="-0.1453466626441" calcext:value-type="float">
            <text:p>-0.1453466626441</text:p>
          </table:table-cell>
          <table:table-cell table:number-columns-repeated="1020"/>
        </table:table-row>
        <table:table-row table:style-name="ro1">
          <table:table-cell office:value-type="float" office:value="18090101" calcext:value-type="float">
            <text:p>18090101</text:p>
          </table:table-cell>
          <table:table-cell office:value-type="float" office:value="-0.105184366585" calcext:value-type="float">
            <text:p>-0.1051843665850</text:p>
          </table:table-cell>
          <table:table-cell office:value-type="float" office:value="-0.0049611450697" calcext:value-type="float">
            <text:p>-0.0049611450697</text:p>
          </table:table-cell>
          <table:table-cell table:formula="of:=[.B191]+[.C191]" office:value-type="float" office:value="-0.1101455116547" calcext:value-type="float">
            <text:p>-0.1101455116547</text:p>
          </table:table-cell>
          <table:table-cell table:number-columns-repeated="1020"/>
        </table:table-row>
        <table:table-row table:style-name="ro1">
          <table:table-cell office:value-type="float" office:value="18100101" calcext:value-type="float">
            <text:p>18100101</text:p>
          </table:table-cell>
          <table:table-cell office:value-type="float" office:value="-0.057612301792" calcext:value-type="float">
            <text:p>-0.0576123017920</text:p>
          </table:table-cell>
          <table:table-cell office:value-type="float" office:value="-0.0050026893248" calcext:value-type="float">
            <text:p>-0.0050026893248</text:p>
          </table:table-cell>
          <table:table-cell table:formula="of:=[.B192]+[.C192]" office:value-type="float" office:value="-0.0626149911168" calcext:value-type="float">
            <text:p>-0.0626149911168</text:p>
          </table:table-cell>
          <table:table-cell table:number-columns-repeated="1020"/>
        </table:table-row>
        <table:table-row table:style-name="ro1">
          <table:table-cell office:value-type="float" office:value="18110101" calcext:value-type="float">
            <text:p>18110101</text:p>
          </table:table-cell>
          <table:table-cell office:value-type="float" office:value="-0.0024673697928" calcext:value-type="float">
            <text:p>-0.0024673697928</text:p>
          </table:table-cell>
          <table:table-cell office:value-type="float" office:value="-0.0050445114537" calcext:value-type="float">
            <text:p>-0.0050445114537</text:p>
          </table:table-cell>
          <table:table-cell table:formula="of:=[.B193]+[.C193]" office:value-type="float" office:value="-0.0075118812465" calcext:value-type="float">
            <text:p>-0.0075118812465</text:p>
          </table:table-cell>
          <table:table-cell table:number-columns-repeated="1020"/>
        </table:table-row>
        <table:table-row table:style-name="ro1">
          <table:table-cell office:value-type="float" office:value="18120101" calcext:value-type="float">
            <text:p>18120101</text:p>
          </table:table-cell>
          <table:table-cell office:value-type="float" office:value="0.0510153363945" calcext:value-type="float">
            <text:p>0.0510153363945</text:p>
          </table:table-cell>
          <table:table-cell office:value-type="float" office:value="-0.0050866133197" calcext:value-type="float">
            <text:p>-0.0050866133197</text:p>
          </table:table-cell>
          <table:table-cell table:formula="of:=[.B194]+[.C194]" office:value-type="float" office:value="0.0459287230748" calcext:value-type="float">
            <text:p>0.0459287230748</text:p>
          </table:table-cell>
          <table:table-cell table:number-columns-repeated="1020"/>
        </table:table-row>
        <table:table-row table:style-name="ro1">
          <table:table-cell office:value-type="float" office:value="18130101" calcext:value-type="float">
            <text:p>18130101</text:p>
          </table:table-cell>
          <table:table-cell office:value-type="float" office:value="0.0988550510551" calcext:value-type="float">
            <text:p>0.0988550510551</text:p>
          </table:table-cell>
          <table:table-cell office:value-type="float" office:value="-0.0049558126199" calcext:value-type="float">
            <text:p>-0.0049558126199</text:p>
          </table:table-cell>
          <table:table-cell table:formula="of:=[.B195]+[.C195]" office:value-type="float" office:value="0.0938992384352" calcext:value-type="float">
            <text:p>0.0938992384352</text:p>
          </table:table-cell>
          <table:table-cell table:number-columns-repeated="1020"/>
        </table:table-row>
        <table:table-row table:style-name="ro1">
          <table:table-cell office:value-type="float" office:value="18140101" calcext:value-type="float">
            <text:p>18140101</text:p>
          </table:table-cell>
          <table:table-cell office:value-type="float" office:value="0.134871969336" calcext:value-type="float">
            <text:p>0.1348719693360</text:p>
          </table:table-cell>
          <table:table-cell office:value-type="float" office:value="-0.0049973212109" calcext:value-type="float">
            <text:p>-0.0049973212109</text:p>
          </table:table-cell>
          <table:table-cell table:formula="of:=[.B196]+[.C196]" office:value-type="float" office:value="0.1298746481251" calcext:value-type="float">
            <text:p>0.1298746481251</text:p>
          </table:table-cell>
          <table:table-cell table:number-columns-repeated="1020"/>
        </table:table-row>
        <table:table-row table:style-name="ro1">
          <table:table-cell office:value-type="float" office:value="18150101" calcext:value-type="float">
            <text:p>18150101</text:p>
          </table:table-cell>
          <table:table-cell office:value-type="float" office:value="0.1563472724024" calcext:value-type="float">
            <text:p>0.1563472724024</text:p>
          </table:table-cell>
          <table:table-cell office:value-type="float" office:value="-0.0050391074333" calcext:value-type="float">
            <text:p>-0.0050391074333</text:p>
          </table:table-cell>
          <table:table-cell table:formula="of:=[.B197]+[.C197]" office:value-type="float" office:value="0.1513081649691" calcext:value-type="float">
            <text:p>0.1513081649691</text:p>
          </table:table-cell>
          <table:table-cell table:number-columns-repeated="1020"/>
        </table:table-row>
        <table:table-row table:style-name="ro1">
          <table:table-cell office:value-type="float" office:value="18160101" calcext:value-type="float">
            <text:p>18160101</text:p>
          </table:table-cell>
          <table:table-cell office:value-type="float" office:value="0.1589280363115" calcext:value-type="float">
            <text:p>0.1589280363115</text:p>
          </table:table-cell>
          <table:table-cell office:value-type="float" office:value="-0.0050811731545" calcext:value-type="float">
            <text:p>-0.0050811731545</text:p>
          </table:table-cell>
          <table:table-cell table:formula="of:=[.B198]+[.C198]" office:value-type="float" office:value="0.153846863157" calcext:value-type="float">
            <text:p>0.1538468631570</text:p>
          </table:table-cell>
          <table:table-cell table:number-columns-repeated="1020"/>
        </table:table-row>
        <table:table-row table:style-name="ro1">
          <table:table-cell office:value-type="float" office:value="18170101" calcext:value-type="float">
            <text:p>18170101</text:p>
          </table:table-cell>
          <table:table-cell office:value-type="float" office:value="0.1438008966985" calcext:value-type="float">
            <text:p>0.1438008966985</text:p>
          </table:table-cell>
          <table:table-cell office:value-type="float" office:value="-0.0049504847474" calcext:value-type="float">
            <text:p>-0.0049504847474</text:p>
          </table:table-cell>
          <table:table-cell table:formula="of:=[.B199]+[.C199]" office:value-type="float" office:value="0.1388504119511" calcext:value-type="float">
            <text:p>0.1388504119511</text:p>
          </table:table-cell>
          <table:table-cell table:number-columns-repeated="1020"/>
        </table:table-row>
        <table:table-row table:style-name="ro1">
          <table:table-cell office:value-type="float" office:value="18180101" calcext:value-type="float">
            <text:p>18180101</text:p>
          </table:table-cell>
          <table:table-cell office:value-type="float" office:value="0.1119019100203" calcext:value-type="float">
            <text:p>0.1119019100203</text:p>
          </table:table-cell>
          <table:table-cell office:value-type="float" office:value="-0.0049919577057" calcext:value-type="float">
            <text:p>-0.0049919577057</text:p>
          </table:table-cell>
          <table:table-cell table:formula="of:=[.B200]+[.C200]" office:value-type="float" office:value="0.1069099523146" calcext:value-type="float">
            <text:p>0.1069099523146</text:p>
          </table:table-cell>
          <table:table-cell table:number-columns-repeated="1020"/>
        </table:table-row>
        <table:table-row table:style-name="ro1">
          <table:table-cell office:value-type="float" office:value="18190101" calcext:value-type="float">
            <text:p>18190101</text:p>
          </table:table-cell>
          <table:table-cell office:value-type="float" office:value="0.0680298503251" calcext:value-type="float">
            <text:p>0.0680298503251</text:p>
          </table:table-cell>
          <table:table-cell office:value-type="float" office:value="-0.0050337080527" calcext:value-type="float">
            <text:p>-0.0050337080527</text:p>
          </table:table-cell>
          <table:table-cell table:formula="of:=[.B201]+[.C201]" office:value-type="float" office:value="0.0629961422724" calcext:value-type="float">
            <text:p>0.0629961422724</text:p>
          </table:table-cell>
          <table:table-cell table:number-columns-repeated="1020"/>
        </table:table-row>
        <table:table-row table:style-name="ro1">
          <table:table-cell office:value-type="float" office:value="18200101" calcext:value-type="float">
            <text:p>18200101</text:p>
          </table:table-cell>
          <table:table-cell office:value-type="float" office:value="0.0162726286566" calcext:value-type="float">
            <text:p>0.0162726286566</text:p>
          </table:table-cell>
          <table:table-cell office:value-type="float" office:value="-0.0050757376595" calcext:value-type="float">
            <text:p>-0.0050757376595</text:p>
          </table:table-cell>
          <table:table-cell table:formula="of:=[.B202]+[.C202]" office:value-type="float" office:value="0.0111968909971" calcext:value-type="float">
            <text:p>0.0111968909971</text:p>
          </table:table-cell>
          <table:table-cell table:number-columns-repeated="1020"/>
        </table:table-row>
        <table:table-row table:style-name="ro1">
          <table:table-cell office:value-type="float" office:value="18210101" calcext:value-type="float">
            <text:p>18210101</text:p>
          </table:table-cell>
          <table:table-cell office:value-type="float" office:value="-0.0371668976762" calcext:value-type="float">
            <text:p>-0.0371668976762</text:p>
          </table:table-cell>
          <table:table-cell office:value-type="float" office:value="-0.0049451614478" calcext:value-type="float">
            <text:p>-0.0049451614478</text:p>
          </table:table-cell>
          <table:table-cell table:formula="of:=[.B203]+[.C203]" office:value-type="float" office:value="-0.042112059124" calcext:value-type="float">
            <text:p>-0.0421120591240</text:p>
          </table:table-cell>
          <table:table-cell table:number-columns-repeated="1020"/>
        </table:table-row>
        <table:table-row table:style-name="ro1">
          <table:table-cell office:value-type="float" office:value="18220101" calcext:value-type="float">
            <text:p>18220101</text:p>
          </table:table-cell>
          <table:table-cell office:value-type="float" office:value="-0.0869822086256" calcext:value-type="float">
            <text:p>-0.0869822086256</text:p>
          </table:table-cell>
          <table:table-cell office:value-type="float" office:value="-0.0049865988051" calcext:value-type="float">
            <text:p>-0.0049865988051</text:p>
          </table:table-cell>
          <table:table-cell table:formula="of:=[.B204]+[.C204]" office:value-type="float" office:value="-0.0919688074307" calcext:value-type="float">
            <text:p>-0.0919688074307</text:p>
          </table:table-cell>
          <table:table-cell table:number-columns-repeated="1020"/>
        </table:table-row>
        <table:table-row table:style-name="ro1">
          <table:table-cell office:value-type="float" office:value="18230101" calcext:value-type="float">
            <text:p>18230101</text:p>
          </table:table-cell>
          <table:table-cell office:value-type="float" office:value="-0.1272754269456" calcext:value-type="float">
            <text:p>-0.1272754269456</text:p>
          </table:table-cell>
          <table:table-cell office:value-type="float" office:value="-0.0050283133076" calcext:value-type="float">
            <text:p>-0.0050283133076</text:p>
          </table:table-cell>
          <table:table-cell table:formula="of:=[.B205]+[.C205]" office:value-type="float" office:value="-0.1323037402532" calcext:value-type="float">
            <text:p>-0.1323037402532</text:p>
          </table:table-cell>
          <table:table-cell table:number-columns-repeated="1020"/>
        </table:table-row>
        <table:table-row table:style-name="ro1">
          <table:table-cell office:value-type="float" office:value="18240101" calcext:value-type="float">
            <text:p>18240101</text:p>
          </table:table-cell>
          <table:table-cell office:value-type="float" office:value="-0.1540445622231" calcext:value-type="float">
            <text:p>-0.1540445622231</text:p>
          </table:table-cell>
          <table:table-cell office:value-type="float" office:value="-0.0050703068307" calcext:value-type="float">
            <text:p>-0.0050703068307</text:p>
          </table:table-cell>
          <table:table-cell table:formula="of:=[.B206]+[.C206]" office:value-type="float" office:value="-0.1591148690538" calcext:value-type="float">
            <text:p>-0.1591148690538</text:p>
          </table:table-cell>
          <table:table-cell table:number-columns-repeated="1020"/>
        </table:table-row>
        <table:table-row table:style-name="ro1">
          <table:table-cell office:value-type="float" office:value="18250101" calcext:value-type="float">
            <text:p>18250101</text:p>
          </table:table-cell>
          <table:table-cell office:value-type="float" office:value="-0.1636176834914" calcext:value-type="float">
            <text:p>-0.1636176834914</text:p>
          </table:table-cell>
          <table:table-cell office:value-type="float" office:value="-0.0049398427173" calcext:value-type="float">
            <text:p>-0.0049398427173</text:p>
          </table:table-cell>
          <table:table-cell table:formula="of:=[.B207]+[.C207]" office:value-type="float" office:value="-0.1685575262087" calcext:value-type="float">
            <text:p>-0.1685575262087</text:p>
          </table:table-cell>
          <table:table-cell table:number-columns-repeated="1020"/>
        </table:table-row>
        <table:table-row table:style-name="ro1">
          <table:table-cell office:value-type="float" office:value="18260101" calcext:value-type="float">
            <text:p>18260101</text:p>
          </table:table-cell>
          <table:table-cell office:value-type="float" office:value="-0.1543964311828" calcext:value-type="float">
            <text:p>-0.1543964311828</text:p>
          </table:table-cell>
          <table:table-cell office:value-type="float" office:value="-0.0049812445051" calcext:value-type="float">
            <text:p>-0.0049812445051</text:p>
          </table:table-cell>
          <table:table-cell table:formula="of:=[.B208]+[.C208]" office:value-type="float" office:value="-0.1593776756879" calcext:value-type="float">
            <text:p>-0.1593776756879</text:p>
          </table:table-cell>
          <table:table-cell table:number-columns-repeated="1020"/>
        </table:table-row>
        <table:table-row table:style-name="ro1">
          <table:table-cell office:value-type="float" office:value="18270101" calcext:value-type="float">
            <text:p>18270101</text:p>
          </table:table-cell>
          <table:table-cell office:value-type="float" office:value="-0.1277553100397" calcext:value-type="float">
            <text:p>-0.1277553100397</text:p>
          </table:table-cell>
          <table:table-cell office:value-type="float" office:value="-0.0050229231944" calcext:value-type="float">
            <text:p>-0.0050229231944</text:p>
          </table:table-cell>
          <table:table-cell table:formula="of:=[.B209]+[.C209]" office:value-type="float" office:value="-0.1327782332341" calcext:value-type="float">
            <text:p>-0.1327782332341</text:p>
          </table:table-cell>
          <table:table-cell table:number-columns-repeated="1020"/>
        </table:table-row>
        <table:table-row table:style-name="ro1">
          <table:table-cell office:value-type="float" office:value="18280101" calcext:value-type="float">
            <text:p>18280101</text:p>
          </table:table-cell>
          <table:table-cell office:value-type="float" office:value="-0.087220212711" calcext:value-type="float">
            <text:p>-0.0872202127110</text:p>
          </table:table-cell>
          <table:table-cell office:value-type="float" office:value="-0.0050648806642" calcext:value-type="float">
            <text:p>-0.0050648806642</text:p>
          </table:table-cell>
          <table:table-cell table:formula="of:=[.B210]+[.C210]" office:value-type="float" office:value="-0.0922850933752" calcext:value-type="float">
            <text:p>-0.0922850933752</text:p>
          </table:table-cell>
          <table:table-cell table:number-columns-repeated="1020"/>
        </table:table-row>
        <table:table-row table:style-name="ro1">
          <table:table-cell office:value-type="float" office:value="18290101" calcext:value-type="float">
            <text:p>18290101</text:p>
          </table:table-cell>
          <table:table-cell office:value-type="float" office:value="-0.0373244341386" calcext:value-type="float">
            <text:p>-0.0373244341386</text:p>
          </table:table-cell>
          <table:table-cell office:value-type="float" office:value="-0.0049345285516" calcext:value-type="float">
            <text:p>-0.0049345285516</text:p>
          </table:table-cell>
          <table:table-cell table:formula="of:=[.B211]+[.C211]" office:value-type="float" office:value="-0.0422589626902" calcext:value-type="float">
            <text:p>-0.0422589626902</text:p>
          </table:table-cell>
          <table:table-cell table:number-columns-repeated="1020"/>
        </table:table-row>
        <table:table-row table:style-name="ro1">
          <table:table-cell office:value-type="float" office:value="18300101" calcext:value-type="float">
            <text:p>18300101</text:p>
          </table:table-cell>
          <table:table-cell office:value-type="float" office:value="0.0178740880891" calcext:value-type="float">
            <text:p>0.0178740880891</text:p>
          </table:table-cell>
          <table:table-cell office:value-type="float" office:value="-0.0049758948015" calcext:value-type="float">
            <text:p>-0.0049758948015</text:p>
          </table:table-cell>
          <table:table-cell table:formula="of:=[.B212]+[.C212]" office:value-type="float" office:value="0.0128981932876" calcext:value-type="float">
            <text:p>0.0128981932876</text:p>
          </table:table-cell>
          <table:table-cell table:number-columns-repeated="1020"/>
        </table:table-row>
        <table:table-row table:style-name="ro1">
          <table:table-cell office:value-type="float" office:value="18310101" calcext:value-type="float">
            <text:p>18310101</text:p>
          </table:table-cell>
          <table:table-cell office:value-type="float" office:value="0.0710253779175" calcext:value-type="float">
            <text:p>0.0710253779175</text:p>
          </table:table-cell>
          <table:table-cell office:value-type="float" office:value="-0.0050175377088" calcext:value-type="float">
            <text:p>-0.0050175377088</text:p>
          </table:table-cell>
          <table:table-cell table:formula="of:=[.B213]+[.C213]" office:value-type="float" office:value="0.0660078402087" calcext:value-type="float">
            <text:p>0.0660078402087</text:p>
          </table:table-cell>
          <table:table-cell table:number-columns-repeated="1020"/>
        </table:table-row>
        <table:table-row table:style-name="ro1">
          <table:table-cell office:value-type="float" office:value="18320101" calcext:value-type="float">
            <text:p>18320101</text:p>
          </table:table-cell>
          <table:table-cell office:value-type="float" office:value="0.1153502698846" calcext:value-type="float">
            <text:p>0.1153502698846</text:p>
          </table:table-cell>
          <table:table-cell office:value-type="float" office:value="-0.0050594591562" calcext:value-type="float">
            <text:p>-0.0050594591562</text:p>
          </table:table-cell>
          <table:table-cell table:formula="of:=[.B214]+[.C214]" office:value-type="float" office:value="0.1102908107284" calcext:value-type="float">
            <text:p>0.1102908107284</text:p>
          </table:table-cell>
          <table:table-cell table:number-columns-repeated="1020"/>
        </table:table-row>
        <table:table-row table:style-name="ro1">
          <table:table-cell office:value-type="float" office:value="18330101" calcext:value-type="float">
            <text:p>18330101</text:p>
          </table:table-cell>
          <table:table-cell office:value-type="float" office:value="0.1446477461855" calcext:value-type="float">
            <text:p>0.1446477461855</text:p>
          </table:table-cell>
          <table:table-cell office:value-type="float" office:value="-0.0049292189465" calcext:value-type="float">
            <text:p>-0.0049292189465</text:p>
          </table:table-cell>
          <table:table-cell table:formula="of:=[.B215]+[.C215]" office:value-type="float" office:value="0.139718527239" calcext:value-type="float">
            <text:p>0.1397185272390</text:p>
          </table:table-cell>
          <table:table-cell table:number-columns-repeated="1020"/>
        </table:table-row>
        <table:table-row table:style-name="ro1">
          <table:table-cell office:value-type="float" office:value="18340101" calcext:value-type="float">
            <text:p>18340101</text:p>
          </table:table-cell>
          <table:table-cell office:value-type="float" office:value="0.1588188247518" calcext:value-type="float">
            <text:p>0.1588188247518</text:p>
          </table:table-cell>
          <table:table-cell office:value-type="float" office:value="-0.0049705496905" calcext:value-type="float">
            <text:p>-0.0049705496905</text:p>
          </table:table-cell>
          <table:table-cell table:formula="of:=[.B216]+[.C216]" office:value-type="float" office:value="0.1538482750613" calcext:value-type="float">
            <text:p>0.1538482750613</text:p>
          </table:table-cell>
          <table:table-cell table:number-columns-repeated="1020"/>
        </table:table-row>
        <table:table-row table:style-name="ro1">
          <table:table-cell office:value-type="float" office:value="18350101" calcext:value-type="float">
            <text:p>18350101</text:p>
          </table:table-cell>
          <table:table-cell office:value-type="float" office:value="0.1551961500771" calcext:value-type="float">
            <text:p>0.1551961500771</text:p>
          </table:table-cell>
          <table:table-cell office:value-type="float" office:value="-0.0050121568469" calcext:value-type="float">
            <text:p>-0.0050121568469</text:p>
          </table:table-cell>
          <table:table-cell table:formula="of:=[.B217]+[.C217]" office:value-type="float" office:value="0.1501839932302" calcext:value-type="float">
            <text:p>0.1501839932302</text:p>
          </table:table-cell>
          <table:table-cell table:number-columns-repeated="1020"/>
        </table:table-row>
        <table:table-row table:style-name="ro1">
          <table:table-cell office:value-type="float" office:value="18360101" calcext:value-type="float">
            <text:p>18360101</text:p>
          </table:table-cell>
          <table:table-cell office:value-type="float" office:value="0.1341853596412" calcext:value-type="float">
            <text:p>0.1341853596412</text:p>
          </table:table-cell>
          <table:table-cell office:value-type="float" office:value="-0.0050540423026" calcext:value-type="float">
            <text:p>-0.0050540423026</text:p>
          </table:table-cell>
          <table:table-cell table:formula="of:=[.B218]+[.C218]" office:value-type="float" office:value="0.1291313173386" calcext:value-type="float">
            <text:p>0.1291313173386</text:p>
          </table:table-cell>
          <table:table-cell table:number-columns-repeated="1020"/>
        </table:table-row>
        <table:table-row table:style-name="ro1">
          <table:table-cell office:value-type="float" office:value="18370101" calcext:value-type="float">
            <text:p>18370101</text:p>
          </table:table-cell>
          <table:table-cell office:value-type="float" office:value="0.0957806113802" calcext:value-type="float">
            <text:p>0.0957806113802</text:p>
          </table:table-cell>
          <table:table-cell office:value-type="float" office:value="-0.0049239138981" calcext:value-type="float">
            <text:p>-0.0049239138981</text:p>
          </table:table-cell>
          <table:table-cell table:formula="of:=[.B219]+[.C219]" office:value-type="float" office:value="0.0908566974821" calcext:value-type="float">
            <text:p>0.0908566974821</text:p>
          </table:table-cell>
          <table:table-cell table:number-columns-repeated="1020"/>
        </table:table-row>
        <table:table-row table:style-name="ro1">
          <table:table-cell office:value-type="float" office:value="18380101" calcext:value-type="float">
            <text:p>18380101</text:p>
          </table:table-cell>
          <table:table-cell office:value-type="float" office:value="0.0480473915331" calcext:value-type="float">
            <text:p>0.0480473915331</text:p>
          </table:table-cell>
          <table:table-cell office:value-type="float" office:value="-0.0049652091679" calcext:value-type="float">
            <text:p>-0.0049652091679</text:p>
          </table:table-cell>
          <table:table-cell table:formula="of:=[.B220]+[.C220]" office:value-type="float" office:value="0.0430821823652" calcext:value-type="float">
            <text:p>0.0430821823652</text:p>
          </table:table-cell>
          <table:table-cell table:number-columns-repeated="1020"/>
        </table:table-row>
        <table:table-row table:style-name="ro1">
          <table:table-cell office:value-type="float" office:value="18390101" calcext:value-type="float">
            <text:p>18390101</text:p>
          </table:table-cell>
          <table:table-cell office:value-type="float" office:value="-0.0047283990648" calcext:value-type="float">
            <text:p>-0.0047283990648</text:p>
          </table:table-cell>
          <table:table-cell office:value-type="float" office:value="-0.0050067806048" calcext:value-type="float">
            <text:p>-0.0050067806048</text:p>
          </table:table-cell>
          <table:table-cell table:formula="of:=[.B221]+[.C221]" office:value-type="float" office:value="-0.0097351796696" calcext:value-type="float">
            <text:p>-0.0097351796696</text:p>
          </table:table-cell>
          <table:table-cell table:number-columns-repeated="1020"/>
        </table:table-row>
        <table:table-row table:style-name="ro1">
          <table:table-cell office:value-type="float" office:value="18400101" calcext:value-type="float">
            <text:p>18400101</text:p>
          </table:table-cell>
          <table:table-cell office:value-type="float" office:value="-0.0563399153384" calcext:value-type="float">
            <text:p>-0.0563399153384</text:p>
          </table:table-cell>
          <table:table-cell office:value-type="float" office:value="-0.0050486300996" calcext:value-type="float">
            <text:p>-0.0050486300996</text:p>
          </table:table-cell>
          <table:table-cell table:formula="of:=[.B222]+[.C222]" office:value-type="float" office:value="-0.061388545438" calcext:value-type="float">
            <text:p>-0.0613885454380</text:p>
          </table:table-cell>
          <table:table-cell table:number-columns-repeated="1020"/>
        </table:table-row>
        <table:table-row table:style-name="ro1">
          <table:table-cell office:value-type="float" office:value="18410101" calcext:value-type="float">
            <text:p>18410101</text:p>
          </table:table-cell>
          <table:table-cell office:value-type="float" office:value="-0.104465602995" calcext:value-type="float">
            <text:p>-0.1044656029950</text:p>
          </table:table-cell>
          <table:table-cell office:value-type="float" office:value="-0.0049186134022" calcext:value-type="float">
            <text:p>-0.0049186134022</text:p>
          </table:table-cell>
          <table:table-cell table:formula="of:=[.B223]+[.C223]" office:value-type="float" office:value="-0.1093842163972" calcext:value-type="float">
            <text:p>-0.1093842163972</text:p>
          </table:table-cell>
          <table:table-cell table:number-columns-repeated="1020"/>
        </table:table-row>
        <table:table-row table:style-name="ro1">
          <table:table-cell office:value-type="float" office:value="18420101" calcext:value-type="float">
            <text:p>18420101</text:p>
          </table:table-cell>
          <table:table-cell office:value-type="float" office:value="-0.1398842817385" calcext:value-type="float">
            <text:p>-0.1398842817385</text:p>
          </table:table-cell>
          <table:table-cell office:value-type="float" office:value="-0.0049598732296" calcext:value-type="float">
            <text:p>-0.0049598732296</text:p>
          </table:table-cell>
          <table:table-cell table:formula="of:=[.B224]+[.C224]" office:value-type="float" office:value="-0.1448441549681" calcext:value-type="float">
            <text:p>-0.1448441549681</text:p>
          </table:table-cell>
          <table:table-cell table:number-columns-repeated="1020"/>
        </table:table-row>
        <table:table-row table:style-name="ro1">
          <table:table-cell office:value-type="float" office:value="18430101" calcext:value-type="float">
            <text:p>18430101</text:p>
          </table:table-cell>
          <table:table-cell office:value-type="float" office:value="-0.1598118892946" calcext:value-type="float">
            <text:p>-0.1598118892946</text:p>
          </table:table-cell>
          <table:table-cell office:value-type="float" office:value="-0.0050014089785" calcext:value-type="float">
            <text:p>-0.0050014089785</text:p>
          </table:table-cell>
          <table:table-cell table:formula="of:=[.B225]+[.C225]" office:value-type="float" office:value="-0.1648132982731" calcext:value-type="float">
            <text:p>-0.1648132982731</text:p>
          </table:table-cell>
          <table:table-cell table:number-columns-repeated="1020"/>
        </table:table-row>
        <table:table-row table:style-name="ro1">
          <table:table-cell office:value-type="float" office:value="18440101" calcext:value-type="float">
            <text:p>18440101</text:p>
          </table:table-cell>
          <table:table-cell office:value-type="float" office:value="-0.1614200862982" calcext:value-type="float">
            <text:p>-0.1614200862982</text:p>
          </table:table-cell>
          <table:table-cell office:value-type="float" office:value="-0.0050432225433" calcext:value-type="float">
            <text:p>-0.0050432225433</text:p>
          </table:table-cell>
          <table:table-cell table:formula="of:=[.B226]+[.C226]" office:value-type="float" office:value="-0.1664633088415" calcext:value-type="float">
            <text:p>-0.1664633088415</text:p>
          </table:table-cell>
          <table:table-cell table:number-columns-repeated="1020"/>
        </table:table-row>
        <table:table-row table:style-name="ro1">
          <table:table-cell office:value-type="float" office:value="18450101" calcext:value-type="float">
            <text:p>18450101</text:p>
          </table:table-cell>
          <table:table-cell office:value-type="float" office:value="-0.1469126795778" calcext:value-type="float">
            <text:p>-0.1469126795778</text:p>
          </table:table-cell>
          <table:table-cell office:value-type="float" office:value="-0.0049133174545" calcext:value-type="float">
            <text:p>-0.0049133174545</text:p>
          </table:table-cell>
          <table:table-cell table:formula="of:=[.B227]+[.C227]" office:value-type="float" office:value="-0.1518259970323" calcext:value-type="float">
            <text:p>-0.1518259970323</text:p>
          </table:table-cell>
          <table:table-cell table:number-columns-repeated="1020"/>
        </table:table-row>
        <table:table-row table:style-name="ro1">
          <table:table-cell office:value-type="float" office:value="18460101" calcext:value-type="float">
            <text:p>18460101</text:p>
          </table:table-cell>
          <table:table-cell office:value-type="float" office:value="-0.1139414194043" calcext:value-type="float">
            <text:p>-0.1139414194043</text:p>
          </table:table-cell>
          <table:table-cell office:value-type="float" office:value="-0.0049545418716" calcext:value-type="float">
            <text:p>-0.0049545418716</text:p>
          </table:table-cell>
          <table:table-cell table:formula="of:=[.B228]+[.C228]" office:value-type="float" office:value="-0.1188959612759" calcext:value-type="float">
            <text:p>-0.1188959612759</text:p>
          </table:table-cell>
          <table:table-cell table:number-columns-repeated="1020"/>
        </table:table-row>
        <table:table-row table:style-name="ro1">
          <table:table-cell office:value-type="float" office:value="18470101" calcext:value-type="float">
            <text:p>18470101</text:p>
          </table:table-cell>
          <table:table-cell office:value-type="float" office:value="-0.0682844464935" calcext:value-type="float">
            <text:p>-0.0682844464935</text:p>
          </table:table-cell>
          <table:table-cell office:value-type="float" office:value="-0.0049960419638" calcext:value-type="float">
            <text:p>-0.0049960419638</text:p>
          </table:table-cell>
          <table:table-cell table:formula="of:=[.B229]+[.C229]" office:value-type="float" office:value="-0.0732804884573" calcext:value-type="float">
            <text:p>-0.0732804884573</text:p>
          </table:table-cell>
          <table:table-cell table:number-columns-repeated="1020"/>
        </table:table-row>
        <table:table-row table:style-name="ro1">
          <table:table-cell office:value-type="float" office:value="18480101" calcext:value-type="float">
            <text:p>18480101</text:p>
          </table:table-cell>
          <table:table-cell office:value-type="float" office:value="-0.0154074102377" calcext:value-type="float">
            <text:p>-0.0154074102377</text:p>
          </table:table-cell>
          <table:table-cell office:value-type="float" office:value="-0.0050378196295" calcext:value-type="float">
            <text:p>-0.0050378196295</text:p>
          </table:table-cell>
          <table:table-cell table:formula="of:=[.B230]+[.C230]" office:value-type="float" office:value="-0.0204452298672" calcext:value-type="float">
            <text:p>-0.0204452298672</text:p>
          </table:table-cell>
          <table:table-cell table:number-columns-repeated="1020"/>
        </table:table-row>
        <table:table-row table:style-name="ro1">
          <table:table-cell office:value-type="float" office:value="18490101" calcext:value-type="float">
            <text:p>18490101</text:p>
          </table:table-cell>
          <table:table-cell office:value-type="float" office:value="0.0379663501179" calcext:value-type="float">
            <text:p>0.0379663501179</text:p>
          </table:table-cell>
          <table:table-cell office:value-type="float" office:value="-0.0049080260511" calcext:value-type="float">
            <text:p>-0.0049080260511</text:p>
          </table:table-cell>
          <table:table-cell table:formula="of:=[.B231]+[.C231]" office:value-type="float" office:value="0.0330583240668" calcext:value-type="float">
            <text:p>0.0330583240668</text:p>
          </table:table-cell>
          <table:table-cell table:number-columns-repeated="1020"/>
        </table:table-row>
        <table:table-row table:style-name="ro1">
          <table:table-cell office:value-type="float" office:value="18500101" calcext:value-type="float">
            <text:p>18500101</text:p>
          </table:table-cell>
          <table:table-cell office:value-type="float" office:value="0.0889880440842" calcext:value-type="float">
            <text:p>0.0889880440842</text:p>
          </table:table-cell>
          <table:table-cell office:value-type="float" office:value="-0.0049492150898" calcext:value-type="float">
            <text:p>-0.0049492150898</text:p>
          </table:table-cell>
          <table:table-cell table:formula="of:=[.B232]+[.C232]" office:value-type="float" office:value="0.0840388289944" calcext:value-type="float">
            <text:p>0.0840388289944</text:p>
          </table:table-cell>
          <table:table-cell table:number-columns-repeated="1020"/>
        </table:table-row>
        <table:table-row table:style-name="ro1">
          <table:table-cell office:value-type="float" office:value="18510101" calcext:value-type="float">
            <text:p>18510101</text:p>
          </table:table-cell>
          <table:table-cell office:value-type="float" office:value="0.1292595077139" calcext:value-type="float">
            <text:p>0.1292595077139</text:p>
          </table:table-cell>
          <table:table-cell office:value-type="float" office:value="-0.0049906795568" calcext:value-type="float">
            <text:p>-0.0049906795568</text:p>
          </table:table-cell>
          <table:table-cell table:formula="of:=[.B233]+[.C233]" office:value-type="float" office:value="0.1242688281571" calcext:value-type="float">
            <text:p>0.1242688281571</text:p>
          </table:table-cell>
          <table:table-cell table:number-columns-repeated="1020"/>
        </table:table-row>
        <table:table-row table:style-name="ro1">
          <table:table-cell office:value-type="float" office:value="18520101" calcext:value-type="float">
            <text:p>18520101</text:p>
          </table:table-cell>
          <table:table-cell office:value-type="float" office:value="0.15285268159" calcext:value-type="float">
            <text:p>0.1528526815900</text:p>
          </table:table-cell>
          <table:table-cell office:value-type="float" office:value="-0.0050324213545" calcext:value-type="float">
            <text:p>-0.0050324213545</text:p>
          </table:table-cell>
          <table:table-cell table:formula="of:=[.B234]+[.C234]" office:value-type="float" office:value="0.1478202602355" calcext:value-type="float">
            <text:p>0.1478202602355</text:p>
          </table:table-cell>
          <table:table-cell table:number-columns-repeated="1020"/>
        </table:table-row>
        <table:table-row table:style-name="ro1">
          <table:table-cell office:value-type="float" office:value="18530101" calcext:value-type="float">
            <text:p>18530101</text:p>
          </table:table-cell>
          <table:table-cell office:value-type="float" office:value="0.1584835056439" calcext:value-type="float">
            <text:p>0.1584835056439</text:p>
          </table:table-cell>
          <table:table-cell office:value-type="float" office:value="-0.0049027391876" calcext:value-type="float">
            <text:p>-0.0049027391876</text:p>
          </table:table-cell>
          <table:table-cell table:formula="of:=[.B235]+[.C235]" office:value-type="float" office:value="0.1535807664563" calcext:value-type="float">
            <text:p>0.1535807664563</text:p>
          </table:table-cell>
          <table:table-cell table:number-columns-repeated="1020"/>
        </table:table-row>
        <table:table-row table:style-name="ro1">
          <table:table-cell office:value-type="float" office:value="18540101" calcext:value-type="float">
            <text:p>18540101</text:p>
          </table:table-cell>
          <table:table-cell office:value-type="float" office:value="0.1482726820205" calcext:value-type="float">
            <text:p>0.1482726820205</text:p>
          </table:table-cell>
          <table:table-cell office:value-type="float" office:value="-0.00494389288" calcext:value-type="float">
            <text:p>-0.0049438928800</text:p>
          </table:table-cell>
          <table:table-cell table:formula="of:=[.B236]+[.C236]" office:value-type="float" office:value="0.1433287891405" calcext:value-type="float">
            <text:p>0.1433287891405</text:p>
          </table:table-cell>
          <table:table-cell table:number-columns-repeated="1020"/>
        </table:table-row>
        <table:table-row table:style-name="ro1">
          <table:table-cell office:value-type="float" office:value="18550101" calcext:value-type="float">
            <text:p>18550101</text:p>
          </table:table-cell>
          <table:table-cell office:value-type="float" office:value="0.1216831173904" calcext:value-type="float">
            <text:p>0.1216831173904</text:p>
          </table:table-cell>
          <table:table-cell office:value-type="float" office:value="-0.0049853217535" calcext:value-type="float">
            <text:p>-0.0049853217535</text:p>
          </table:table-cell>
          <table:table-cell table:formula="of:=[.B237]+[.C237]" office:value-type="float" office:value="0.1166977956369" calcext:value-type="float">
            <text:p>0.1166977956369</text:p>
          </table:table-cell>
          <table:table-cell table:number-columns-repeated="1020"/>
        </table:table-row>
        <table:table-row table:style-name="ro1">
          <table:table-cell office:value-type="float" office:value="18560101" calcext:value-type="float">
            <text:p>18560101</text:p>
          </table:table-cell>
          <table:table-cell office:value-type="float" office:value="0.0788473440424" calcext:value-type="float">
            <text:p>0.0788473440424</text:p>
          </table:table-cell>
          <table:table-cell office:value-type="float" office:value="-0.0050270277142" calcext:value-type="float">
            <text:p>-0.0050270277142</text:p>
          </table:table-cell>
          <table:table-cell table:formula="of:=[.B238]+[.C238]" office:value-type="float" office:value="0.0738203163282" calcext:value-type="float">
            <text:p>0.0738203163282</text:p>
          </table:table-cell>
          <table:table-cell table:number-columns-repeated="1020"/>
        </table:table-row>
        <table:table-row table:style-name="ro1">
          <table:table-cell office:value-type="float" office:value="18570101" calcext:value-type="float">
            <text:p>18570101</text:p>
          </table:table-cell>
          <table:table-cell office:value-type="float" office:value="0.0269858050373" calcext:value-type="float">
            <text:p>0.0269858050373</text:p>
          </table:table-cell>
          <table:table-cell office:value-type="float" office:value="-0.00489745686" calcext:value-type="float">
            <text:p>-0.0048974568600</text:p>
          </table:table-cell>
          <table:table-cell table:formula="of:=[.B239]+[.C239]" office:value-type="float" office:value="0.0220883481773" calcext:value-type="float">
            <text:p>0.0220883481773</text:p>
          </table:table-cell>
          <table:table-cell table:number-columns-repeated="1020"/>
        </table:table-row>
        <table:table-row table:style-name="ro1">
          <table:table-cell office:value-type="float" office:value="18580101" calcext:value-type="float">
            <text:p>18580101</text:p>
          </table:table-cell>
          <table:table-cell office:value-type="float" office:value="-0.025869137889" calcext:value-type="float">
            <text:p>-0.0258691378890</text:p>
          </table:table-cell>
          <table:table-cell office:value-type="float" office:value="-0.0049385752382" calcext:value-type="float">
            <text:p>-0.0049385752382</text:p>
          </table:table-cell>
          <table:table-cell table:formula="of:=[.B240]+[.C240]" office:value-type="float" office:value="-0.0308077131272" calcext:value-type="float">
            <text:p>-0.0308077131272</text:p>
          </table:table-cell>
          <table:table-cell table:number-columns-repeated="1020"/>
        </table:table-row>
        <table:table-row table:style-name="ro1">
          <table:table-cell office:value-type="float" office:value="18590101" calcext:value-type="float">
            <text:p>18590101</text:p>
          </table:table-cell>
          <table:table-cell office:value-type="float" office:value="-0.0752797464758" calcext:value-type="float">
            <text:p>-0.0752797464758</text:p>
          </table:table-cell>
          <table:table-cell office:value-type="float" office:value="-0.0049799685498" calcext:value-type="float">
            <text:p>-0.0049799685498</text:p>
          </table:table-cell>
          <table:table-cell table:formula="of:=[.B241]+[.C241]" office:value-type="float" office:value="-0.0802597150256" calcext:value-type="float">
            <text:p>-0.0802597150256</text:p>
          </table:table-cell>
          <table:table-cell table:number-columns-repeated="1020"/>
        </table:table-row>
        <table:table-row table:style-name="ro1">
          <table:table-cell office:value-type="float" office:value="18600101" calcext:value-type="float">
            <text:p>18600101</text:p>
          </table:table-cell>
          <table:table-cell office:value-type="float" office:value="-0.1196149269676" calcext:value-type="float">
            <text:p>-0.1196149269676</text:p>
          </table:table-cell>
          <table:table-cell office:value-type="float" office:value="-0.0050216387047" calcext:value-type="float">
            <text:p>-0.0050216387047</text:p>
          </table:table-cell>
          <table:table-cell table:formula="of:=[.B242]+[.C242]" office:value-type="float" office:value="-0.1246365656723" calcext:value-type="float">
            <text:p>-0.1246365656723</text:p>
          </table:table-cell>
          <table:table-cell table:number-columns-repeated="1020"/>
        </table:table-row>
        <table:table-row table:style-name="ro1">
          <table:table-cell office:value-type="float" office:value="18610101" calcext:value-type="float">
            <text:p>18610101</text:p>
          </table:table-cell>
          <table:table-cell office:value-type="float" office:value="-0.1504551031215" calcext:value-type="float">
            <text:p>-0.1504551031215</text:p>
          </table:table-cell>
          <table:table-cell office:value-type="float" office:value="-0.004892179064" calcext:value-type="float">
            <text:p>-0.0048921790640</text:p>
          </table:table-cell>
          <table:table-cell table:formula="of:=[.B243]+[.C243]" office:value-type="float" office:value="-0.1553472821855" calcext:value-type="float">
            <text:p>-0.1553472821855</text:p>
          </table:table-cell>
          <table:table-cell table:number-columns-repeated="1020"/>
        </table:table-row>
        <table:table-row table:style-name="ro1">
          <table:table-cell office:value-type="float" office:value="18620101" calcext:value-type="float">
            <text:p>18620101</text:p>
          </table:table-cell>
          <table:table-cell office:value-type="float" office:value="-0.1629754049493" calcext:value-type="float">
            <text:p>-0.1629754049493</text:p>
          </table:table-cell>
          <table:table-cell office:value-type="float" office:value="-0.0049332621603" calcext:value-type="float">
            <text:p>-0.0049332621603</text:p>
          </table:table-cell>
          <table:table-cell table:formula="of:=[.B244]+[.C244]" office:value-type="float" office:value="-0.1679086671096" calcext:value-type="float">
            <text:p>-0.1679086671096</text:p>
          </table:table-cell>
          <table:table-cell table:number-columns-repeated="1020"/>
        </table:table-row>
        <table:table-row table:style-name="ro1">
          <table:table-cell office:value-type="float" office:value="18630101" calcext:value-type="float">
            <text:p>18630101</text:p>
          </table:table-cell>
          <table:table-cell office:value-type="float" office:value="-0.1569847309529" calcext:value-type="float">
            <text:p>-0.1569847309529</text:p>
          </table:table-cell>
          <table:table-cell office:value-type="float" office:value="-0.0049746199416" calcext:value-type="float">
            <text:p>-0.0049746199416</text:p>
          </table:table-cell>
          <table:table-cell table:formula="of:=[.B245]+[.C245]" office:value-type="float" office:value="-0.1619593508945" calcext:value-type="float">
            <text:p>-0.1619593508945</text:p>
          </table:table-cell>
          <table:table-cell table:number-columns-repeated="1020"/>
        </table:table-row>
        <table:table-row table:style-name="ro1">
          <table:table-cell office:value-type="float" office:value="18640101" calcext:value-type="float">
            <text:p>18640101</text:p>
          </table:table-cell>
          <table:table-cell office:value-type="float" office:value="-0.1363495121864" calcext:value-type="float">
            <text:p>-0.1363495121864</text:p>
          </table:table-cell>
          <table:table-cell office:value-type="float" office:value="-0.0050162543219" calcext:value-type="float">
            <text:p>-0.0050162543219</text:p>
          </table:table-cell>
          <table:table-cell table:formula="of:=[.B246]+[.C246]" office:value-type="float" office:value="-0.1413657665083" calcext:value-type="float">
            <text:p>-0.1413657665083</text:p>
          </table:table-cell>
          <table:table-cell table:number-columns-repeated="1020"/>
        </table:table-row>
        <table:table-row table:style-name="ro1">
          <table:table-cell office:value-type="float" office:value="18650101" calcext:value-type="float">
            <text:p>18650101</text:p>
          </table:table-cell>
          <table:table-cell office:value-type="float" office:value="-0.0985046111622" calcext:value-type="float">
            <text:p>-0.0985046111622</text:p>
          </table:table-cell>
          <table:table-cell office:value-type="float" office:value="-0.0048869057955" calcext:value-type="float">
            <text:p>-0.0048869057955</text:p>
          </table:table-cell>
          <table:table-cell table:formula="of:=[.B247]+[.C247]" office:value-type="float" office:value="-0.1033915169577" calcext:value-type="float">
            <text:p>-0.1033915169577</text:p>
          </table:table-cell>
          <table:table-cell table:number-columns-repeated="1020"/>
        </table:table-row>
        <table:table-row table:style-name="ro1">
          <table:table-cell office:value-type="float" office:value="18660101" calcext:value-type="float">
            <text:p>18660101</text:p>
          </table:table-cell>
          <table:table-cell office:value-type="float" office:value="-0.0483133862272" calcext:value-type="float">
            <text:p>-0.0483133862272</text:p>
          </table:table-cell>
          <table:table-cell office:value-type="float" office:value="-0.0049279536421" calcext:value-type="float">
            <text:p>-0.0049279536421</text:p>
          </table:table-cell>
          <table:table-cell table:formula="of:=[.B248]+[.C248]" office:value-type="float" office:value="-0.0532413398693" calcext:value-type="float">
            <text:p>-0.0532413398693</text:p>
          </table:table-cell>
          <table:table-cell table:number-columns-repeated="1020"/>
        </table:table-row>
        <table:table-row table:style-name="ro1">
          <table:table-cell office:value-type="float" office:value="18670101" calcext:value-type="float">
            <text:p>18670101</text:p>
          </table:table-cell>
          <table:table-cell office:value-type="float" office:value="0.0067236428676" calcext:value-type="float">
            <text:p>0.0067236428676</text:p>
          </table:table-cell>
          <table:table-cell office:value-type="float" office:value="-0.004969275925" calcext:value-type="float">
            <text:p>-0.0049692759250</text:p>
          </table:table-cell>
          <table:table-cell table:formula="of:=[.B249]+[.C249]" office:value-type="float" office:value="0.0017543669426" calcext:value-type="float">
            <text:p>0.0017543669426</text:p>
          </table:table-cell>
          <table:table-cell table:number-columns-repeated="1020"/>
        </table:table-row>
        <table:table-row table:style-name="ro1">
          <table:table-cell office:value-type="float" office:value="18680101" calcext:value-type="float">
            <text:p>18680101</text:p>
          </table:table-cell>
          <table:table-cell office:value-type="float" office:value="0.0578770547646" calcext:value-type="float">
            <text:p>0.0578770547646</text:p>
          </table:table-cell>
          <table:table-cell office:value-type="float" office:value="-0.0050108745619" calcext:value-type="float">
            <text:p>-0.0050108745619</text:p>
          </table:table-cell>
          <table:table-cell table:formula="of:=[.B250]+[.C250]" office:value-type="float" office:value="0.0528661802027" calcext:value-type="float">
            <text:p>0.0528661802027</text:p>
          </table:table-cell>
          <table:table-cell table:number-columns-repeated="1020"/>
        </table:table-row>
        <table:table-row table:style-name="ro1">
          <table:table-cell office:value-type="float" office:value="18690101" calcext:value-type="float">
            <text:p>18690101</text:p>
          </table:table-cell>
          <table:table-cell office:value-type="float" office:value="0.1049685140247" calcext:value-type="float">
            <text:p>0.1049685140247</text:p>
          </table:table-cell>
          <table:table-cell office:value-type="float" office:value="-0.0048816370503" calcext:value-type="float">
            <text:p>-0.0048816370503</text:p>
          </table:table-cell>
          <table:table-cell table:formula="of:=[.B251]+[.C251]" office:value-type="float" office:value="0.1000868769744" calcext:value-type="float">
            <text:p>0.1000868769744</text:p>
          </table:table-cell>
          <table:table-cell table:number-columns-repeated="1020"/>
        </table:table-row>
        <table:table-row table:style-name="ro1">
          <table:table-cell office:value-type="float" office:value="18700101" calcext:value-type="float">
            <text:p>18700101</text:p>
          </table:table-cell>
          <table:table-cell office:value-type="float" office:value="0.1407491586116" calcext:value-type="float">
            <text:p>0.1407491586116</text:p>
          </table:table-cell>
          <table:table-cell office:value-type="float" office:value="-0.0049226496795" calcext:value-type="float">
            <text:p>-0.0049226496795</text:p>
          </table:table-cell>
          <table:table-cell table:formula="of:=[.B252]+[.C252]" office:value-type="float" office:value="0.1358265089321" calcext:value-type="float">
            <text:p>0.1358265089321</text:p>
          </table:table-cell>
          <table:table-cell table:number-columns-repeated="1020"/>
        </table:table-row>
        <table:table-row table:style-name="ro1">
          <table:table-cell office:value-type="float" office:value="18710101" calcext:value-type="float">
            <text:p>18710101</text:p>
          </table:table-cell>
          <table:table-cell office:value-type="float" office:value="0.1586777113855" calcext:value-type="float">
            <text:p>0.1586777113855</text:p>
          </table:table-cell>
          <table:table-cell office:value-type="float" office:value="-0.0049639364958" calcext:value-type="float">
            <text:p>-0.0049639364958</text:p>
          </table:table-cell>
          <table:table-cell table:formula="of:=[.B253]+[.C253]" office:value-type="float" office:value="0.1537137748897" calcext:value-type="float">
            <text:p>0.1537137748897</text:p>
          </table:table-cell>
          <table:table-cell table:number-columns-repeated="1020"/>
        </table:table-row>
        <table:table-row table:style-name="ro1">
          <table:table-cell office:value-type="float" office:value="18720101" calcext:value-type="float">
            <text:p>18720101</text:p>
          </table:table-cell>
          <table:table-cell office:value-type="float" office:value="0.1559384780947" calcext:value-type="float">
            <text:p>0.1559384780947</text:p>
          </table:table-cell>
          <table:table-cell office:value-type="float" office:value="-0.0050054994207" calcext:value-type="float">
            <text:p>-0.0050054994207</text:p>
          </table:table-cell>
          <table:table-cell table:formula="of:=[.B254]+[.C254]" office:value-type="float" office:value="0.150932978674" calcext:value-type="float">
            <text:p>0.1509329786740</text:p>
          </table:table-cell>
          <table:table-cell table:number-columns-repeated="1020"/>
        </table:table-row>
        <table:table-row table:style-name="ro1">
          <table:table-cell office:value-type="float" office:value="18730101" calcext:value-type="float">
            <text:p>18730101</text:p>
          </table:table-cell>
          <table:table-cell office:value-type="float" office:value="0.1385546434875" calcext:value-type="float">
            <text:p>0.1385546434875</text:p>
          </table:table-cell>
          <table:table-cell office:value-type="float" office:value="-0.0048763728241" calcext:value-type="float">
            <text:p>-0.0048763728241</text:p>
          </table:table-cell>
          <table:table-cell table:formula="of:=[.B255]+[.C255]" office:value-type="float" office:value="0.1336782706634" calcext:value-type="float">
            <text:p>0.1336782706634</text:p>
          </table:table-cell>
          <table:table-cell table:number-columns-repeated="1020"/>
        </table:table-row>
        <table:table-row table:style-name="ro1">
          <table:table-cell office:value-type="float" office:value="18740101" calcext:value-type="float">
            <text:p>18740101</text:p>
          </table:table-cell>
          <table:table-cell office:value-type="float" office:value="0.1068530278997" calcext:value-type="float">
            <text:p>0.1068530278997</text:p>
          </table:table-cell>
          <table:table-cell office:value-type="float" office:value="-0.0049173502684" calcext:value-type="float">
            <text:p>-0.0049173502684</text:p>
          </table:table-cell>
          <table:table-cell table:formula="of:=[.B256]+[.C256]" office:value-type="float" office:value="0.1019356776313" calcext:value-type="float">
            <text:p>0.1019356776313</text:p>
          </table:table-cell>
          <table:table-cell table:number-columns-repeated="1020"/>
        </table:table-row>
        <table:table-row table:style-name="ro1">
          <table:table-cell office:value-type="float" office:value="18750101" calcext:value-type="float">
            <text:p>18750101</text:p>
          </table:table-cell>
          <table:table-cell office:value-type="float" office:value="0.060989990266" calcext:value-type="float">
            <text:p>0.0609899902660</text:p>
          </table:table-cell>
          <table:table-cell office:value-type="float" office:value="-0.00495860165" calcext:value-type="float">
            <text:p>-0.0049586016500</text:p>
          </table:table-cell>
          <table:table-cell table:formula="of:=[.B257]+[.C257]" office:value-type="float" office:value="0.056031388616" calcext:value-type="float">
            <text:p>0.0560313886160</text:p>
          </table:table-cell>
          <table:table-cell table:number-columns-repeated="1020"/>
        </table:table-row>
        <table:table-row table:style-name="ro1">
          <table:table-cell office:value-type="float" office:value="18760101" calcext:value-type="float">
            <text:p>18760101</text:p>
          </table:table-cell>
          <table:table-cell office:value-type="float" office:value="0.0060071255888" calcext:value-type="float">
            <text:p>0.0060071255888</text:p>
          </table:table-cell>
          <table:table-cell office:value-type="float" office:value="-0.0050001288943" calcext:value-type="float">
            <text:p>-0.0050001288943</text:p>
          </table:table-cell>
          <table:table-cell table:formula="of:=[.B258]+[.C258]" office:value-type="float" office:value="0.0010069966945" calcext:value-type="float">
            <text:p>0.0010069966945</text:p>
          </table:table-cell>
          <table:table-cell table:number-columns-repeated="1020"/>
        </table:table-row>
        <table:table-row table:style-name="ro1">
          <table:table-cell office:value-type="float" office:value="18770101" calcext:value-type="float">
            <text:p>18770101</text:p>
          </table:table-cell>
          <table:table-cell office:value-type="float" office:value="-0.0468836093643" calcext:value-type="float">
            <text:p>-0.0468836093643</text:p>
          </table:table-cell>
          <table:table-cell office:value-type="float" office:value="-0.0048711131129" calcext:value-type="float">
            <text:p>-0.0048711131129</text:p>
          </table:table-cell>
          <table:table-cell table:formula="of:=[.B259]+[.C259]" office:value-type="float" office:value="-0.0517547224772" calcext:value-type="float">
            <text:p>-0.0517547224772</text:p>
          </table:table-cell>
          <table:table-cell table:number-columns-repeated="1020"/>
        </table:table-row>
        <table:table-row table:style-name="ro1">
          <table:table-cell office:value-type="float" office:value="18780101" calcext:value-type="float">
            <text:p>18780101</text:p>
          </table:table-cell>
          <table:table-cell office:value-type="float" office:value="-0.0934184145036" calcext:value-type="float">
            <text:p>-0.0934184145036</text:p>
          </table:table-cell>
          <table:table-cell office:value-type="float" office:value="-0.0049120554046" calcext:value-type="float">
            <text:p>-0.0049120554046</text:p>
          </table:table-cell>
          <table:table-cell table:formula="of:=[.B260]+[.C260]" office:value-type="float" office:value="-0.0983304699082" calcext:value-type="float">
            <text:p>-0.0983304699082</text:p>
          </table:table-cell>
          <table:table-cell table:number-columns-repeated="1020"/>
        </table:table-row>
        <table:table-row table:style-name="ro1">
          <table:table-cell office:value-type="float" office:value="18790101" calcext:value-type="float">
            <text:p>18790101</text:p>
          </table:table-cell>
          <table:table-cell office:value-type="float" office:value="-0.1320995123883" calcext:value-type="float">
            <text:p>-0.1320995123883</text:p>
          </table:table-cell>
          <table:table-cell office:value-type="float" office:value="-0.0049532713834" calcext:value-type="float">
            <text:p>-0.0049532713834</text:p>
          </table:table-cell>
          <table:table-cell table:formula="of:=[.B261]+[.C261]" office:value-type="float" office:value="-0.1370527837717" calcext:value-type="float">
            <text:p>-0.1370527837717</text:p>
          </table:table-cell>
          <table:table-cell table:number-columns-repeated="1020"/>
        </table:table-row>
        <table:table-row table:style-name="ro1">
          <table:table-cell office:value-type="float" office:value="18800101" calcext:value-type="float">
            <text:p>18800101</text:p>
          </table:table-cell>
          <table:table-cell office:value-type="float" office:value="-0.1580877978608" calcext:value-type="float">
            <text:p>-0.1580877978608</text:p>
          </table:table-cell>
          <table:table-cell office:value-type="float" office:value="-0.0049947629786" calcext:value-type="float">
            <text:p>-0.0049947629786</text:p>
          </table:table-cell>
          <table:table-cell table:formula="of:=[.B262]+[.C262]" office:value-type="float" office:value="-0.1630825608394" calcext:value-type="float">
            <text:p>-0.1630825608394</text:p>
          </table:table-cell>
          <table:table-cell table:number-columns-repeated="1020"/>
        </table:table-row>
        <table:table-row table:style-name="ro1">
          <table:table-cell office:value-type="float" office:value="18810101" calcext:value-type="float">
            <text:p>18810101</text:p>
          </table:table-cell>
          <table:table-cell office:value-type="float" office:value="-0.1638973775074" calcext:value-type="float">
            <text:p>-0.1638973775074</text:p>
          </table:table-cell>
          <table:table-cell office:value-type="float" office:value="-0.0048658579123" calcext:value-type="float">
            <text:p>-0.0048658579123</text:p>
          </table:table-cell>
          <table:table-cell table:formula="of:=[.B263]+[.C263]" office:value-type="float" office:value="-0.1687632354197" calcext:value-type="float">
            <text:p>-0.1687632354197</text:p>
          </table:table-cell>
          <table:table-cell table:number-columns-repeated="1020"/>
        </table:table-row>
        <table:table-row table:style-name="ro1">
          <table:table-cell office:value-type="float" office:value="18820101" calcext:value-type="float">
            <text:p>18820101</text:p>
          </table:table-cell>
          <table:table-cell office:value-type="float" office:value="-0.1503831419848" calcext:value-type="float">
            <text:p>-0.1503831419848</text:p>
          </table:table-cell>
          <table:table-cell office:value-type="float" office:value="-0.004906765084" calcext:value-type="float">
            <text:p>-0.0049067650840</text:p>
          </table:table-cell>
          <table:table-cell table:formula="of:=[.B264]+[.C264]" office:value-type="float" office:value="-0.1552899070688" calcext:value-type="float">
            <text:p>-0.1552899070688</text:p>
          </table:table-cell>
          <table:table-cell table:number-columns-repeated="1020"/>
        </table:table-row>
        <table:table-row table:style-name="ro1">
          <table:table-cell office:value-type="float" office:value="18830101" calcext:value-type="float">
            <text:p>18830101</text:p>
          </table:table-cell>
          <table:table-cell office:value-type="float" office:value="-0.1224279097448" calcext:value-type="float">
            <text:p>-0.1224279097448</text:p>
          </table:table-cell>
          <table:table-cell office:value-type="float" office:value="-0.0049479456921" calcext:value-type="float">
            <text:p>-0.0049479456921</text:p>
          </table:table-cell>
          <table:table-cell table:formula="of:=[.B265]+[.C265]" office:value-type="float" office:value="-0.1273758554369" calcext:value-type="float">
            <text:p>-0.1273758554369</text:p>
          </table:table-cell>
          <table:table-cell table:number-columns-repeated="1020"/>
        </table:table-row>
        <table:table-row table:style-name="ro1">
          <table:table-cell office:value-type="float" office:value="18840101" calcext:value-type="float">
            <text:p>18840101</text:p>
          </table:table-cell>
          <table:table-cell office:value-type="float" office:value="-0.0810725401844" calcext:value-type="float">
            <text:p>-0.0810725401844</text:p>
          </table:table-cell>
          <table:table-cell office:value-type="float" office:value="-0.0049894016696" calcext:value-type="float">
            <text:p>-0.0049894016696</text:p>
          </table:table-cell>
          <table:table-cell table:formula="of:=[.B266]+[.C266]" office:value-type="float" office:value="-0.086061941854" calcext:value-type="float">
            <text:p>-0.0860619418540</text:p>
          </table:table-cell>
          <table:table-cell table:number-columns-repeated="1020"/>
        </table:table-row>
        <table:table-row table:style-name="ro1">
          <table:table-cell office:value-type="float" office:value="18850101" calcext:value-type="float">
            <text:p>18850101</text:p>
          </table:table-cell>
          <table:table-cell office:value-type="float" office:value="-0.0280818907846" calcext:value-type="float">
            <text:p>-0.0280818907846</text:p>
          </table:table-cell>
          <table:table-cell office:value-type="float" office:value="-0.0048606072181" calcext:value-type="float">
            <text:p>-0.0048606072181</text:p>
          </table:table-cell>
          <table:table-cell table:formula="of:=[.B267]+[.C267]" office:value-type="float" office:value="-0.0329424980027" calcext:value-type="float">
            <text:p>-0.0329424980027</text:p>
          </table:table-cell>
          <table:table-cell table:number-columns-repeated="1020"/>
        </table:table-row>
        <table:table-row table:style-name="ro1">
          <table:table-cell office:value-type="float" office:value="18860101" calcext:value-type="float">
            <text:p>18860101</text:p>
          </table:table-cell>
          <table:table-cell office:value-type="float" office:value="0.0281039887707" calcext:value-type="float">
            <text:p>0.0281039887707</text:p>
          </table:table-cell>
          <table:table-cell office:value-type="float" office:value="-0.0049014793024" calcext:value-type="float">
            <text:p>-0.0049014793024</text:p>
          </table:table-cell>
          <table:table-cell table:formula="of:=[.B268]+[.C268]" office:value-type="float" office:value="0.0232025094683" calcext:value-type="float">
            <text:p>0.0232025094683</text:p>
          </table:table-cell>
          <table:table-cell table:number-columns-repeated="1020"/>
        </table:table-row>
        <table:table-row table:style-name="ro1">
          <table:table-cell office:value-type="float" office:value="18870101" calcext:value-type="float">
            <text:p>18870101</text:p>
          </table:table-cell>
          <table:table-cell office:value-type="float" office:value="0.0777684189343" calcext:value-type="float">
            <text:p>0.0777684189343</text:p>
          </table:table-cell>
          <table:table-cell office:value-type="float" office:value="-0.0049426245718" calcext:value-type="float">
            <text:p>-0.0049426245718</text:p>
          </table:table-cell>
          <table:table-cell table:formula="of:=[.B269]+[.C269]" office:value-type="float" office:value="0.0728257943625" calcext:value-type="float">
            <text:p>0.0728257943625</text:p>
          </table:table-cell>
          <table:table-cell table:number-columns-repeated="1020"/>
        </table:table-row>
        <table:table-row table:style-name="ro1">
          <table:table-cell office:value-type="float" office:value="18880101" calcext:value-type="float">
            <text:p>18880101</text:p>
          </table:table-cell>
          <table:table-cell office:value-type="float" office:value="0.1195569320933" calcext:value-type="float">
            <text:p>0.1195569320933</text:p>
          </table:table-cell>
          <table:table-cell office:value-type="float" office:value="-0.0049840449634" calcext:value-type="float">
            <text:p>-0.0049840449634</text:p>
          </table:table-cell>
          <table:table-cell table:formula="of:=[.B270]+[.C270]" office:value-type="float" office:value="0.1145728871299" calcext:value-type="float">
            <text:p>0.1145728871299</text:p>
          </table:table-cell>
          <table:table-cell table:number-columns-repeated="1020"/>
        </table:table-row>
        <table:table-row table:style-name="ro1">
          <table:table-cell office:value-type="float" office:value="18890101" calcext:value-type="float">
            <text:p>18890101</text:p>
          </table:table-cell>
          <table:table-cell office:value-type="float" office:value="0.1492708236793" calcext:value-type="float">
            <text:p>0.1492708236793</text:p>
          </table:table-cell>
          <table:table-cell office:value-type="float" office:value="-0.0048553610261" calcext:value-type="float">
            <text:p>-0.0048553610261</text:p>
          </table:table-cell>
          <table:table-cell table:formula="of:=[.B271]+[.C271]" office:value-type="float" office:value="0.1444154626532" calcext:value-type="float">
            <text:p>0.1444154626532</text:p>
          </table:table-cell>
          <table:table-cell table:number-columns-repeated="1020"/>
        </table:table-row>
        <table:table-row table:style-name="ro1">
          <table:table-cell office:value-type="float" office:value="18900101" calcext:value-type="float">
            <text:p>18900101</text:p>
          </table:table-cell>
          <table:table-cell office:value-type="float" office:value="0.1612168963592" calcext:value-type="float">
            <text:p>0.1612168963592</text:p>
          </table:table-cell>
          <table:table-cell office:value-type="float" office:value="-0.0048961980556" calcext:value-type="float">
            <text:p>-0.0048961980556</text:p>
          </table:table-cell>
          <table:table-cell table:formula="of:=[.B272]+[.C272]" office:value-type="float" office:value="0.1563206983036" calcext:value-type="float">
            <text:p>0.1563206983036</text:p>
          </table:table-cell>
          <table:table-cell table:number-columns-repeated="1020"/>
        </table:table-row>
        <table:table-row table:style-name="ro1">
          <table:table-cell office:value-type="float" office:value="18910101" calcext:value-type="float">
            <text:p>18910101</text:p>
          </table:table-cell>
          <table:table-cell office:value-type="float" office:value="0.1514958187102" calcext:value-type="float">
            <text:p>0.1514958187102</text:p>
          </table:table-cell>
          <table:table-cell office:value-type="float" office:value="-0.0049373080186" calcext:value-type="float">
            <text:p>-0.0049373080186</text:p>
          </table:table-cell>
          <table:table-cell table:formula="of:=[.B273]+[.C273]" office:value-type="float" office:value="0.1465585106916" calcext:value-type="float">
            <text:p>0.1465585106916</text:p>
          </table:table-cell>
          <table:table-cell table:number-columns-repeated="1020"/>
        </table:table-row>
        <table:table-row table:style-name="ro1">
          <table:table-cell office:value-type="float" office:value="18920101" calcext:value-type="float">
            <text:p>18920101</text:p>
          </table:table-cell>
          <table:table-cell office:value-type="float" office:value="0.1271353077606" calcext:value-type="float">
            <text:p>0.1271353077606</text:p>
          </table:table-cell>
          <table:table-cell office:value-type="float" office:value="-0.0049786928557" calcext:value-type="float">
            <text:p>-0.0049786928557</text:p>
          </table:table-cell>
          <table:table-cell table:formula="of:=[.B274]+[.C274]" office:value-type="float" office:value="0.1221566149049" calcext:value-type="float">
            <text:p>0.1221566149049</text:p>
          </table:table-cell>
          <table:table-cell table:number-columns-repeated="1020"/>
        </table:table-row>
        <table:table-row table:style-name="ro1">
          <table:table-cell office:value-type="float" office:value="18930101" calcext:value-type="float">
            <text:p>18930101</text:p>
          </table:table-cell>
          <table:table-cell office:value-type="float" office:value="0.0898039343757" calcext:value-type="float">
            <text:p>0.0898039343757</text:p>
          </table:table-cell>
          <table:table-cell office:value-type="float" office:value="-0.004850119332" calcext:value-type="float">
            <text:p>-0.0048501193320</text:p>
          </table:table-cell>
          <table:table-cell table:formula="of:=[.B275]+[.C275]" office:value-type="float" office:value="0.0849538150437" calcext:value-type="float">
            <text:p>0.0849538150437</text:p>
          </table:table-cell>
          <table:table-cell table:number-columns-repeated="1020"/>
        </table:table-row>
        <table:table-row table:style-name="ro1">
          <table:table-cell office:value-type="float" office:value="18940101" calcext:value-type="float">
            <text:p>18940101</text:p>
          </table:table-cell>
          <table:table-cell office:value-type="float" office:value="0.0418433886756" calcext:value-type="float">
            <text:p>0.0418433886756</text:p>
          </table:table-cell>
          <table:table-cell office:value-type="float" office:value="-0.0048909213395" calcext:value-type="float">
            <text:p>-0.0048909213395</text:p>
          </table:table-cell>
          <table:table-cell table:formula="of:=[.B276]+[.C276]" office:value-type="float" office:value="0.0369524673361" calcext:value-type="float">
            <text:p>0.0369524673361</text:p>
          </table:table-cell>
          <table:table-cell table:number-columns-repeated="1020"/>
        </table:table-row>
        <table:table-row table:style-name="ro1">
          <table:table-cell office:value-type="float" office:value="18950101" calcext:value-type="float">
            <text:p>18950101</text:p>
          </table:table-cell>
          <table:table-cell office:value-type="float" office:value="-0.0144938632606" calcext:value-type="float">
            <text:p>-0.0144938632606</text:p>
          </table:table-cell>
          <table:table-cell office:value-type="float" office:value="-0.0049319960282" calcext:value-type="float">
            <text:p>-0.0049319960282</text:p>
          </table:table-cell>
          <table:table-cell table:formula="of:=[.B277]+[.C277]" office:value-type="float" office:value="-0.0194258592888" calcext:value-type="float">
            <text:p>-0.0194258592888</text:p>
          </table:table-cell>
          <table:table-cell table:number-columns-repeated="1020"/>
        </table:table-row>
        <table:table-row table:style-name="ro1">
          <table:table-cell office:value-type="float" office:value="18960101" calcext:value-type="float">
            <text:p>18960101</text:p>
          </table:table-cell>
          <table:table-cell office:value-type="float" office:value="-0.066673819077" calcext:value-type="float">
            <text:p>-0.0666738190770</text:p>
          </table:table-cell>
          <table:table-cell office:value-type="float" office:value="-0.0049733453427" calcext:value-type="float">
            <text:p>-0.0049733453427</text:p>
          </table:table-cell>
          <table:table-cell table:formula="of:=[.B278]+[.C278]" office:value-type="float" office:value="-0.0716471644197" calcext:value-type="float">
            <text:p>-0.0716471644197</text:p>
          </table:table-cell>
          <table:table-cell table:number-columns-repeated="1020"/>
        </table:table-row>
        <table:table-row table:style-name="ro1">
          <table:table-cell office:value-type="float" office:value="18970101" calcext:value-type="float">
            <text:p>18970101</text:p>
          </table:table-cell>
          <table:table-cell office:value-type="float" office:value="-0.1102523462105" calcext:value-type="float">
            <text:p>-0.1102523462105</text:p>
          </table:table-cell>
          <table:table-cell office:value-type="float" office:value="-0.0048448821317" calcext:value-type="float">
            <text:p>-0.0048448821317</text:p>
          </table:table-cell>
          <table:table-cell table:formula="of:=[.B279]+[.C279]" office:value-type="float" office:value="-0.1150972283422" calcext:value-type="float">
            <text:p>-0.1150972283422</text:p>
          </table:table-cell>
          <table:table-cell table:number-columns-repeated="1020"/>
        </table:table-row>
        <table:table-row table:style-name="ro1">
          <table:table-cell office:value-type="float" office:value="18980101" calcext:value-type="float">
            <text:p>18980101</text:p>
          </table:table-cell>
          <table:table-cell office:value-type="float" office:value="-0.142426660245" calcext:value-type="float">
            <text:p>-0.1424266602450</text:p>
          </table:table-cell>
          <table:table-cell office:value-type="float" office:value="-0.0048856491499" calcext:value-type="float">
            <text:p>-0.0048856491499</text:p>
          </table:table-cell>
          <table:table-cell table:formula="of:=[.B280]+[.C280]" office:value-type="float" office:value="-0.1473123093949" calcext:value-type="float">
            <text:p>-0.1473123093949</text:p>
          </table:table-cell>
          <table:table-cell table:number-columns-repeated="1020"/>
        </table:table-row>
        <table:table-row table:style-name="ro1">
          <table:table-cell office:value-type="float" office:value="18990101" calcext:value-type="float">
            <text:p>18990101</text:p>
          </table:table-cell>
          <table:table-cell office:value-type="float" office:value="-0.1625316923301" calcext:value-type="float">
            <text:p>-0.1625316923301</text:p>
          </table:table-cell>
          <table:table-cell office:value-type="float" office:value="-0.0049266885966" calcext:value-type="float">
            <text:p>-0.0049266885966</text:p>
          </table:table-cell>
          <table:table-cell table:formula="of:=[.B281]+[.C281]" office:value-type="float" office:value="-0.1674583809267" calcext:value-type="float">
            <text:p>-0.1674583809267</text:p>
          </table:table-cell>
          <table:table-cell table:number-columns-repeated="1020"/>
        </table:table-row>
        <table:table-row table:style-name="ro1">
          <table:table-cell office:value-type="float" office:value="19000101" calcext:value-type="float">
            <text:p>19000101</text:p>
          </table:table-cell>
          <table:table-cell office:value-type="float" office:value="-0.1619343924087" calcext:value-type="float">
            <text:p>-0.1619343924087</text:p>
          </table:table-cell>
          <table:table-cell office:value-type="float" office:value="-0.0049680024203" calcext:value-type="float">
            <text:p>-0.0049680024203</text:p>
          </table:table-cell>
          <table:table-cell table:formula="of:=[.B282]+[.C282]" office:value-type="float" office:value="-0.166902394829" calcext:value-type="float">
            <text:p>-0.1669023948290</text:p>
          </table:table-cell>
          <table:table-cell table:number-columns-repeated="1020"/>
        </table:table-row>
        <table:table-row table:style-name="ro1">
          <table:table-cell office:value-type="float" office:value="19010101" calcext:value-type="float">
            <text:p>19010101</text:p>
          </table:table-cell>
          <table:table-cell office:value-type="float" office:value="-0.1413051118472" calcext:value-type="float">
            <text:p>-0.1413051118472</text:p>
          </table:table-cell>
          <table:table-cell office:value-type="float" office:value="-0.0050095925395" calcext:value-type="float">
            <text:p>-0.0050095925395</text:p>
          </table:table-cell>
          <table:table-cell table:formula="of:=[.B283]+[.C283]" office:value-type="float" office:value="-0.1463147043867" calcext:value-type="float">
            <text:p>-0.1463147043867</text:p>
          </table:table-cell>
          <table:table-cell table:number-columns-repeated="1020"/>
        </table:table-row>
        <table:table-row table:style-name="ro1">
          <table:table-cell office:value-type="float" office:value="19020101" calcext:value-type="float">
            <text:p>19020101</text:p>
          </table:table-cell>
          <table:table-cell office:value-type="float" office:value="-0.106305901733" calcext:value-type="float">
            <text:p>-0.1063059017330</text:p>
          </table:table-cell>
          <table:table-cell office:value-type="float" office:value="-0.0050514608429" calcext:value-type="float">
            <text:p>-0.0050514608429</text:p>
          </table:table-cell>
          <table:table-cell table:formula="of:=[.B284]+[.C284]" office:value-type="float" office:value="-0.1113573625759" calcext:value-type="float">
            <text:p>-0.1113573625759</text:p>
          </table:table-cell>
          <table:table-cell table:number-columns-repeated="1020"/>
        </table:table-row>
        <table:table-row table:style-name="ro1">
          <table:table-cell office:value-type="float" office:value="19030101" calcext:value-type="float">
            <text:p>19030101</text:p>
          </table:table-cell>
          <table:table-cell office:value-type="float" office:value="-0.0615133320467" calcext:value-type="float">
            <text:p>-0.0615133320467</text:p>
          </table:table-cell>
          <table:table-cell office:value-type="float" office:value="-0.005093609189" calcext:value-type="float">
            <text:p>-0.0050936091890</text:p>
          </table:table-cell>
          <table:table-cell table:formula="of:=[.B285]+[.C285]" office:value-type="float" office:value="-0.0666069412357" calcext:value-type="float">
            <text:p>-0.0666069412357</text:p>
          </table:table-cell>
          <table:table-cell table:number-columns-repeated="1020"/>
        </table:table-row>
        <table:table-row table:style-name="ro1">
          <table:table-cell office:value-type="float" office:value="19040101" calcext:value-type="float">
            <text:p>19040101</text:p>
          </table:table-cell>
          <table:table-cell office:value-type="float" office:value="-0.0075360125373" calcext:value-type="float">
            <text:p>-0.0075360125373</text:p>
          </table:table-cell>
          <table:table-cell office:value-type="float" office:value="-0.0051360394059" calcext:value-type="float">
            <text:p>-0.0051360394059</text:p>
          </table:table-cell>
          <table:table-cell table:formula="of:=[.B286]+[.C286]" office:value-type="float" office:value="-0.0126720519432" calcext:value-type="float">
            <text:p>-0.0126720519432</text:p>
          </table:table-cell>
          <table:table-cell table:number-columns-repeated="1020"/>
        </table:table-row>
        <table:table-row table:style-name="ro1">
          <table:table-cell office:value-type="float" office:value="19050101" calcext:value-type="float">
            <text:p>19050101</text:p>
          </table:table-cell>
          <table:table-cell office:value-type="float" office:value="0.0483954450978" calcext:value-type="float">
            <text:p>0.0483954450978</text:p>
          </table:table-cell>
          <table:table-cell office:value-type="float" office:value="-0.0050042184989" calcext:value-type="float">
            <text:p>-0.0050042184989</text:p>
          </table:table-cell>
          <table:table-cell table:formula="of:=[.B287]+[.C287]" office:value-type="float" office:value="0.0433912265989" calcext:value-type="float">
            <text:p>0.0433912265989</text:p>
          </table:table-cell>
          <table:table-cell table:number-columns-repeated="1020"/>
        </table:table-row>
        <table:table-row table:style-name="ro1">
          <table:table-cell office:value-type="float" office:value="19060101" calcext:value-type="float">
            <text:p>19060101</text:p>
          </table:table-cell>
          <table:table-cell office:value-type="float" office:value="0.0965577945689" calcext:value-type="float">
            <text:p>0.0965577945689</text:p>
          </table:table-cell>
          <table:table-cell office:value-type="float" office:value="-0.0050460508562" calcext:value-type="float">
            <text:p>-0.0050460508562</text:p>
          </table:table-cell>
          <table:table-cell table:formula="of:=[.B288]+[.C288]" office:value-type="float" office:value="0.0915117437127" calcext:value-type="float">
            <text:p>0.0915117437127</text:p>
          </table:table-cell>
          <table:table-cell table:number-columns-repeated="1020"/>
        </table:table-row>
        <table:table-row table:style-name="ro1">
          <table:table-cell office:value-type="float" office:value="19070101" calcext:value-type="float">
            <text:p>19070101</text:p>
          </table:table-cell>
          <table:table-cell office:value-type="float" office:value="0.1327290101542" calcext:value-type="float">
            <text:p>0.1327290101542</text:p>
          </table:table-cell>
          <table:table-cell office:value-type="float" office:value="-0.0050881630184" calcext:value-type="float">
            <text:p>-0.0050881630184</text:p>
          </table:table-cell>
          <table:table-cell table:formula="of:=[.B289]+[.C289]" office:value-type="float" office:value="0.1276408471358" calcext:value-type="float">
            <text:p>0.1276408471358</text:p>
          </table:table-cell>
          <table:table-cell table:number-columns-repeated="1020"/>
        </table:table-row>
        <table:table-row table:style-name="ro1">
          <table:table-cell office:value-type="float" office:value="19080101" calcext:value-type="float">
            <text:p>19080101</text:p>
          </table:table-cell>
          <table:table-cell office:value-type="float" office:value="0.1551232145872" calcext:value-type="float">
            <text:p>0.1551232145872</text:p>
          </table:table-cell>
          <table:table-cell office:value-type="float" office:value="-0.0051305568175" calcext:value-type="float">
            <text:p>-0.0051305568175</text:p>
          </table:table-cell>
          <table:table-cell table:formula="of:=[.B290]+[.C290]" office:value-type="float" office:value="0.1499926577697" calcext:value-type="float">
            <text:p>0.1499926577697</text:p>
          </table:table-cell>
          <table:table-cell table:number-columns-repeated="1020"/>
        </table:table-row>
        <table:table-row table:style-name="ro1">
          <table:table-cell office:value-type="float" office:value="19090101" calcext:value-type="float">
            <text:p>19090101</text:p>
          </table:table-cell>
          <table:table-cell office:value-type="float" office:value="0.1603449339219" calcext:value-type="float">
            <text:p>0.1603449339219</text:p>
          </table:table-cell>
          <table:table-cell office:value-type="float" office:value="-0.0049988490722" calcext:value-type="float">
            <text:p>-0.0049988490722</text:p>
          </table:table-cell>
          <table:table-cell table:formula="of:=[.B291]+[.C291]" office:value-type="float" office:value="0.1553460848497" calcext:value-type="float">
            <text:p>0.1553460848497</text:p>
          </table:table-cell>
          <table:table-cell table:number-columns-repeated="1020"/>
        </table:table-row>
        <table:table-row table:style-name="ro1">
          <table:table-cell office:value-type="float" office:value="19100101" calcext:value-type="float">
            <text:p>19100101</text:p>
          </table:table-cell>
          <table:table-cell office:value-type="float" office:value="0.1449018020074" calcext:value-type="float">
            <text:p>0.1449018020074</text:p>
          </table:table-cell>
          <table:table-cell office:value-type="float" office:value="-0.0050406455142" calcext:value-type="float">
            <text:p>-0.0050406455142</text:p>
          </table:table-cell>
          <table:table-cell table:formula="of:=[.B292]+[.C292]" office:value-type="float" office:value="0.1398611564932" calcext:value-type="float">
            <text:p>0.1398611564932</text:p>
          </table:table-cell>
          <table:table-cell table:number-columns-repeated="1020"/>
        </table:table-row>
        <table:table-row table:style-name="ro1">
          <table:table-cell office:value-type="float" office:value="19110101" calcext:value-type="float">
            <text:p>19110101</text:p>
          </table:table-cell>
          <table:table-cell office:value-type="float" office:value="0.114086966535" calcext:value-type="float">
            <text:p>0.1140869665350</text:p>
          </table:table-cell>
          <table:table-cell office:value-type="float" office:value="-0.0050827215229" calcext:value-type="float">
            <text:p>-0.0050827215229</text:p>
          </table:table-cell>
          <table:table-cell table:formula="of:=[.B293]+[.C293]" office:value-type="float" office:value="0.1090042450121" calcext:value-type="float">
            <text:p>0.1090042450121</text:p>
          </table:table-cell>
          <table:table-cell table:number-columns-repeated="1020"/>
        </table:table-row>
        <table:table-row table:style-name="ro1">
          <table:table-cell office:value-type="float" office:value="19120101" calcext:value-type="float">
            <text:p>19120101</text:p>
          </table:table-cell>
          <table:table-cell office:value-type="float" office:value="0.0718172176369" calcext:value-type="float">
            <text:p>0.0718172176369</text:p>
          </table:table-cell>
          <table:table-cell office:value-type="float" office:value="-0.0051250789342" calcext:value-type="float">
            <text:p>-0.0051250789342</text:p>
          </table:table-cell>
          <table:table-cell table:formula="of:=[.B294]+[.C294]" office:value-type="float" office:value="0.0666921387027" calcext:value-type="float">
            <text:p>0.0666921387027</text:p>
          </table:table-cell>
          <table:table-cell table:number-columns-repeated="1020"/>
        </table:table-row>
        <table:table-row table:style-name="ro1">
          <table:table-cell office:value-type="float" office:value="19130101" calcext:value-type="float">
            <text:p>19130101</text:p>
          </table:table-cell>
          <table:table-cell office:value-type="float" office:value="0.0213729786979" calcext:value-type="float">
            <text:p>0.0213729786979</text:p>
          </table:table-cell>
          <table:table-cell office:value-type="float" office:value="-0.0049934842553" calcext:value-type="float">
            <text:p>-0.0049934842553</text:p>
          </table:table-cell>
          <table:table-cell table:formula="of:=[.B295]+[.C295]" office:value-type="float" office:value="0.0163794944426" calcext:value-type="float">
            <text:p>0.0163794944426</text:p>
          </table:table-cell>
          <table:table-cell table:number-columns-repeated="1020"/>
        </table:table-row>
        <table:table-row table:style-name="ro1">
          <table:table-cell office:value-type="float" office:value="19140101" calcext:value-type="float">
            <text:p>19140101</text:p>
          </table:table-cell>
          <table:table-cell office:value-type="float" office:value="-0.0343826232537" calcext:value-type="float">
            <text:p>-0.0343826232537</text:p>
          </table:table-cell>
          <table:table-cell office:value-type="float" office:value="-0.005035244813" calcext:value-type="float">
            <text:p>-0.0050352448130</text:p>
          </table:table-cell>
          <table:table-cell table:formula="of:=[.B296]+[.C296]" office:value-type="float" office:value="-0.0394178680667" calcext:value-type="float">
            <text:p>-0.0394178680667</text:p>
          </table:table-cell>
          <table:table-cell table:number-columns-repeated="1020"/>
        </table:table-row>
        <table:table-row table:style-name="ro1">
          <table:table-cell office:value-type="float" office:value="19150101" calcext:value-type="float">
            <text:p>19150101</text:p>
          </table:table-cell>
          <table:table-cell office:value-type="float" office:value="-0.0847376631028" calcext:value-type="float">
            <text:p>-0.0847376631028</text:p>
          </table:table-cell>
          <table:table-cell office:value-type="float" office:value="-0.0050772846987" calcext:value-type="float">
            <text:p>-0.0050772846987</text:p>
          </table:table-cell>
          <table:table-cell table:formula="of:=[.B297]+[.C297]" office:value-type="float" office:value="-0.0898149478015" calcext:value-type="float">
            <text:p>-0.0898149478015</text:p>
          </table:table-cell>
          <table:table-cell table:number-columns-repeated="1020"/>
        </table:table-row>
        <table:table-row table:style-name="ro1">
          <table:table-cell office:value-type="float" office:value="19160101" calcext:value-type="float">
            <text:p>19160101</text:p>
          </table:table-cell>
          <table:table-cell office:value-type="float" office:value="-0.1246923170738" calcext:value-type="float">
            <text:p>-0.1246923170738</text:p>
          </table:table-cell>
          <table:table-cell office:value-type="float" office:value="-0.0051196057521" calcext:value-type="float">
            <text:p>-0.0051196057521</text:p>
          </table:table-cell>
          <table:table-cell table:formula="of:=[.B298]+[.C298]" office:value-type="float" office:value="-0.1298119228259" calcext:value-type="float">
            <text:p>-0.1298119228259</text:p>
          </table:table-cell>
          <table:table-cell table:number-columns-repeated="1020"/>
        </table:table-row>
        <table:table-row table:style-name="ro1">
          <table:table-cell office:value-type="float" office:value="19170101" calcext:value-type="float">
            <text:p>19170101</text:p>
          </table:table-cell>
          <table:table-cell office:value-type="float" office:value="-0.1511290947259" calcext:value-type="float">
            <text:p>-0.1511290947259</text:p>
          </table:table-cell>
          <table:table-cell office:value-type="float" office:value="-0.0049881240441" calcext:value-type="float">
            <text:p>-0.0049881240441</text:p>
          </table:table-cell>
          <table:table-cell table:formula="of:=[.B299]+[.C299]" office:value-type="float" office:value="-0.15611721877" calcext:value-type="float">
            <text:p>-0.1561172187700</text:p>
          </table:table-cell>
          <table:table-cell table:number-columns-repeated="1020"/>
        </table:table-row>
        <table:table-row table:style-name="ro1">
          <table:table-cell office:value-type="float" office:value="19180101" calcext:value-type="float">
            <text:p>19180101</text:p>
          </table:table-cell>
          <table:table-cell office:value-type="float" office:value="-0.163770039266" calcext:value-type="float">
            <text:p>-0.1637700392660</text:p>
          </table:table-cell>
          <table:table-cell office:value-type="float" office:value="-0.0050298487486" calcext:value-type="float">
            <text:p>-0.0050298487486</text:p>
          </table:table-cell>
          <table:table-cell table:formula="of:=[.B300]+[.C300]" office:value-type="float" office:value="-0.1687998880146" calcext:value-type="float">
            <text:p>-0.1687998880146</text:p>
          </table:table-cell>
          <table:table-cell table:number-columns-repeated="1020"/>
        </table:table-row>
        <table:table-row table:style-name="ro1">
          <table:table-cell office:value-type="float" office:value="19190101" calcext:value-type="float">
            <text:p>19190101</text:p>
          </table:table-cell>
          <table:table-cell office:value-type="float" office:value="-0.1563314126741" calcext:value-type="float">
            <text:p>-0.1563314126741</text:p>
          </table:table-cell>
          <table:table-cell office:value-type="float" office:value="-0.0050718525418" calcext:value-type="float">
            <text:p>-0.0050718525418</text:p>
          </table:table-cell>
          <table:table-cell table:formula="of:=[.B301]+[.C301]" office:value-type="float" office:value="-0.1614032652159" calcext:value-type="float">
            <text:p>-0.1614032652159</text:p>
          </table:table-cell>
          <table:table-cell table:number-columns-repeated="1020"/>
        </table:table-row>
        <table:table-row table:style-name="ro1">
          <table:table-cell office:value-type="float" office:value="19200101" calcext:value-type="float">
            <text:p>19200101</text:p>
          </table:table-cell>
          <table:table-cell office:value-type="float" office:value="-0.1305009666485" calcext:value-type="float">
            <text:p>-0.1305009666485</text:p>
          </table:table-cell>
          <table:table-cell office:value-type="float" office:value="-0.0051141372674" calcext:value-type="float">
            <text:p>-0.0051141372674</text:p>
          </table:table-cell>
          <table:table-cell table:formula="of:=[.B302]+[.C302]" office:value-type="float" office:value="-0.1356151039159" calcext:value-type="float">
            <text:p>-0.1356151039159</text:p>
          </table:table-cell>
          <table:table-cell table:number-columns-repeated="1020"/>
        </table:table-row>
        <table:table-row table:style-name="ro1">
          <table:table-cell office:value-type="float" office:value="19210101" calcext:value-type="float">
            <text:p>19210101</text:p>
          </table:table-cell>
          <table:table-cell office:value-type="float" office:value="-0.0891851514733" calcext:value-type="float">
            <text:p>-0.0891851514733</text:p>
          </table:table-cell>
          <table:table-cell office:value-type="float" office:value="-0.0049827684347" calcext:value-type="float">
            <text:p>-0.0049827684347</text:p>
          </table:table-cell>
          <table:table-cell table:formula="of:=[.B303]+[.C303]" office:value-type="float" office:value="-0.094167919908" calcext:value-type="float">
            <text:p>-0.0941679199080</text:p>
          </table:table-cell>
          <table:table-cell table:number-columns-repeated="1020"/>
        </table:table-row>
        <table:table-row table:style-name="ro1">
          <table:table-cell office:value-type="float" office:value="19220101" calcext:value-type="float">
            <text:p>19220101</text:p>
          </table:table-cell>
          <table:table-cell office:value-type="float" office:value="-0.0407345459691" calcext:value-type="float">
            <text:p>-0.0407345459691</text:p>
          </table:table-cell>
          <table:table-cell office:value-type="float" office:value="-0.005024457317" calcext:value-type="float">
            <text:p>-0.0050244573170</text:p>
          </table:table-cell>
          <table:table-cell table:formula="of:=[.B304]+[.C304]" office:value-type="float" office:value="-0.0457590032861" calcext:value-type="float">
            <text:p>-0.0457590032861</text:p>
          </table:table-cell>
          <table:table-cell table:number-columns-repeated="1020"/>
        </table:table-row>
        <table:table-row table:style-name="ro1">
          <table:table-cell office:value-type="float" office:value="19230101" calcext:value-type="float">
            <text:p>19230101</text:p>
          </table:table-cell>
          <table:table-cell office:value-type="float" office:value="0.0139733013923" calcext:value-type="float">
            <text:p>0.0139733013923</text:p>
          </table:table-cell>
          <table:table-cell office:value-type="float" office:value="-0.0050664250483" calcext:value-type="float">
            <text:p>-0.0050664250483</text:p>
          </table:table-cell>
          <table:table-cell table:formula="of:=[.B305]+[.C305]" office:value-type="float" office:value="0.008906876344" calcext:value-type="float">
            <text:p>0.0089068763440</text:p>
          </table:table-cell>
          <table:table-cell table:number-columns-repeated="1020"/>
        </table:table-row>
        <table:table-row table:style-name="ro1">
          <table:table-cell office:value-type="float" office:value="19240101" calcext:value-type="float">
            <text:p>19240101</text:p>
          </table:table-cell>
          <table:table-cell office:value-type="float" office:value="0.0670212215049" calcext:value-type="float">
            <text:p>0.0670212215049</text:p>
          </table:table-cell>
          <table:table-cell office:value-type="float" office:value="-0.0051086734762" calcext:value-type="float">
            <text:p>-0.0051086734762</text:p>
          </table:table-cell>
          <table:table-cell table:formula="of:=[.B306]+[.C306]" office:value-type="float" office:value="0.0619125480287" calcext:value-type="float">
            <text:p>0.0619125480287</text:p>
          </table:table-cell>
          <table:table-cell table:number-columns-repeated="1020"/>
        </table:table-row>
        <table:table-row table:style-name="ro1">
          <table:table-cell office:value-type="float" office:value="19250101" calcext:value-type="float">
            <text:p>19250101</text:p>
          </table:table-cell>
          <table:table-cell office:value-type="float" office:value="0.1129295559814" calcext:value-type="float">
            <text:p>0.1129295559814</text:p>
          </table:table-cell>
          <table:table-cell office:value-type="float" office:value="-0.0049774174229" calcext:value-type="float">
            <text:p>-0.0049774174229</text:p>
          </table:table-cell>
          <table:table-cell table:formula="of:=[.B307]+[.C307]" office:value-type="float" office:value="0.1079521385585" calcext:value-type="float">
            <text:p>0.1079521385585</text:p>
          </table:table-cell>
          <table:table-cell table:number-columns-repeated="1020"/>
        </table:table-row>
        <table:table-row table:style-name="ro1">
          <table:table-cell office:value-type="float" office:value="19260101" calcext:value-type="float">
            <text:p>19260101</text:p>
          </table:table-cell>
          <table:table-cell office:value-type="float" office:value="0.1434121977601" calcext:value-type="float">
            <text:p>0.1434121977601</text:p>
          </table:table-cell>
          <table:table-cell office:value-type="float" office:value="-0.0050190705143" calcext:value-type="float">
            <text:p>-0.0050190705143</text:p>
          </table:table-cell>
          <table:table-cell table:formula="of:=[.B308]+[.C308]" office:value-type="float" office:value="0.1383931272458" calcext:value-type="float">
            <text:p>0.1383931272458</text:p>
          </table:table-cell>
          <table:table-cell table:number-columns-repeated="1020"/>
        </table:table-row>
        <table:table-row table:style-name="ro1">
          <table:table-cell office:value-type="float" office:value="19270101" calcext:value-type="float">
            <text:p>19270101</text:p>
          </table:table-cell>
          <table:table-cell office:value-type="float" office:value="0.1589564956395" calcext:value-type="float">
            <text:p>0.1589564956395</text:p>
          </table:table-cell>
          <table:table-cell office:value-type="float" office:value="-0.0050610022144" calcext:value-type="float">
            <text:p>-0.0050610022144</text:p>
          </table:table-cell>
          <table:table-cell table:formula="of:=[.B309]+[.C309]" office:value-type="float" office:value="0.1538954934251" calcext:value-type="float">
            <text:p>0.1538954934251</text:p>
          </table:table-cell>
          <table:table-cell table:number-columns-repeated="1020"/>
        </table:table-row>
        <table:table-row table:style-name="ro1">
          <table:table-cell office:value-type="float" office:value="19280101" calcext:value-type="float">
            <text:p>19280101</text:p>
          </table:table-cell>
          <table:table-cell office:value-type="float" office:value="0.1557980630013" calcext:value-type="float">
            <text:p>0.1557980630013</text:p>
          </table:table-cell>
          <table:table-cell office:value-type="float" office:value="-0.0051032143747" calcext:value-type="float">
            <text:p>-0.0051032143747</text:p>
          </table:table-cell>
          <table:table-cell table:formula="of:=[.B310]+[.C310]" office:value-type="float" office:value="0.1506948486266" calcext:value-type="float">
            <text:p>0.1506948486266</text:p>
          </table:table-cell>
          <table:table-cell table:number-columns-repeated="1020"/>
        </table:table-row>
        <table:table-row table:style-name="ro1">
          <table:table-cell office:value-type="float" office:value="19290101" calcext:value-type="float">
            <text:p>19290101</text:p>
          </table:table-cell>
          <table:table-cell office:value-type="float" office:value="0.1352740317104" calcext:value-type="float">
            <text:p>0.1352740317104</text:p>
          </table:table-cell>
          <table:table-cell office:value-type="float" office:value="-0.0049720710048" calcext:value-type="float">
            <text:p>-0.0049720710048</text:p>
          </table:table-cell>
          <table:table-cell table:formula="of:=[.B311]+[.C311]" office:value-type="float" office:value="0.1303019607056" calcext:value-type="float">
            <text:p>0.1303019607056</text:p>
          </table:table-cell>
          <table:table-cell table:number-columns-repeated="1020"/>
        </table:table-row>
        <table:table-row table:style-name="ro1">
          <table:table-cell office:value-type="float" office:value="19300101" calcext:value-type="float">
            <text:p>19300101</text:p>
          </table:table-cell>
          <table:table-cell office:value-type="float" office:value="0.0986198207094" calcext:value-type="float">
            <text:p>0.0986198207094</text:p>
          </table:table-cell>
          <table:table-cell office:value-type="float" office:value="-0.0050136883365" calcext:value-type="float">
            <text:p>-0.0050136883365</text:p>
          </table:table-cell>
          <table:table-cell table:formula="of:=[.B312]+[.C312]" office:value-type="float" office:value="0.0936061323729" calcext:value-type="float">
            <text:p>0.0936061323729</text:p>
          </table:table-cell>
          <table:table-cell table:number-columns-repeated="1020"/>
        </table:table-row>
        <table:table-row table:style-name="ro1">
          <table:table-cell office:value-type="float" office:value="19310101" calcext:value-type="float">
            <text:p>19310101</text:p>
          </table:table-cell>
          <table:table-cell office:value-type="float" office:value="0.0524485022849" calcext:value-type="float">
            <text:p>0.0524485022849</text:p>
          </table:table-cell>
          <table:table-cell office:value-type="float" office:value="-0.0050555840361" calcext:value-type="float">
            <text:p>-0.0050555840361</text:p>
          </table:table-cell>
          <table:table-cell table:formula="of:=[.B313]+[.C313]" office:value-type="float" office:value="0.0473929182488" calcext:value-type="float">
            <text:p>0.0473929182488</text:p>
          </table:table-cell>
          <table:table-cell table:number-columns-repeated="1020"/>
        </table:table-row>
        <table:table-row table:style-name="ro1">
          <table:table-cell office:value-type="float" office:value="19320101" calcext:value-type="float">
            <text:p>19320101</text:p>
          </table:table-cell>
          <table:table-cell office:value-type="float" office:value="-0.0005825508925" calcext:value-type="float">
            <text:p>-0.0005825508925</text:p>
          </table:table-cell>
          <table:table-cell office:value-type="float" office:value="-0.0050977599591" calcext:value-type="float">
            <text:p>-0.0050977599591</text:p>
          </table:table-cell>
          <table:table-cell table:formula="of:=[.B314]+[.C314]" office:value-type="float" office:value="-0.0056803108516" calcext:value-type="float">
            <text:p>-0.0056803108516</text:p>
          </table:table-cell>
          <table:table-cell table:number-columns-repeated="1020"/>
        </table:table-row>
        <table:table-row table:style-name="ro1">
          <table:table-cell office:value-type="float" office:value="19330101" calcext:value-type="float">
            <text:p>19330101</text:p>
          </table:table-cell>
          <table:table-cell office:value-type="float" office:value="-0.0539483634006" calcext:value-type="float">
            <text:p>-0.0539483634006</text:p>
          </table:table-cell>
          <table:table-cell office:value-type="float" office:value="-0.0049667291763" calcext:value-type="float">
            <text:p>-0.0049667291763</text:p>
          </table:table-cell>
          <table:table-cell table:formula="of:=[.B315]+[.C315]" office:value-type="float" office:value="-0.0589150925769" calcext:value-type="float">
            <text:p>-0.0589150925769</text:p>
          </table:table-cell>
          <table:table-cell table:number-columns-repeated="1020"/>
        </table:table-row>
        <table:table-row table:style-name="ro1">
          <table:table-cell office:value-type="float" office:value="19340101" calcext:value-type="float">
            <text:p>19340101</text:p>
          </table:table-cell>
          <table:table-cell office:value-type="float" office:value="-0.101924535692" calcext:value-type="float">
            <text:p>-0.1019245356920</text:p>
          </table:table-cell>
          <table:table-cell office:value-type="float" office:value="-0.0050083107795" calcext:value-type="float">
            <text:p>-0.0050083107795</text:p>
          </table:table-cell>
          <table:table-cell table:formula="of:=[.B316]+[.C316]" office:value-type="float" office:value="-0.1069328464715" calcext:value-type="float">
            <text:p>-0.1069328464715</text:p>
          </table:table-cell>
          <table:table-cell table:number-columns-repeated="1020"/>
        </table:table-row>
        <table:table-row table:style-name="ro1">
          <table:table-cell office:value-type="float" office:value="19350101" calcext:value-type="float">
            <text:p>19350101</text:p>
          </table:table-cell>
          <table:table-cell office:value-type="float" office:value="-0.1376070807506" calcext:value-type="float">
            <text:p>-0.1376070807506</text:p>
          </table:table-cell>
          <table:table-cell office:value-type="float" office:value="-0.0050501705095" calcext:value-type="float">
            <text:p>-0.0050501705095</text:p>
          </table:table-cell>
          <table:table-cell table:formula="of:=[.B317]+[.C317]" office:value-type="float" office:value="-0.1426572512601" calcext:value-type="float">
            <text:p>-0.1426572512601</text:p>
          </table:table-cell>
          <table:table-cell table:number-columns-repeated="1020"/>
        </table:table-row>
        <table:table-row table:style-name="ro1">
          <table:table-cell office:value-type="float" office:value="19360101" calcext:value-type="float">
            <text:p>19360101</text:p>
          </table:table-cell>
          <table:table-cell office:value-type="float" office:value="-0.158433826355" calcext:value-type="float">
            <text:p>-0.1584338263550</text:p>
          </table:table-cell>
          <table:table-cell office:value-type="float" office:value="-0.0050923102254" calcext:value-type="float">
            <text:p>-0.0050923102254</text:p>
          </table:table-cell>
          <table:table-cell table:formula="of:=[.B318]+[.C318]" office:value-type="float" office:value="-0.1635261365804" calcext:value-type="float">
            <text:p>-0.1635261365804</text:p>
          </table:table-cell>
          <table:table-cell table:number-columns-repeated="1020"/>
        </table:table-row>
        <table:table-row table:style-name="ro1">
          <table:table-cell office:value-type="float" office:value="19370101" calcext:value-type="float">
            <text:p>19370101</text:p>
          </table:table-cell>
          <table:table-cell office:value-type="float" office:value="-0.1621928346989" calcext:value-type="float">
            <text:p>-0.1621928346989</text:p>
          </table:table-cell>
          <table:table-cell office:value-type="float" office:value="-0.0049613919332" calcext:value-type="float">
            <text:p>-0.0049613919332</text:p>
          </table:table-cell>
          <table:table-cell table:formula="of:=[.B319]+[.C319]" office:value-type="float" office:value="-0.1671542266321" calcext:value-type="float">
            <text:p>-0.1671542266321</text:p>
          </table:table-cell>
          <table:table-cell table:number-columns-repeated="1020"/>
        </table:table-row>
        <table:table-row table:style-name="ro1">
          <table:table-cell office:value-type="float" office:value="19380101" calcext:value-type="float">
            <text:p>19380101</text:p>
          </table:table-cell>
          <table:table-cell office:value-type="float" office:value="-0.1482427580189" calcext:value-type="float">
            <text:p>-0.1482427580189</text:p>
          </table:table-cell>
          <table:table-cell office:value-type="float" office:value="-0.0050029378394" calcext:value-type="float">
            <text:p>-0.0050029378394</text:p>
          </table:table-cell>
          <table:table-cell table:formula="of:=[.B320]+[.C320]" office:value-type="float" office:value="-0.1532456958583" calcext:value-type="float">
            <text:p>-0.1532456958583</text:p>
          </table:table-cell>
          <table:table-cell table:number-columns-repeated="1020"/>
        </table:table-row>
        <table:table-row table:style-name="ro1">
          <table:table-cell office:value-type="float" office:value="19390101" calcext:value-type="float">
            <text:p>19390101</text:p>
          </table:table-cell>
          <table:table-cell office:value-type="float" office:value="-0.1171561222003" calcext:value-type="float">
            <text:p>-0.1171561222003</text:p>
          </table:table-cell>
          <table:table-cell office:value-type="float" office:value="-0.0050447616306" calcext:value-type="float">
            <text:p>-0.0050447616306</text:p>
          </table:table-cell>
          <table:table-cell table:formula="of:=[.B321]+[.C321]" office:value-type="float" office:value="-0.1222008838309" calcext:value-type="float">
            <text:p>-0.1222008838309</text:p>
          </table:table-cell>
          <table:table-cell table:number-columns-repeated="1020"/>
        </table:table-row>
        <table:table-row table:style-name="ro1">
          <table:table-cell office:value-type="float" office:value="19400101" calcext:value-type="float">
            <text:p>19400101</text:p>
          </table:table-cell>
          <table:table-cell office:value-type="float" office:value="-0.0717603245004" calcext:value-type="float">
            <text:p>-0.0717603245004</text:p>
          </table:table-cell>
          <table:table-cell office:value-type="float" office:value="-0.0050868651699" calcext:value-type="float">
            <text:p>-0.0050868651699</text:p>
          </table:table-cell>
          <table:table-cell table:formula="of:=[.B322]+[.C322]" office:value-type="float" office:value="-0.0768471896703" calcext:value-type="float">
            <text:p>-0.0768471896703</text:p>
          </table:table-cell>
          <table:table-cell table:number-columns-repeated="1020"/>
        </table:table-row>
        <table:table-row table:style-name="ro1">
          <table:table-cell office:value-type="float" office:value="19410101" calcext:value-type="float">
            <text:p>19410101</text:p>
          </table:table-cell>
          <table:table-cell office:value-type="float" office:value="-0.0190207789227" calcext:value-type="float">
            <text:p>-0.0190207789227</text:p>
          </table:table-cell>
          <table:table-cell office:value-type="float" office:value="-0.0049560592716" calcext:value-type="float">
            <text:p>-0.0049560592716</text:p>
          </table:table-cell>
          <table:table-cell table:formula="of:=[.B323]+[.C323]" office:value-type="float" office:value="-0.0239768381943" calcext:value-type="float">
            <text:p>-0.0239768381943</text:p>
          </table:table-cell>
          <table:table-cell table:number-columns-repeated="1020"/>
        </table:table-row>
        <table:table-row table:style-name="ro1">
          <table:table-cell office:value-type="float" office:value="19420101" calcext:value-type="float">
            <text:p>19420101</text:p>
          </table:table-cell>
          <table:table-cell office:value-type="float" office:value="0.0354932950958" calcext:value-type="float">
            <text:p>0.0354932950958</text:p>
          </table:table-cell>
          <table:table-cell office:value-type="float" office:value="-0.0049975695122" calcext:value-type="float">
            <text:p>-0.0049975695122</text:p>
          </table:table-cell>
          <table:table-cell table:formula="of:=[.B324]+[.C324]" office:value-type="float" office:value="0.0304957255836" calcext:value-type="float">
            <text:p>0.0304957255836</text:p>
          </table:table-cell>
          <table:table-cell table:number-columns-repeated="1020"/>
        </table:table-row>
        <table:table-row table:style-name="ro1">
          <table:table-cell office:value-type="float" office:value="19430101" calcext:value-type="float">
            <text:p>19430101</text:p>
          </table:table-cell>
          <table:table-cell office:value-type="float" office:value="0.08497908229" calcext:value-type="float">
            <text:p>0.0849790822900</text:p>
          </table:table-cell>
          <table:table-cell office:value-type="float" office:value="-0.0050393573954" calcext:value-type="float">
            <text:p>-0.0050393573954</text:p>
          </table:table-cell>
          <table:table-cell table:formula="of:=[.B325]+[.C325]" office:value-type="float" office:value="0.0799397248946" calcext:value-type="float">
            <text:p>0.0799397248946</text:p>
          </table:table-cell>
          <table:table-cell table:number-columns-repeated="1020"/>
        </table:table-row>
        <table:table-row table:style-name="ro1">
          <table:table-cell office:value-type="float" office:value="19440101" calcext:value-type="float">
            <text:p>19440101</text:p>
          </table:table-cell>
          <table:table-cell office:value-type="float" office:value="0.1260892853928" calcext:value-type="float">
            <text:p>0.1260892853928</text:p>
          </table:table-cell>
          <table:table-cell office:value-type="float" office:value="-0.0050814247885" calcext:value-type="float">
            <text:p>-0.0050814247885</text:p>
          </table:table-cell>
          <table:table-cell table:formula="of:=[.B326]+[.C326]" office:value-type="float" office:value="0.1210078606043" calcext:value-type="float">
            <text:p>0.1210078606043</text:p>
          </table:table-cell>
          <table:table-cell table:number-columns-repeated="1020"/>
        </table:table-row>
        <table:table-row table:style-name="ro1">
          <table:table-cell office:value-type="float" office:value="19450101" calcext:value-type="float">
            <text:p>19450101</text:p>
          </table:table-cell>
          <table:table-cell office:value-type="float" office:value="0.151798423914" calcext:value-type="float">
            <text:p>0.1517984239140</text:p>
          </table:table-cell>
          <table:table-cell office:value-type="float" office:value="-0.0049507311873" calcext:value-type="float">
            <text:p>-0.0049507311873</text:p>
          </table:table-cell>
          <table:table-cell table:formula="of:=[.B327]+[.C327]" office:value-type="float" office:value="0.1468476927267" calcext:value-type="float">
            <text:p>0.1468476927267</text:p>
          </table:table-cell>
          <table:table-cell table:number-columns-repeated="1020"/>
        </table:table-row>
        <table:table-row table:style-name="ro1">
          <table:table-cell office:value-type="float" office:value="19460101" calcext:value-type="float">
            <text:p>19460101</text:p>
          </table:table-cell>
          <table:table-cell office:value-type="float" office:value="0.1603735835162" calcext:value-type="float">
            <text:p>0.1603735835162</text:p>
          </table:table-cell>
          <table:table-cell office:value-type="float" office:value="-0.0049922057938" calcext:value-type="float">
            <text:p>-0.0049922057938</text:p>
          </table:table-cell>
          <table:table-cell table:formula="of:=[.B328]+[.C328]" office:value-type="float" office:value="0.1553813777224" calcext:value-type="float">
            <text:p>0.1553813777224</text:p>
          </table:table-cell>
          <table:table-cell table:number-columns-repeated="1020"/>
        </table:table-row>
        <table:table-row table:style-name="ro1">
          <table:table-cell office:value-type="float" office:value="19470101" calcext:value-type="float">
            <text:p>19470101</text:p>
          </table:table-cell>
          <table:table-cell office:value-type="float" office:value="0.1490457244152" calcext:value-type="float">
            <text:p>0.1490457244152</text:p>
          </table:table-cell>
          <table:table-cell office:value-type="float" office:value="-0.0050339578002" calcext:value-type="float">
            <text:p>-0.0050339578002</text:p>
          </table:table-cell>
          <table:table-cell table:formula="of:=[.B329]+[.C329]" office:value-type="float" office:value="0.144011766615" calcext:value-type="float">
            <text:p>0.1440117666150</text:p>
          </table:table-cell>
          <table:table-cell table:number-columns-repeated="1020"/>
        </table:table-row>
        <table:table-row table:style-name="ro1">
          <table:table-cell office:value-type="float" office:value="19480101" calcext:value-type="float">
            <text:p>19480101</text:p>
          </table:table-cell>
          <table:table-cell office:value-type="float" office:value="0.1224535599326" calcext:value-type="float">
            <text:p>0.1224535599326</text:p>
          </table:table-cell>
          <table:table-cell office:value-type="float" office:value="-0.0050759890775" calcext:value-type="float">
            <text:p>-0.0050759890775</text:p>
          </table:table-cell>
          <table:table-cell table:formula="of:=[.B330]+[.C330]" office:value-type="float" office:value="0.1173775708551" calcext:value-type="float">
            <text:p>0.1173775708551</text:p>
          </table:table-cell>
          <table:table-cell table:number-columns-repeated="1020"/>
        </table:table-row>
        <table:table-row table:style-name="ro1">
          <table:table-cell office:value-type="float" office:value="19490101" calcext:value-type="float">
            <text:p>19490101</text:p>
          </table:table-cell>
          <table:table-cell office:value-type="float" office:value="0.0815470692768" calcext:value-type="float">
            <text:p>0.0815470692768</text:p>
          </table:table-cell>
          <table:table-cell office:value-type="float" office:value="-0.0049454076763" calcext:value-type="float">
            <text:p>-0.0049454076763</text:p>
          </table:table-cell>
          <table:table-cell table:formula="of:=[.B331]+[.C331]" office:value-type="float" office:value="0.0766016616005" calcext:value-type="float">
            <text:p>0.0766016616005</text:p>
          </table:table-cell>
          <table:table-cell table:number-columns-repeated="1020"/>
        </table:table-row>
        <table:table-row table:style-name="ro1">
          <table:table-cell office:value-type="float" office:value="19500101" calcext:value-type="float">
            <text:p>19500101</text:p>
          </table:table-cell>
          <table:table-cell office:value-type="float" office:value="0.0324931016708" calcext:value-type="float">
            <text:p>0.0324931016708</text:p>
          </table:table-cell>
          <table:table-cell office:value-type="float" office:value="-0.0049868466802" calcext:value-type="float">
            <text:p>-0.0049868466802</text:p>
          </table:table-cell>
          <table:table-cell table:formula="of:=[.B332]+[.C332]" office:value-type="float" office:value="0.0275062549906" calcext:value-type="float">
            <text:p>0.0275062549906</text:p>
          </table:table-cell>
          <table:table-cell table:number-columns-repeated="1020"/>
        </table:table-row>
        <table:table-row table:style-name="ro1">
          <table:table-cell office:value-type="float" office:value="19510101" calcext:value-type="float">
            <text:p>19510101</text:p>
          </table:table-cell>
          <table:table-cell office:value-type="float" office:value="-0.0221594892154" calcext:value-type="float">
            <text:p>-0.0221594892154</text:p>
          </table:table-cell>
          <table:table-cell office:value-type="float" office:value="-0.0050285628407" calcext:value-type="float">
            <text:p>-0.0050285628407</text:p>
          </table:table-cell>
          <table:table-cell table:formula="of:=[.B333]+[.C333]" office:value-type="float" office:value="-0.0271880520561" calcext:value-type="float">
            <text:p>-0.0271880520561</text:p>
          </table:table-cell>
          <table:table-cell table:number-columns-repeated="1020"/>
        </table:table-row>
        <table:table-row table:style-name="ro1">
          <table:table-cell office:value-type="float" office:value="19520101" calcext:value-type="float">
            <text:p>19520101</text:p>
          </table:table-cell>
          <table:table-cell office:value-type="float" office:value="-0.0735285213408" calcext:value-type="float">
            <text:p>-0.0735285213408</text:p>
          </table:table-cell>
          <table:table-cell office:value-type="float" office:value="-0.0050705580328" calcext:value-type="float">
            <text:p>-0.0050705580328</text:p>
          </table:table-cell>
          <table:table-cell table:formula="of:=[.B334]+[.C334]" office:value-type="float" office:value="-0.0785990793736" calcext:value-type="float">
            <text:p>-0.0785990793736</text:p>
          </table:table-cell>
          <table:table-cell table:number-columns-repeated="1020"/>
        </table:table-row>
        <table:table-row table:style-name="ro1">
          <table:table-cell office:value-type="float" office:value="19530101" calcext:value-type="float">
            <text:p>19530101</text:p>
          </table:table-cell>
          <table:table-cell office:value-type="float" office:value="-0.1175225183688" calcext:value-type="float">
            <text:p>-0.1175225183688</text:p>
          </table:table-cell>
          <table:table-cell office:value-type="float" office:value="-0.0049400887344" calcext:value-type="float">
            <text:p>-0.0049400887344</text:p>
          </table:table-cell>
          <table:table-cell table:formula="of:=[.B335]+[.C335]" office:value-type="float" office:value="-0.1224626071032" calcext:value-type="float">
            <text:p>-0.1224626071032</text:p>
          </table:table-cell>
          <table:table-cell table:number-columns-repeated="1020"/>
        </table:table-row>
        <table:table-row table:style-name="ro1">
          <table:table-cell office:value-type="float" office:value="19540101" calcext:value-type="float">
            <text:p>19540101</text:p>
          </table:table-cell>
          <table:table-cell office:value-type="float" office:value="-0.1476543319303" calcext:value-type="float">
            <text:p>-0.1476543319303</text:p>
          </table:table-cell>
          <table:table-cell office:value-type="float" office:value="-0.0049814921674" calcext:value-type="float">
            <text:p>-0.0049814921674</text:p>
          </table:table-cell>
          <table:table-cell table:formula="of:=[.B336]+[.C336]" office:value-type="float" office:value="-0.1526358240977" calcext:value-type="float">
            <text:p>-0.1526358240977</text:p>
          </table:table-cell>
          <table:table-cell table:number-columns-repeated="1020"/>
        </table:table-row>
        <table:table-row table:style-name="ro1">
          <table:table-cell office:value-type="float" office:value="19550101" calcext:value-type="float">
            <text:p>19550101</text:p>
          </table:table-cell>
          <table:table-cell office:value-type="float" office:value="-0.1628127270452" calcext:value-type="float">
            <text:p>-0.1628127270452</text:p>
          </table:table-cell>
          <table:table-cell office:value-type="float" office:value="-0.0050231725132" calcext:value-type="float">
            <text:p>-0.0050231725132</text:p>
          </table:table-cell>
          <table:table-cell table:formula="of:=[.B337]+[.C337]" office:value-type="float" office:value="-0.1678358995584" calcext:value-type="float">
            <text:p>-0.1678358995584</text:p>
          </table:table-cell>
          <table:table-cell table:number-columns-repeated="1020"/>
        </table:table-row>
        <table:table-row table:style-name="ro1">
          <table:table-cell office:value-type="float" office:value="19560101" calcext:value-type="float">
            <text:p>19560101</text:p>
          </table:table-cell>
          <table:table-cell office:value-type="float" office:value="-0.1588614853326" calcext:value-type="float">
            <text:p>-0.1588614853326</text:p>
          </table:table-cell>
          <table:table-cell office:value-type="float" office:value="-0.0050651316507" calcext:value-type="float">
            <text:p>-0.0050651316507</text:p>
          </table:table-cell>
          <table:table-cell table:formula="of:=[.B338]+[.C338]" office:value-type="float" office:value="-0.1639266169833" calcext:value-type="float">
            <text:p>-0.1639266169833</text:p>
          </table:table-cell>
          <table:table-cell table:number-columns-repeated="1020"/>
        </table:table-row>
        <table:table-row table:style-name="ro1">
          <table:table-cell office:value-type="float" office:value="19570101" calcext:value-type="float">
            <text:p>19570101</text:p>
          </table:table-cell>
          <table:table-cell office:value-type="float" office:value="-0.1377618984386" calcext:value-type="float">
            <text:p>-0.1377618984386</text:p>
          </table:table-cell>
          <table:table-cell office:value-type="float" office:value="-0.0049347743575" calcext:value-type="float">
            <text:p>-0.0049347743575</text:p>
          </table:table-cell>
          <table:table-cell table:formula="of:=[.B339]+[.C339]" office:value-type="float" office:value="-0.1426966727961" calcext:value-type="float">
            <text:p>-0.1426966727961</text:p>
          </table:table-cell>
          <table:table-cell table:number-columns-repeated="1020"/>
        </table:table-row>
        <table:table-row table:style-name="ro1">
          <table:table-cell office:value-type="float" office:value="19580101" calcext:value-type="float">
            <text:p>19580101</text:p>
          </table:table-cell>
          <table:table-cell office:value-type="float" office:value="-0.1009049616082" calcext:value-type="float">
            <text:p>-0.1009049616082</text:p>
          </table:table-cell>
          <table:table-cell office:value-type="float" office:value="-0.0049761422513" calcext:value-type="float">
            <text:p>-0.0049761422513</text:p>
          </table:table-cell>
          <table:table-cell table:formula="of:=[.B340]+[.C340]" office:value-type="float" office:value="-0.1058811038595" calcext:value-type="float">
            <text:p>-0.1058811038595</text:p>
          </table:table-cell>
          <table:table-cell table:number-columns-repeated="1020"/>
        </table:table-row>
        <table:table-row table:style-name="ro1">
          <table:table-cell office:value-type="float" office:value="19590101" calcext:value-type="float">
            <text:p>19590101</text:p>
          </table:table-cell>
          <table:table-cell office:value-type="float" office:value="-0.0529372939694" calcext:value-type="float">
            <text:p>-0.0529372939694</text:p>
          </table:table-cell>
          <table:table-cell office:value-type="float" office:value="-0.0050177868136" calcext:value-type="float">
            <text:p>-0.0050177868136</text:p>
          </table:table-cell>
          <table:table-cell table:formula="of:=[.B341]+[.C341]" office:value-type="float" office:value="-0.057955080783" calcext:value-type="float">
            <text:p>-0.0579550807830</text:p>
          </table:table-cell>
          <table:table-cell table:number-columns-repeated="1020"/>
        </table:table-row>
        <table:table-row table:style-name="ro1">
          <table:table-cell office:value-type="float" office:value="19600101" calcext:value-type="float">
            <text:p>19600101</text:p>
          </table:table-cell>
          <table:table-cell office:value-type="float" office:value="0.0022768240518" calcext:value-type="float">
            <text:p>0.0022768240518</text:p>
          </table:table-cell>
          <table:table-cell office:value-type="float" office:value="-0.0050597099272" calcext:value-type="float">
            <text:p>-0.0050597099272</text:p>
          </table:table-cell>
          <table:table-cell table:formula="of:=[.B342]+[.C342]" office:value-type="float" office:value="-0.0027828858754" calcext:value-type="float">
            <text:p>-0.0027828858754</text:p>
          </table:table-cell>
          <table:table-cell table:number-columns-repeated="1020"/>
        </table:table-row>
        <table:table-row table:style-name="ro1">
          <table:table-cell office:value-type="float" office:value="19610101" calcext:value-type="float">
            <text:p>19610101</text:p>
          </table:table-cell>
          <table:table-cell office:value-type="float" office:value="0.0561514007691" calcext:value-type="float">
            <text:p>0.0561514007691</text:p>
          </table:table-cell>
          <table:table-cell office:value-type="float" office:value="-0.0049294645415" calcext:value-type="float">
            <text:p>-0.0049294645415</text:p>
          </table:table-cell>
          <table:table-cell table:formula="of:=[.B343]+[.C343]" office:value-type="float" office:value="0.0512219362276" calcext:value-type="float">
            <text:p>0.0512219362276</text:p>
          </table:table-cell>
          <table:table-cell table:number-columns-repeated="1020"/>
        </table:table-row>
        <table:table-row table:style-name="ro1">
          <table:table-cell office:value-type="float" office:value="19620101" calcext:value-type="float">
            <text:p>19620101</text:p>
          </table:table-cell>
          <table:table-cell office:value-type="float" office:value="0.1023699681344" calcext:value-type="float">
            <text:p>0.1023699681344</text:p>
          </table:table-cell>
          <table:table-cell office:value-type="float" office:value="-0.0049707969278" calcext:value-type="float">
            <text:p>-0.0049707969278</text:p>
          </table:table-cell>
          <table:table-cell table:formula="of:=[.B344]+[.C344]" office:value-type="float" office:value="0.0973991712066" calcext:value-type="float">
            <text:p>0.0973991712066</text:p>
          </table:table-cell>
          <table:table-cell table:number-columns-repeated="1020"/>
        </table:table-row>
        <table:table-row table:style-name="ro1">
          <table:table-cell office:value-type="float" office:value="19630101" calcext:value-type="float">
            <text:p>19630101</text:p>
          </table:table-cell>
          <table:table-cell office:value-type="float" office:value="0.1370680602109" calcext:value-type="float">
            <text:p>0.1370680602109</text:p>
          </table:table-cell>
          <table:table-cell office:value-type="float" office:value="-0.0050124057379" calcext:value-type="float">
            <text:p>-0.0050124057379</text:p>
          </table:table-cell>
          <table:table-cell table:formula="of:=[.B345]+[.C345]" office:value-type="float" office:value="0.132055654473" calcext:value-type="float">
            <text:p>0.1320556544730</text:p>
          </table:table-cell>
          <table:table-cell table:number-columns-repeated="1020"/>
        </table:table-row>
        <table:table-row table:style-name="ro1">
          <table:table-cell office:value-type="float" office:value="19640101" calcext:value-type="float">
            <text:p>19640101</text:p>
          </table:table-cell>
          <table:table-cell office:value-type="float" office:value="0.1573881012067" calcext:value-type="float">
            <text:p>0.1573881012067</text:p>
          </table:table-cell>
          <table:table-cell office:value-type="float" office:value="-0.0050542928584" calcext:value-type="float">
            <text:p>-0.0050542928584</text:p>
          </table:table-cell>
          <table:table-cell table:formula="of:=[.B346]+[.C346]" office:value-type="float" office:value="0.1523338083483" calcext:value-type="float">
            <text:p>0.1523338083483</text:p>
          </table:table-cell>
          <table:table-cell table:number-columns-repeated="1020"/>
        </table:table-row>
        <table:table-row table:style-name="ro1">
          <table:table-cell office:value-type="float" office:value="19650101" calcext:value-type="float">
            <text:p>19650101</text:p>
          </table:table-cell>
          <table:table-cell office:value-type="float" office:value="0.1588467146923" calcext:value-type="float">
            <text:p>0.1588467146923</text:p>
          </table:table-cell>
          <table:table-cell office:value-type="float" office:value="-0.0049241592824" calcext:value-type="float">
            <text:p>-0.0049241592824</text:p>
          </table:table-cell>
          <table:table-cell table:formula="of:=[.B347]+[.C347]" office:value-type="float" office:value="0.1539225554099" calcext:value-type="float">
            <text:p>0.1539225554099</text:p>
          </table:table-cell>
          <table:table-cell table:number-columns-repeated="1020"/>
        </table:table-row>
        <table:table-row table:style-name="ro1">
          <table:table-cell office:value-type="float" office:value="19660101" calcext:value-type="float">
            <text:p>19660101</text:p>
          </table:table-cell>
          <table:table-cell office:value-type="float" office:value="0.1406629633707" calcext:value-type="float">
            <text:p>0.1406629633707</text:p>
          </table:table-cell>
          <table:table-cell office:value-type="float" office:value="-0.0049654561929" calcext:value-type="float">
            <text:p>-0.0049654561929</text:p>
          </table:table-cell>
          <table:table-cell table:formula="of:=[.B348]+[.C348]" office:value-type="float" office:value="0.1356975071778" calcext:value-type="float">
            <text:p>0.1356975071778</text:p>
          </table:table-cell>
          <table:table-cell table:number-columns-repeated="1020"/>
        </table:table-row>
        <table:table-row table:style-name="ro1">
          <table:table-cell office:value-type="float" office:value="19670101" calcext:value-type="float">
            <text:p>19670101</text:p>
          </table:table-cell>
          <table:table-cell office:value-type="float" office:value="0.1072952850058" calcext:value-type="float">
            <text:p>0.1072952850058</text:p>
          </table:table-cell>
          <table:table-cell office:value-type="float" office:value="-0.0050070292821" calcext:value-type="float">
            <text:p>-0.0050070292821</text:p>
          </table:table-cell>
          <table:table-cell table:formula="of:=[.B349]+[.C349]" office:value-type="float" office:value="0.1022882557237" calcext:value-type="float">
            <text:p>0.1022882557237</text:p>
          </table:table-cell>
          <table:table-cell table:number-columns-repeated="1020"/>
        </table:table-row>
        <table:table-row table:style-name="ro1">
          <table:table-cell office:value-type="float" office:value="19680101" calcext:value-type="float">
            <text:p>19680101</text:p>
          </table:table-cell>
          <table:table-cell office:value-type="float" office:value="0.0634138122496" calcext:value-type="float">
            <text:p>0.0634138122496</text:p>
          </table:table-cell>
          <table:table-cell office:value-type="float" office:value="-0.0050488804402" calcext:value-type="float">
            <text:p>-0.0050488804402</text:p>
          </table:table-cell>
          <table:table-cell table:formula="of:=[.B350]+[.C350]" office:value-type="float" office:value="0.0583649318094" calcext:value-type="float">
            <text:p>0.0583649318094</text:p>
          </table:table-cell>
          <table:table-cell table:number-columns-repeated="1020"/>
        </table:table-row>
        <table:table-row table:style-name="ro1">
          <table:table-cell office:value-type="float" office:value="19690101" calcext:value-type="float">
            <text:p>19690101</text:p>
          </table:table-cell>
          <table:table-cell office:value-type="float" office:value="0.0120300967973" calcext:value-type="float">
            <text:p>0.0120300967973</text:p>
          </table:table-cell>
          <table:table-cell office:value-type="float" office:value="-0.0049188585758" calcext:value-type="float">
            <text:p>-0.0049188585758</text:p>
          </table:table-cell>
          <table:table-cell table:formula="of:=[.B351]+[.C351]" office:value-type="float" office:value="0.0071112382215" calcext:value-type="float">
            <text:p>0.0071112382215</text:p>
          </table:table-cell>
          <table:table-cell table:number-columns-repeated="1020"/>
        </table:table-row>
        <table:table-row table:style-name="ro1">
          <table:table-cell office:value-type="float" office:value="19700101" calcext:value-type="float">
            <text:p>19700101</text:p>
          </table:table-cell>
          <table:table-cell office:value-type="float" office:value="-0.042678378451" calcext:value-type="float">
            <text:p>-0.0426783784510</text:p>
          </table:table-cell>
          <table:table-cell office:value-type="float" office:value="-0.0049601200426" calcext:value-type="float">
            <text:p>-0.0049601200426</text:p>
          </table:table-cell>
          <table:table-cell table:formula="of:=[.B352]+[.C352]" office:value-type="float" office:value="-0.0476384984936" calcext:value-type="float">
            <text:p>-0.0476384984936</text:p>
          </table:table-cell>
          <table:table-cell table:number-columns-repeated="1020"/>
        </table:table-row>
        <table:table-row table:style-name="ro1">
          <table:table-cell office:value-type="float" office:value="19710101" calcext:value-type="float">
            <text:p>19710101</text:p>
          </table:table-cell>
          <table:table-cell office:value-type="float" office:value="-0.0924114197206" calcext:value-type="float">
            <text:p>-0.0924114197206</text:p>
          </table:table-cell>
          <table:table-cell office:value-type="float" office:value="-0.0050016574422" calcext:value-type="float">
            <text:p>-0.0050016574422</text:p>
          </table:table-cell>
          <table:table-cell table:formula="of:=[.B353]+[.C353]" office:value-type="float" office:value="-0.0974130771628" calcext:value-type="float">
            <text:p>-0.0974130771628</text:p>
          </table:table-cell>
          <table:table-cell table:number-columns-repeated="1020"/>
        </table:table-row>
        <table:table-row table:style-name="ro1">
          <table:table-cell office:value-type="float" office:value="19720101" calcext:value-type="float">
            <text:p>19720101</text:p>
          </table:table-cell>
          <table:table-cell office:value-type="float" office:value="-0.130730194635" calcext:value-type="float">
            <text:p>-0.1307301946350</text:p>
          </table:table-cell>
          <table:table-cell office:value-type="float" office:value="-0.0050434726689" calcext:value-type="float">
            <text:p>-0.0050434726689</text:p>
          </table:table-cell>
          <table:table-cell table:formula="of:=[.B354]+[.C354]" office:value-type="float" office:value="-0.1357736673039" calcext:value-type="float">
            <text:p>-0.1357736673039</text:p>
          </table:table-cell>
          <table:table-cell table:number-columns-repeated="1020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3" loext:min-decimal-places="13" number:min-integer-digits="1"/>
    </number:number-style>
    <number:number-style style:name="N112" number:title="User-defined">
      <number:number number:decimal-places="18" loext:min-decimal-places="18" number:min-integer-digits="1"/>
    </number:number-style>
    <number:number-style style:name="N113" number:title="User-defined">
      <number:number number:decimal-places="20" loext:min-decimal-places="20" number:min-integer-digits="1"/>
    </number:number-style>
    <number:number-style style:name="N114">
      <number:number number:decimal-places="17" loext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-00-0000</text:date>, <text:time style:data-style-name="N2" text:time-value="09:20:35.094231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5T09:22:58.904686070</dc:date>
    <meta:editing-duration>PT25M19S</meta:editing-duration>
    <meta:editing-cycles>8</meta:editing-cycles>
    <meta:generator>LibreOffice/6.2.6.2$Linux_X86_64 LibreOffice_project/684e730861356e74889dfe6dbddd3562aae2e6ad</meta:generator>
    <meta:document-statistic meta:table-count="1" meta:cell-count="1418" meta:object-count="0"/>
  </office:meta>
</office:document-meta>
</file>